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dc2300"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dc23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464">
            <text:p>464</text:p>
          </table:table-cell>
          <table:table-cell table:formula="of:=ABS([.I1]-[.H1])/[.H1]" office:value-type="float" office:value="0.457309941520468">
            <text:p>0.4573099415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629">
            <text:p>629</text:p>
          </table:table-cell>
          <table:table-cell table:formula="of:=ABS([.I2]-[.H2])/[.H2]" office:value-type="float" office:value="0.308030803080308">
            <text:p>0.3080308031</text:p>
          </table:table-cell>
          <table:table-cell/>
          <table:table-cell table:style-name="ce4" office:value-type="string">
            <text:p>sat</text:p>
          </table:table-cell>
          <table:table-cell table:style-name="ce4" office:value-type="string">
            <text:p>relerror</text:p>
          </table:table-cell>
          <table:table-cell table:style-name="ce4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593">
            <text:p>593</text:p>
          </table:table-cell>
          <table:table-cell table:formula="of:=ABS([.I3]-[.H3])/[.H3]" office:value-type="float" office:value="0.33668903803132">
            <text:p>0.336689038</text:p>
          </table:table-cell>
          <table:table-cell/>
          <table:table-cell table:style-name="ce5" table:formula="of:=[.$F101]" office:value-type="float" office:value="0">
            <text:p>0</text:p>
          </table:table-cell>
          <table:table-cell table:style-name="ce5" table:formula="of:=[.J101]" office:value-type="float" office:value="0.33273244213288">
            <text:p>0.3327324421</text:p>
          </table:table-cell>
          <table:table-cell table:formula="of:=[.$F22]" office:value-type="float" office:value="0">
            <text:p>0</text:p>
          </table:table-cell>
          <table:table-cell table:formula="of:=[.$J22]" office:value-type="float" office:value="0.414119855321643">
            <text:p>0.4141198553</text:p>
          </table:table-cell>
          <table:table-cell table:formula="of:=[.$F44]" office:value-type="float" office:value="0">
            <text:p>0</text:p>
          </table:table-cell>
          <table:table-cell table:formula="of:=[.$J44]" office:value-type="float" office:value="0.341588426727844">
            <text:p>0.3415884267</text:p>
          </table:table-cell>
          <table:table-cell table:formula="of:=[.$F66]" office:value-type="float" office:value="0">
            <text:p>0</text:p>
          </table:table-cell>
          <table:table-cell table:formula="of:=[.$J66]" office:value-type="float" office:value="0.277382813090087">
            <text:p>0.2773828131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297838673391945">
            <text:p>0.2978386734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148104728251333">
            <text:p>0.1481047283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21633439404285">
            <text:p>0.216334394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471">
            <text:p>471</text:p>
          </table:table-cell>
          <table:table-cell table:formula="of:=ABS([.I4]-[.H4])/[.H4]" office:value-type="float" office:value="0.456120092378753">
            <text:p>0.4561200924</text:p>
          </table:table-cell>
          <table:table-cell/>
          <table:table-cell table:style-name="ce5" table:formula="of:=[.$F202]" office:value-type="float" office:value="0.142857142857143">
            <text:p>0.1428571429</text:p>
          </table:table-cell>
          <table:table-cell table:style-name="ce5" table:formula="of:=[.J202]" office:value-type="float" office:value="0.308452237737706">
            <text:p>0.3084522377</text:p>
          </table:table-cell>
          <table:table-cell table:formula="of:=[.$F123]" office:value-type="float" office:value="0.571428571428571">
            <text:p>0.5714285714</text:p>
          </table:table-cell>
          <table:table-cell table:formula="of:=[.$J123]" office:value-type="float" office:value="0.368181659815375">
            <text:p>0.3681816598</text:p>
          </table:table-cell>
          <table:table-cell table:formula="of:=[.$F145]" office:value-type="float" office:value="0">
            <text:p>0</text:p>
          </table:table-cell>
          <table:table-cell table:formula="of:=[.$J145]" office:value-type="float" office:value="0.231177206483117">
            <text:p>0.2311772065</text:p>
          </table:table-cell>
          <table:table-cell table:formula="of:=[.$F167]" office:value-type="float" office:value="0">
            <text:p>0</text:p>
          </table:table-cell>
          <table:table-cell table:formula="of:=[.$J167]" office:value-type="float" office:value="0.180450403694776">
            <text:p>0.1804504037</text:p>
          </table:table-cell>
          <table:table-cell table:formula="of:=[.$F189]" office:value-type="float" office:value="0">
            <text:p>0</text:p>
          </table:table-cell>
          <table:table-cell table:formula="of:=[.$J189]" office:value-type="float" office:value="0.453999680957557">
            <text:p>0.453999681</text:p>
          </table:table-cell>
          <table:table-cell table:formula="of:=[.$F195]" office:value-type="float" office:value="0">
            <text:p>0</text:p>
          </table:table-cell>
          <table:table-cell table:formula="of:=[.$J195]" office:value-type="float" office:value="0.220798060345601">
            <text:p>0.2207980603</text:p>
          </table:table-cell>
          <table:table-cell table:formula="of:=[.$F201]" office:value-type="float" office:value="0">
            <text:p>0</text:p>
          </table:table-cell>
          <table:table-cell table:formula="of:=[.$J201]" office:value-type="float" office:value="0.310633917002314">
            <text:p>0.310633917</text:p>
          </table:table-cell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629">
            <text:p>629</text:p>
          </table:table-cell>
          <table:table-cell table:formula="of:=ABS([.I5]-[.H5])/[.H5]" office:value-type="float" office:value="0.409389671361502">
            <text:p>0.4093896714</text:p>
          </table:table-cell>
          <table:table-cell/>
          <table:table-cell table:style-name="ce5" table:formula="of:=[.$F303]" office:value-type="float" office:value="0.273809523809524">
            <text:p>0.2738095238</text:p>
          </table:table-cell>
          <table:table-cell table:style-name="ce5" table:formula="of:=[.J303]" office:value-type="float" office:value="0.314002954068388">
            <text:p>0.3140029541</text:p>
          </table:table-cell>
          <table:table-cell table:formula="of:=[.$F224]" office:value-type="float" office:value="1">
            <text:p>1</text:p>
          </table:table-cell>
          <table:table-cell table:formula="of:=[.$J224]" office:value-type="float" office:value="0.367445586164001">
            <text:p>0.3674455862</text:p>
          </table:table-cell>
          <table:table-cell table:formula="of:=[.$F246]" office:value-type="float" office:value="0.0952380952380952">
            <text:p>0.0952380952</text:p>
          </table:table-cell>
          <table:table-cell table:formula="of:=[.$J246]" office:value-type="float" office:value="0.162995095999517">
            <text:p>0.162995096</text:p>
          </table:table-cell>
          <table:table-cell table:formula="of:=[.$F268]" office:value-type="float" office:value="0">
            <text:p>0</text:p>
          </table:table-cell>
          <table:table-cell table:formula="of:=[.$J268]" office:value-type="float" office:value="0.0805708916171459">
            <text:p>0.0805708916</text:p>
          </table:table-cell>
          <table:table-cell table:formula="of:=[.$F290]" office:value-type="float" office:value="0">
            <text:p>0</text:p>
          </table:table-cell>
          <table:table-cell table:formula="of:=[.$J290]" office:value-type="float" office:value="0.645000242492889">
            <text:p>0.6450002425</text:p>
          </table:table-cell>
          <table:table-cell table:formula="of:=[.$F296]" office:value-type="float" office:value="0">
            <text:p>0</text:p>
          </table:table-cell>
          <table:table-cell table:formula="of:=[.$J296]" office:value-type="float" office:value="0.440734932980961">
            <text:p>0.440734933</text:p>
          </table:table-cell>
          <table:table-cell table:formula="of:=[.$F302]" office:value-type="float" office:value="0">
            <text:p>0</text:p>
          </table:table-cell>
          <table:table-cell table:formula="of:=[.$J302]" office:value-type="float" office:value="0.375364252416446">
            <text:p>0.3753642524</text:p>
          </table:table-cell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520">
            <text:p>520</text:p>
          </table:table-cell>
          <table:table-cell table:formula="of:=ABS([.I6]-[.H6])/[.H6]" office:value-type="float" office:value="0.464469618949537">
            <text:p>0.4644696189</text:p>
          </table:table-cell>
          <table:table-cell/>
          <table:table-cell table:style-name="ce5" table:formula="of:=[.$F404]" office:value-type="float" office:value="0.392857142857143">
            <text:p>0.3928571429</text:p>
          </table:table-cell>
          <table:table-cell table:style-name="ce5" table:formula="of:=[.J404]" office:value-type="float" office:value="0.353176917915839">
            <text:p>0.3531769179</text:p>
          </table:table-cell>
          <table:table-cell table:formula="of:=[.$F325]" office:value-type="float" office:value="1">
            <text:p>1</text:p>
          </table:table-cell>
          <table:table-cell table:formula="of:=[.$J325]" office:value-type="float" office:value="0.296656712309111">
            <text:p>0.2966567123</text:p>
          </table:table-cell>
          <table:table-cell table:formula="of:=[.$F347]" office:value-type="float" office:value="0.571428571428571">
            <text:p>0.5714285714</text:p>
          </table:table-cell>
          <table:table-cell table:formula="of:=[.$J347]" office:value-type="float" office:value="0.260279570812271">
            <text:p>0.2602795708</text:p>
          </table:table-cell>
          <table:table-cell table:formula="of:=[.$F369]" office:value-type="float" office:value="0">
            <text:p>0</text:p>
          </table:table-cell>
          <table:table-cell table:formula="of:=[.$J369]" office:value-type="float" office:value="0.120785082498564">
            <text:p>0.1207850825</text:p>
          </table:table-cell>
          <table:table-cell table:formula="of:=[.$F391]" office:value-type="float" office:value="0">
            <text:p>0</text:p>
          </table:table-cell>
          <table:table-cell table:formula="of:=[.$J391]" office:value-type="float" office:value="0.734986306043412">
            <text:p>0.734986306</text:p>
          </table:table-cell>
          <table:table-cell table:formula="of:=[.$F397]" office:value-type="float" office:value="0">
            <text:p>0</text:p>
          </table:table-cell>
          <table:table-cell table:formula="of:=[.$J397]" office:value-type="float" office:value="0.77243108567944">
            <text:p>0.7724310857</text:p>
          </table:table-cell>
          <table:table-cell table:formula="of:=[.$F403]" office:value-type="float" office:value="0">
            <text:p>0</text:p>
          </table:table-cell>
          <table:table-cell table:formula="of:=[.$J403]" office:value-type="float" office:value="0.52023239246009">
            <text:p>0.5202323925</text:p>
          </table:table-cell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584">
            <text:p>584</text:p>
          </table:table-cell>
          <table:table-cell table:formula="of:=ABS([.I7]-[.H7])/[.H7]" office:value-type="float" office:value="0.343820224719101">
            <text:p>0.3438202247</text:p>
          </table:table-cell>
          <table:table-cell/>
          <table:table-cell table:style-name="ce5" table:formula="of:=[.$F505]" office:value-type="float" office:value="0.380952380952381">
            <text:p>0.380952381</text:p>
          </table:table-cell>
          <table:table-cell table:style-name="ce5" table:formula="of:=[.J505]" office:value-type="float" office:value="0.346307419172217">
            <text:p>0.3463074192</text:p>
          </table:table-cell>
          <table:table-cell table:formula="of:=[.$F426]" office:value-type="float" office:value="1">
            <text:p>1</text:p>
          </table:table-cell>
          <table:table-cell table:formula="of:=[.$J426]" office:value-type="float" office:value="0.218870834764691">
            <text:p>0.2188708348</text:p>
          </table:table-cell>
          <table:table-cell table:formula="of:=[.$F448]" office:value-type="float" office:value="0.428571428571429">
            <text:p>0.4285714286</text:p>
          </table:table-cell>
          <table:table-cell table:formula="of:=[.$J448]" office:value-type="float" office:value="0.179762533129303">
            <text:p>0.1797625331</text:p>
          </table:table-cell>
          <table:table-cell table:formula="of:=[.$F470]" office:value-type="float" office:value="0.0952380952380952">
            <text:p>0.0952380952</text:p>
          </table:table-cell>
          <table:table-cell table:formula="of:=[.$J470]" office:value-type="float" office:value="0.180635909922774">
            <text:p>0.1806359099</text:p>
          </table:table-cell>
          <table:table-cell table:formula="of:=[.$F492]" office:value-type="float" office:value="0">
            <text:p>0</text:p>
          </table:table-cell>
          <table:table-cell table:formula="of:=[.$J492]" office:value-type="float" office:value="0.8059603988721">
            <text:p>0.8059603989</text:p>
          </table:table-cell>
          <table:table-cell table:formula="of:=[.$F498]" office:value-type="float" office:value="0">
            <text:p>0</text:p>
          </table:table-cell>
          <table:table-cell table:formula="of:=[.$J498]" office:value-type="float" office:value="0.57829859848785">
            <text:p>0.5782985985</text:p>
          </table:table-cell>
          <table:table-cell table:formula="of:=[.$F504]" office:value-type="float" office:value="0">
            <text:p>0</text:p>
          </table:table-cell>
          <table:table-cell table:formula="of:=[.$J504]" office:value-type="float" office:value="0.388362728495006">
            <text:p>0.3883627285</text:p>
          </table:table-cell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646">
            <text:p>646</text:p>
          </table:table-cell>
          <table:table-cell table:formula="of:=ABS([.I8]-[.H8])/[.H8]" office:value-type="float" office:value="0.367906066536203">
            <text:p>0.3679060665</text:p>
          </table:table-cell>
          <table:table-cell/>
          <table:table-cell table:style-name="ce5" table:formula="of:=[.$F606]" office:value-type="float" office:value="0.452380952380952">
            <text:p>0.4523809524</text:p>
          </table:table-cell>
          <table:table-cell table:style-name="ce5" table:formula="of:=[.J606]" office:value-type="float" office:value="0.367457226013342">
            <text:p>0.367457226</text:p>
          </table:table-cell>
          <table:table-cell table:formula="of:=[.$F527]" office:value-type="float" office:value="1">
            <text:p>1</text:p>
          </table:table-cell>
          <table:table-cell table:formula="of:=[.$J527]" office:value-type="float" office:value="0.186106801249144">
            <text:p>0.1861068012</text:p>
          </table:table-cell>
          <table:table-cell table:formula="of:=[.$F549]" office:value-type="float" office:value="0.666666666666667">
            <text:p>0.6666666667</text:p>
          </table:table-cell>
          <table:table-cell table:formula="of:=[.$J549]" office:value-type="float" office:value="0.21389304887309">
            <text:p>0.2138930489</text:p>
          </table:table-cell>
          <table:table-cell table:formula="of:=[.$F571]" office:value-type="float" office:value="0.142857142857143">
            <text:p>0.1428571429</text:p>
          </table:table-cell>
          <table:table-cell table:formula="of:=[.$J571]" office:value-type="float" office:value="0.21461223014404">
            <text:p>0.2146122301</text:p>
          </table:table-cell>
          <table:table-cell table:formula="of:=[.$F593]" office:value-type="float" office:value="0">
            <text:p>0</text:p>
          </table:table-cell>
          <table:table-cell table:formula="of:=[.$J593]" office:value-type="float" office:value="0.855216823787094">
            <text:p>0.8552168238</text:p>
          </table:table-cell>
          <table:table-cell table:formula="of:=[.$F599]" office:value-type="float" office:value="0">
            <text:p>0</text:p>
          </table:table-cell>
          <table:table-cell table:formula="of:=[.$J599]" office:value-type="float" office:value="0.771360765846216">
            <text:p>0.7713607658</text:p>
          </table:table-cell>
          <table:table-cell table:formula="of:=[.$F605]" office:value-type="float" office:value="0">
            <text:p>0</text:p>
          </table:table-cell>
          <table:table-cell table:formula="of:=[.$J605]" office:value-type="float" office:value="0.554417781301077">
            <text:p>0.5544177813</text:p>
          </table:table-cell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541">
            <text:p>541</text:p>
          </table:table-cell>
          <table:table-cell table:formula="of:=ABS([.I9]-[.H9])/[.H9]" office:value-type="float" office:value="0.371660859465737">
            <text:p>0.3716608595</text:p>
          </table:table-cell>
          <table:table-cell/>
          <table:table-cell table:style-name="ce5" table:formula="of:=[.$F707]" office:value-type="float" office:value="0.547619047619048">
            <text:p>0.5476190476</text:p>
          </table:table-cell>
          <table:table-cell table:style-name="ce5" table:formula="of:=[.J707]" office:value-type="float" office:value="0.386294114655632">
            <text:p>0.3862941147</text:p>
          </table:table-cell>
          <table:table-cell table:formula="of:=[.$F628]" office:value-type="float" office:value="1">
            <text:p>1</text:p>
          </table:table-cell>
          <table:table-cell table:formula="of:=[.$J628]" office:value-type="float" office:value="0.147607803229348">
            <text:p>0.1476078032</text:p>
          </table:table-cell>
          <table:table-cell table:formula="of:=[.$F650]" office:value-type="float" office:value="0.857142857142857">
            <text:p>0.8571428571</text:p>
          </table:table-cell>
          <table:table-cell table:formula="of:=[.$J650]" office:value-type="float" office:value="0.214347134100397">
            <text:p>0.2143471341</text:p>
          </table:table-cell>
          <table:table-cell table:formula="of:=[.$F672]" office:value-type="float" office:value="0.333333333333333">
            <text:p>0.3333333333</text:p>
          </table:table-cell>
          <table:table-cell table:formula="of:=[.$J672]" office:value-type="float" office:value="0.251198317422525">
            <text:p>0.2511983174</text:p>
          </table:table-cell>
          <table:table-cell table:formula="of:=[.$F694]" office:value-type="float" office:value="0">
            <text:p>0</text:p>
          </table:table-cell>
          <table:table-cell table:formula="of:=[.$J694]" office:value-type="float" office:value="0.932023203870258">
            <text:p>0.9320232039</text:p>
          </table:table-cell>
          <table:table-cell table:formula="of:=[.$F700]" office:value-type="float" office:value="0">
            <text:p>0</text:p>
          </table:table-cell>
          <table:table-cell table:formula="of:=[.$J700]" office:value-type="float" office:value="0.830987749110755">
            <text:p>0.8309877491</text:p>
          </table:table-cell>
          <table:table-cell table:formula="of:=[.$F706]" office:value-type="float" office:value="0">
            <text:p>0</text:p>
          </table:table-cell>
          <table:table-cell table:formula="of:=[.$J706]" office:value-type="float" office:value="0.623869610646789">
            <text:p>0.6238696106</text:p>
          </table:table-cell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425">
            <text:p>425</text:p>
          </table:table-cell>
          <table:table-cell table:formula="of:=ABS([.I10]-[.H10])/[.H10]" office:value-type="float" office:value="0.541531823085221">
            <text:p>0.5415318231</text:p>
          </table:table-cell>
          <table:table-cell/>
          <table:table-cell table:style-name="ce5" table:formula="of:=[.$F808]" office:value-type="float" office:value="0.738095238095238">
            <text:p>0.7380952381</text:p>
          </table:table-cell>
          <table:table-cell table:style-name="ce5" table:formula="of:=[.J808]" office:value-type="float" office:value="0.303623726655551">
            <text:p>0.3036237267</text:p>
          </table:table-cell>
          <table:table-cell table:formula="of:=[.$F729]" office:value-type="float" office:value="1">
            <text:p>1</text:p>
          </table:table-cell>
          <table:table-cell table:formula="of:=[.$J729]" office:value-type="float" office:value="0.0444002969922647">
            <text:p>0.044400297</text:p>
          </table:table-cell>
          <table:table-cell table:formula="of:=[.$F751]" office:value-type="float" office:value="1">
            <text:p>1</text:p>
          </table:table-cell>
          <table:table-cell table:formula="of:=[.$J751]" office:value-type="float" office:value="0.0813769865801226">
            <text:p>0.0813769866</text:p>
          </table:table-cell>
          <table:table-cell table:formula="of:=[.$F773]" office:value-type="float" office:value="0.80952380952381">
            <text:p>0.8095238095</text:p>
          </table:table-cell>
          <table:table-cell table:formula="of:=[.$J773]" office:value-type="float" office:value="0.142034147110905">
            <text:p>0.1420341471</text:p>
          </table:table-cell>
          <table:table-cell table:formula="of:=[.$F795]" office:value-type="float" office:value="0.142857142857143">
            <text:p>0.1428571429</text:p>
          </table:table-cell>
          <table:table-cell table:formula="of:=[.$J795]" office:value-type="float" office:value="0.946683475938913">
            <text:p>0.9466834759</text:p>
          </table:table-cell>
          <table:table-cell table:formula="of:=[.$F801]" office:value-type="float" office:value="0">
            <text:p>0</text:p>
          </table:table-cell>
          <table:table-cell table:formula="of:=[.$J801]" office:value-type="float" office:value="0.886678553423333">
            <text:p>0.8866785534</text:p>
          </table:table-cell>
          <table:table-cell table:formula="of:=[.$F807]" office:value-type="float" office:value="0">
            <text:p>0</text:p>
          </table:table-cell>
          <table:table-cell table:formula="of:=[.$J807]" office:value-type="float" office:value="0.657532901586191">
            <text:p>0.6575329016</text:p>
          </table:table-cell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433">
            <text:p>433</text:p>
          </table:table-cell>
          <table:table-cell table:formula="of:=ABS([.I11]-[.H11])/[.H11]" office:value-type="float" office:value="0.529347826086956">
            <text:p>0.52934782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553">
            <text:p>553</text:p>
          </table:table-cell>
          <table:table-cell table:formula="of:=ABS([.I12]-[.H12])/[.H12]" office:value-type="float" office:value="0.484141791044776">
            <text:p>0.4841417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351">
            <text:p>351</text:p>
          </table:table-cell>
          <table:table-cell table:formula="of:=ABS([.I13]-[.H13])/[.H13]" office:value-type="float" office:value="0.63013698630137">
            <text:p>0.6301369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629">
            <text:p>629</text:p>
          </table:table-cell>
          <table:table-cell table:formula="of:=ABS([.I14]-[.H14])/[.H14]" office:value-type="float" office:value="0.317787418655098">
            <text:p>0.31778741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356">
            <text:p>356</text:p>
          </table:table-cell>
          <table:table-cell table:formula="of:=ABS([.I15]-[.H15])/[.H15]" office:value-type="float" office:value="0.566382460414129">
            <text:p>0.56638246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721">
            <text:p>721</text:p>
          </table:table-cell>
          <table:table-cell table:formula="of:=ABS([.I16]-[.H16])/[.H16]" office:value-type="float" office:value="0.264285714285714">
            <text:p>0.26428571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398">
            <text:p>398</text:p>
          </table:table-cell>
          <table:table-cell table:formula="of:=ABS([.I17]-[.H17])/[.H17]" office:value-type="float" office:value="0.609037328094303">
            <text:p>0.60903732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754">
            <text:p>754</text:p>
          </table:table-cell>
          <table:table-cell table:formula="of:=ABS([.I18]-[.H18])/[.H18]" office:value-type="float" office:value="0.356105892399658">
            <text:p>0.35610589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857">
            <text:p>857</text:p>
          </table:table-cell>
          <table:table-cell table:formula="of:=ABS([.I19]-[.H19])/[.H19]" office:value-type="float" office:value="0.178331735378715">
            <text:p>0.17833173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545">
            <text:p>545</text:p>
          </table:table-cell>
          <table:table-cell table:formula="of:=ABS([.I20]-[.H20])/[.H20]" office:value-type="float" office:value="0.451158106747231">
            <text:p>0.45115810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845">
            <text:p>845</text:p>
          </table:table-cell>
          <table:table-cell table:formula="of:=ABS([.I21]-[.H21])/[.H21]" office:value-type="float" office:value="0.252873563218391">
            <text:p>0.252873563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0">
            <text:p>0</text:p>
          </table:table-cell>
          <table:table-cell table:style-name="ce1" table:formula="of:=[.E22]/21" office:value-type="float" office:value="0">
            <text:p>0</text:p>
          </table:table-cell>
          <table:table-cell table:number-columns-repeated="3"/>
          <table:table-cell table:style-name="ce1" table:formula="of:=AVERAGE([.J1:.J21])" office:value-type="float" office:value="0.414119855321643">
            <text:p>0.41411985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382">
            <text:p>382</text:p>
          </table:table-cell>
          <table:table-cell table:formula="of:=ABS([.I23]-[.H23])/[.H23]" office:value-type="float" office:value="0.520702634880803">
            <text:p>0.52070263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484">
            <text:p>484</text:p>
          </table:table-cell>
          <table:table-cell table:formula="of:=ABS([.I24]-[.H24])/[.H24]" office:value-type="float" office:value="0.45">
            <text:p>0.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646">
            <text:p>646</text:p>
          </table:table-cell>
          <table:table-cell table:formula="of:=ABS([.I25]-[.H25])/[.H25]" office:value-type="float" office:value="0.277404921700224">
            <text:p>0.27740492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61">
            <text:p>661</text:p>
          </table:table-cell>
          <table:table-cell table:formula="of:=ABS([.I26]-[.H26])/[.H26]" office:value-type="float" office:value="0.167506297229219">
            <text:p>0.16750629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545">
            <text:p>545</text:p>
          </table:table-cell>
          <table:table-cell table:formula="of:=ABS([.I27]-[.H27])/[.H27]" office:value-type="float" office:value="0.488262910798122">
            <text:p>0.48826291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639">
            <text:p>639</text:p>
          </table:table-cell>
          <table:table-cell table:formula="of:=ABS([.I28]-[.H28])/[.H28]" office:value-type="float" office:value="0.273037542662116">
            <text:p>0.27303754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634">
            <text:p>634</text:p>
          </table:table-cell>
          <table:table-cell table:formula="of:=ABS([.I29]-[.H29])/[.H29]" office:value-type="float" office:value="0.220172201722017">
            <text:p>0.22017220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499">
            <text:p>499</text:p>
          </table:table-cell>
          <table:table-cell table:formula="of:=ABS([.I30]-[.H30])/[.H30]" office:value-type="float" office:value="0.503482587064677">
            <text:p>0.50348258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455">
            <text:p>455</text:p>
          </table:table-cell>
          <table:table-cell table:formula="of:=ABS([.I31]-[.H31])/[.H31]" office:value-type="float" office:value="0.402102496714849">
            <text:p>0.40210249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94">
            <text:p>694</text:p>
          </table:table-cell>
          <table:table-cell table:formula="of:=ABS([.I32]-[.H32])/[.H32]" office:value-type="float" office:value="0.118170266836086">
            <text:p>0.11817026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62">
            <text:p>662</text:p>
          </table:table-cell>
          <table:table-cell table:formula="of:=ABS([.I33]-[.H33])/[.H33]" office:value-type="float" office:value="0.165195460277428">
            <text:p>0.1651954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795">
            <text:p>795</text:p>
          </table:table-cell>
          <table:table-cell table:formula="of:=ABS([.I34]-[.H34])/[.H34]" office:value-type="float" office:value="0.213649851632047">
            <text:p>0.21364985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670">
            <text:p>670</text:p>
          </table:table-cell>
          <table:table-cell table:formula="of:=ABS([.I35]-[.H35])/[.H35]" office:value-type="float" office:value="0.281115879828326">
            <text:p>0.28111587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37">
            <text:p>737</text:p>
          </table:table-cell>
          <table:table-cell table:formula="of:=ABS([.I36]-[.H36])/[.H36]" office:value-type="float" office:value="0.178372352285396">
            <text:p>0.17837235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377">
            <text:p>377</text:p>
          </table:table-cell>
          <table:table-cell table:formula="of:=ABS([.I37]-[.H37])/[.H37]" office:value-type="float" office:value="0.471988795518207">
            <text:p>0.47198879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422">
            <text:p>422</text:p>
          </table:table-cell>
          <table:table-cell table:formula="of:=ABS([.I38]-[.H38])/[.H38]" office:value-type="float" office:value="0.565396498455201">
            <text:p>0.5653964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702">
            <text:p>702</text:p>
          </table:table-cell>
          <table:table-cell table:formula="of:=ABS([.I39]-[.H39])/[.H39]" office:value-type="float" office:value="0.231947483588621">
            <text:p>0.23194748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643">
            <text:p>643</text:p>
          </table:table-cell>
          <table:table-cell table:formula="of:=ABS([.I40]-[.H40])/[.H40]" office:value-type="float" office:value="0.434476693051891">
            <text:p>0.4344766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683">
            <text:p>683</text:p>
          </table:table-cell>
          <table:table-cell table:formula="of:=ABS([.I41]-[.H41])/[.H41]" office:value-type="float" office:value="0.31356783919598">
            <text:p>0.31356783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663">
            <text:p>663</text:p>
          </table:table-cell>
          <table:table-cell table:formula="of:=ABS([.I42]-[.H42])/[.H42]" office:value-type="float" office:value="0.234411085450346">
            <text:p>0.23441108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316">
            <text:p>316</text:p>
          </table:table-cell>
          <table:table-cell table:formula="of:=ABS([.I43]-[.H43])/[.H43]" office:value-type="float" office:value="0.662393162393162">
            <text:p>0.662393162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0">
            <text:p>0</text:p>
          </table:table-cell>
          <table:table-cell table:style-name="ce1" table:formula="of:=[.E44]/21" office:value-type="float" office:value="0">
            <text:p>0</text:p>
          </table:table-cell>
          <table:table-cell table:number-columns-repeated="3"/>
          <table:table-cell table:style-name="ce1" table:formula="of:=AVERAGE([.J23:.J43])" office:value-type="float" office:value="0.341588426727844">
            <text:p>0.34158842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62">
            <text:p>562</text:p>
          </table:table-cell>
          <table:table-cell table:formula="of:=ABS([.I45]-[.H45])/[.H45]" office:value-type="float" office:value="0.241565452091768">
            <text:p>0.24156545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40">
            <text:p>740</text:p>
          </table:table-cell>
          <table:table-cell table:formula="of:=ABS([.I46]-[.H46])/[.H46]" office:value-type="float" office:value="0.0964590964590965">
            <text:p>0.09645909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524">
            <text:p>524</text:p>
          </table:table-cell>
          <table:table-cell table:formula="of:=ABS([.I47]-[.H47])/[.H47]" office:value-type="float" office:value="0.343358395989975">
            <text:p>0.3433583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490">
            <text:p>490</text:p>
          </table:table-cell>
          <table:table-cell table:formula="of:=ABS([.I48]-[.H48])/[.H48]" office:value-type="float" office:value="0.286754002911208">
            <text:p>0.28675400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673">
            <text:p>673</text:p>
          </table:table-cell>
          <table:table-cell table:formula="of:=ABS([.I49]-[.H49])/[.H49]" office:value-type="float" office:value="0.33759842519685">
            <text:p>0.33759842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767">
            <text:p>767</text:p>
          </table:table-cell>
          <table:table-cell table:formula="of:=ABS([.I50]-[.H50])/[.H50]" office:value-type="float" office:value="0.0364864864864865">
            <text:p>0.0364864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734">
            <text:p>734</text:p>
          </table:table-cell>
          <table:table-cell table:formula="of:=ABS([.I51]-[.H51])/[.H51]" office:value-type="float" office:value="0.02945301542777">
            <text:p>0.02945301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362">
            <text:p>362</text:p>
          </table:table-cell>
          <table:table-cell table:formula="of:=ABS([.I52]-[.H52])/[.H52]" office:value-type="float" office:value="0.596881959910913">
            <text:p>0.59688195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249">
            <text:p>249</text:p>
          </table:table-cell>
          <table:table-cell table:formula="of:=ABS([.I53]-[.H53])/[.H53]" office:value-type="float" office:value="0.532833020637899">
            <text:p>0.53283302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740">
            <text:p>740</text:p>
          </table:table-cell>
          <table:table-cell table:formula="of:=ABS([.I54]-[.H54])/[.H54]" office:value-type="float" office:value="0.0206896551724138">
            <text:p>0.02068965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15">
            <text:p>715</text:p>
          </table:table-cell>
          <table:table-cell table:formula="of:=ABS([.I55]-[.H55])/[.H55]" office:value-type="float" office:value="0.0324763193504736">
            <text:p>0.03247631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468">
            <text:p>468</text:p>
          </table:table-cell>
          <table:table-cell table:formula="of:=ABS([.I56]-[.H56])/[.H56]" office:value-type="float" office:value="0.446153846153846">
            <text:p>0.44615384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491">
            <text:p>491</text:p>
          </table:table-cell>
          <table:table-cell table:formula="of:=ABS([.I57]-[.H57])/[.H57]" office:value-type="float" office:value="0.407720144752714">
            <text:p>0.40772014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524">
            <text:p>524</text:p>
          </table:table-cell>
          <table:table-cell table:formula="of:=ABS([.I58]-[.H58])/[.H58]" office:value-type="float" office:value="0.241678726483357">
            <text:p>0.2416787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71">
            <text:p>571</text:p>
          </table:table-cell>
          <table:table-cell table:formula="of:=ABS([.I59]-[.H59])/[.H59]" office:value-type="float" office:value="0.0834670947030498">
            <text:p>0.0834670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657">
            <text:p>657</text:p>
          </table:table-cell>
          <table:table-cell table:formula="of:=ABS([.I60]-[.H60])/[.H60]" office:value-type="float" office:value="0.223404255319149">
            <text:p>0.22340425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325">
            <text:p>325</text:p>
          </table:table-cell>
          <table:table-cell table:formula="of:=ABS([.I61]-[.H61])/[.H61]" office:value-type="float" office:value="0.644420131291029">
            <text:p>0.64442013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571">
            <text:p>571</text:p>
          </table:table-cell>
          <table:table-cell table:formula="of:=ABS([.I62]-[.H62])/[.H62]" office:value-type="float" office:value="0.425553319919517">
            <text:p>0.4255533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618">
            <text:p>618</text:p>
          </table:table-cell>
          <table:table-cell table:formula="of:=ABS([.I63]-[.H63])/[.H63]" office:value-type="float" office:value="0.348788198103267">
            <text:p>0.34878819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848">
            <text:p>848</text:p>
          </table:table-cell>
          <table:table-cell table:formula="of:=ABS([.I64]-[.H64])/[.H64]" office:value-type="float" office:value="0.136729222520107">
            <text:p>0.13672922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629">
            <text:p>629</text:p>
          </table:table-cell>
          <table:table-cell table:formula="of:=ABS([.I65]-[.H65])/[.H65]" office:value-type="float" office:value="0.312568306010929">
            <text:p>0.31256830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0">
            <text:p>0</text:p>
          </table:table-cell>
          <table:table-cell table:style-name="ce1" table:formula="of:=[.E66]/21" office:value-type="float" office:value="0">
            <text:p>0</text:p>
          </table:table-cell>
          <table:table-cell table:number-columns-repeated="3"/>
          <table:table-cell table:style-name="ce1" table:formula="of:=AVERAGE([.J45:.J65])" office:value-type="float" office:value="0.277382813090087">
            <text:p>0.27738281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646">
            <text:p>646</text:p>
          </table:table-cell>
          <table:table-cell table:formula="of:=ABS([.I67]-[.H67])/[.H67]" office:value-type="float" office:value="0.286852589641434">
            <text:p>0.28685258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683">
            <text:p>683</text:p>
          </table:table-cell>
          <table:table-cell table:formula="of:=ABS([.I68]-[.H68])/[.H68]" office:value-type="float" office:value="0.0832214765100671">
            <text:p>0.08322147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590">
            <text:p>590</text:p>
          </table:table-cell>
          <table:table-cell table:formula="of:=ABS([.I69]-[.H69])/[.H69]" office:value-type="float" office:value="0.0925925925925926">
            <text:p>0.09259259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267">
            <text:p>267</text:p>
          </table:table-cell>
          <table:table-cell table:formula="of:=ABS([.I70]-[.H70])/[.H70]" office:value-type="float" office:value="0.362768496420048">
            <text:p>0.36276849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777">
            <text:p>777</text:p>
          </table:table-cell>
          <table:table-cell table:formula="of:=ABS([.I71]-[.H71])/[.H71]" office:value-type="float" office:value="0.147710487444609">
            <text:p>0.14771048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482">
            <text:p>482</text:p>
          </table:table-cell>
          <table:table-cell table:formula="of:=ABS([.I72]-[.H72])/[.H72]" office:value-type="float" office:value="0.412195121951219">
            <text:p>0.4121951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328">
            <text:p>328</text:p>
          </table:table-cell>
          <table:table-cell table:formula="of:=ABS([.I73]-[.H73])/[.H73]" office:value-type="float" office:value="0.0445859872611465">
            <text:p>0.0445859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610">
            <text:p>610</text:p>
          </table:table-cell>
          <table:table-cell table:formula="of:=ABS([.I74]-[.H74])/[.H74]" office:value-type="float" office:value="0.272943980929678">
            <text:p>0.2729439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603">
            <text:p>603</text:p>
          </table:table-cell>
          <table:table-cell table:formula="of:=ABS([.I75]-[.H75])/[.H75]" office:value-type="float" office:value="0.0325342465753425">
            <text:p>0.0325342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412">
            <text:p>412</text:p>
          </table:table-cell>
          <table:table-cell table:formula="of:=ABS([.I76]-[.H76])/[.H76]" office:value-type="float" office:value="1.45238095238095">
            <text:p>1.45238095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70">
            <text:p>570</text:p>
          </table:table-cell>
          <table:table-cell table:formula="of:=ABS([.I77]-[.H77])/[.H77]" office:value-type="float" office:value="0.00352112676056338">
            <text:p>0.00352112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458">
            <text:p>458</text:p>
          </table:table-cell>
          <table:table-cell table:formula="of:=ABS([.I78]-[.H78])/[.H78]" office:value-type="float" office:value="0.200698080279232">
            <text:p>0.20069808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533">
            <text:p>533</text:p>
          </table:table-cell>
          <table:table-cell table:formula="of:=ABS([.I79]-[.H79])/[.H79]" office:value-type="float" office:value="0.736156351791531">
            <text:p>0.73615635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481">
            <text:p>481</text:p>
          </table:table-cell>
          <table:table-cell table:formula="of:=ABS([.I80]-[.H80])/[.H80]" office:value-type="float" office:value="0.161835748792271">
            <text:p>0.16183574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00">
            <text:p>700</text:p>
          </table:table-cell>
          <table:table-cell table:formula="of:=ABS([.I81]-[.H81])/[.H81]" office:value-type="float" office:value="0.12826899128269">
            <text:p>0.12826899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671">
            <text:p>671</text:p>
          </table:table-cell>
          <table:table-cell table:formula="of:=ABS([.I82]-[.H82])/[.H82]" office:value-type="float" office:value="0.549653579676674">
            <text:p>0.54965357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640">
            <text:p>640</text:p>
          </table:table-cell>
          <table:table-cell table:formula="of:=ABS([.I83]-[.H83])/[.H83]" office:value-type="float" office:value="0.102384291725105">
            <text:p>0.10238429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714">
            <text:p>714</text:p>
          </table:table-cell>
          <table:table-cell table:formula="of:=ABS([.I84]-[.H84])/[.H84]" office:value-type="float" office:value="0.135135135135135">
            <text:p>0.13513513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622">
            <text:p>622</text:p>
          </table:table-cell>
          <table:table-cell table:formula="of:=ABS([.I85]-[.H85])/[.H85]" office:value-type="float" office:value="0.34341252699784">
            <text:p>0.3434125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570">
            <text:p>570</text:p>
          </table:table-cell>
          <table:table-cell table:formula="of:=ABS([.I86]-[.H86])/[.H86]" office:value-type="float" office:value="0.0836012861736334">
            <text:p>0.08360128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571">
            <text:p>571</text:p>
          </table:table-cell>
          <table:table-cell table:formula="of:=ABS([.I87]-[.H87])/[.H87]" office:value-type="float" office:value="0.622159090909091">
            <text:p>0.622159090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297838673391945">
            <text:p>0.29783867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624">
            <text:p>624</text:p>
          </table:table-cell>
          <table:table-cell table:formula="of:=ABS([.I89]-[.H89])/[.H89]" office:value-type="float" office:value="0.100529100529101">
            <text:p>0.10052910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581">
            <text:p>581</text:p>
          </table:table-cell>
          <table:table-cell table:formula="of:=ABS([.I90]-[.H90])/[.H90]" office:value-type="float" office:value="0.0332778702163062">
            <text:p>0.0332778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623">
            <text:p>623</text:p>
          </table:table-cell>
          <table:table-cell table:formula="of:=ABS([.I91]-[.H91])/[.H91]" office:value-type="float" office:value="0.136861313868613">
            <text:p>0.13686131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403">
            <text:p>403</text:p>
          </table:table-cell>
          <table:table-cell table:formula="of:=ABS([.I92]-[.H92])/[.H92]" office:value-type="float" office:value="0.058411214953271">
            <text:p>0.0584112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432">
            <text:p>432</text:p>
          </table:table-cell>
          <table:table-cell table:formula="of:=ABS([.I93]-[.H93])/[.H93]" office:value-type="float" office:value="0.411444141689373">
            <text:p>0.411444141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148104728251333">
            <text:p>0.1481047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448">
            <text:p>448</text:p>
          </table:table-cell>
          <table:table-cell table:formula="of:=ABS([.I95]-[.H95])/[.H95]" office:value-type="float" office:value="0.222222222222222">
            <text:p>0.22222222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379">
            <text:p>379</text:p>
          </table:table-cell>
          <table:table-cell table:formula="of:=ABS([.I96]-[.H96])/[.H96]" office:value-type="float" office:value="0.370431893687708">
            <text:p>0.37043189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430">
            <text:p>430</text:p>
          </table:table-cell>
          <table:table-cell table:formula="of:=ABS([.I97]-[.H97])/[.H97]" office:value-type="float" office:value="0.020501138952164">
            <text:p>0.0205011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667">
            <text:p>667</text:p>
          </table:table-cell>
          <table:table-cell table:formula="of:=ABS([.I98]-[.H98])/[.H98]" office:value-type="float" office:value="0.155696202531646">
            <text:p>0.15569620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512">
            <text:p>512</text:p>
          </table:table-cell>
          <table:table-cell table:formula="of:=ABS([.I99]-[.H99])/[.H99]" office:value-type="float" office:value="0.312820512820513">
            <text:p>0.312820512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2" table:formula="of:=AVERAGE([.J95:.J99])" office:value-type="float" office:value="0.21633439404285">
            <text:p>0.21633439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0">
            <text:p>0</text:p>
          </table:table-cell>
          <table:table-cell table:style-name="ce1" table:formula="of:=[.E101]/(4*21)" office:value-type="float" office:value="0">
            <text:p>0</text:p>
          </table:table-cell>
          <table:table-cell table:number-columns-repeated="3"/>
          <table:table-cell table:style-name="ce3" table:formula="of:=AVERAGE([.J67:.J87];[.J45:.J65];[.J23:.J43];[.J1:.J21])" office:value-type="float" office:value="0.33273244213288">
            <text:p>0.33273244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605">
            <text:p>605</text:p>
          </table:table-cell>
          <table:table-cell table:formula="of:=ABS([.I102]-[.H102])/[.H102]" office:value-type="float" office:value="0.292397660818713">
            <text:p>0.2923976608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383">
            <text:p>383</text:p>
          </table:table-cell>
          <table:table-cell table:formula="of:=ABS([.I103]-[.H103])/[.H103]" office:value-type="float" office:value="0.578657865786579">
            <text:p>0.5786578658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511">
            <text:p>511</text:p>
          </table:table-cell>
          <table:table-cell table:formula="of:=ABS([.I104]-[.H104])/[.H104]" office:value-type="float" office:value="0.42841163310962">
            <text:p>0.42841163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440">
            <text:p>440</text:p>
          </table:table-cell>
          <table:table-cell table:formula="of:=ABS([.I105]-[.H105])/[.H105]" office:value-type="float" office:value="0.491916859122402">
            <text:p>0.49191685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756">
            <text:p>756</text:p>
          </table:table-cell>
          <table:table-cell table:formula="of:=ABS([.I106]-[.H106])/[.H106]" office:value-type="float" office:value="0.290140845070422">
            <text:p>0.29014084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458">
            <text:p>458</text:p>
          </table:table-cell>
          <table:table-cell table:formula="of:=ABS([.I107]-[.H107])/[.H107]" office:value-type="float" office:value="0.52832131822863">
            <text:p>0.52832131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727">
            <text:p>727</text:p>
          </table:table-cell>
          <table:table-cell table:formula="of:=ABS([.I108]-[.H108])/[.H108]" office:value-type="float" office:value="0.18314606741573">
            <text:p>0.18314606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790">
            <text:p>790</text:p>
          </table:table-cell>
          <table:table-cell table:formula="of:=ABS([.I109]-[.H109])/[.H109]" office:value-type="float" office:value="0.227005870841487">
            <text:p>0.22700587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20">
            <text:p>720</text:p>
          </table:table-cell>
          <table:table-cell table:formula="of:=ABS([.I110]-[.H110])/[.H110]" office:value-type="float" office:value="0.163763066202091">
            <text:p>0.16376306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300">
            <text:p>300</text:p>
          </table:table-cell>
          <table:table-cell table:formula="of:=ABS([.I111]-[.H111])/[.H111]" office:value-type="float" office:value="0.676375404530744">
            <text:p>0.6763754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633">
            <text:p>633</text:p>
          </table:table-cell>
          <table:table-cell table:formula="of:=ABS([.I112]-[.H112])/[.H112]" office:value-type="float" office:value="0.31195652173913">
            <text:p>0.31195652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753">
            <text:p>753</text:p>
          </table:table-cell>
          <table:table-cell table:formula="of:=ABS([.I113]-[.H113])/[.H113]" office:value-type="float" office:value="0.297574626865672">
            <text:p>0.29757462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796">
            <text:p>796</text:p>
          </table:table-cell>
          <table:table-cell table:formula="of:=ABS([.I114]-[.H114])/[.H114]" office:value-type="float" office:value="0.161222339304531">
            <text:p>0.16122233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494">
            <text:p>494</text:p>
          </table:table-cell>
          <table:table-cell table:formula="of:=ABS([.I115]-[.H115])/[.H115]" office:value-type="float" office:value="0.464208242950109">
            <text:p>0.464208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400">
            <text:p>400</text:p>
          </table:table-cell>
          <table:table-cell table:formula="of:=ABS([.I116]-[.H116])/[.H116]" office:value-type="float" office:value="0.51278928136419">
            <text:p>0.51278928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572">
            <text:p>572</text:p>
          </table:table-cell>
          <table:table-cell table:formula="of:=ABS([.I117]-[.H117])/[.H117]" office:value-type="float" office:value="0.416326530612245">
            <text:p>0.4163265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739">
            <text:p>739</text:p>
          </table:table-cell>
          <table:table-cell table:formula="of:=ABS([.I118]-[.H118])/[.H118]" office:value-type="float" office:value="0.274066797642436">
            <text:p>0.27406679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551">
            <text:p>551</text:p>
          </table:table-cell>
          <table:table-cell table:formula="of:=ABS([.I119]-[.H119])/[.H119]" office:value-type="float" office:value="0.529461998292058">
            <text:p>0.52946199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635">
            <text:p>635</text:p>
          </table:table-cell>
          <table:table-cell table:formula="of:=ABS([.I120]-[.H120])/[.H120]" office:value-type="float" office:value="0.39117929050815">
            <text:p>0.3911792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683">
            <text:p>683</text:p>
          </table:table-cell>
          <table:table-cell table:formula="of:=ABS([.I121]-[.H121])/[.H121]" office:value-type="float" office:value="0.312185297079557">
            <text:p>0.31218529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904">
            <text:p>904</text:p>
          </table:table-cell>
          <table:table-cell table:formula="of:=ABS([.I122]-[.H122])/[.H122]" office:value-type="float" office:value="0.200707338638373">
            <text:p>0.200707338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02:.D122]; &quot;T&quot;)" office:value-type="float" office:value="12">
            <text:p>12</text:p>
          </table:table-cell>
          <table:table-cell table:style-name="ce1" table:formula="of:=[.E123]/21" office:value-type="float" office:value="0.571428571428571">
            <text:p>0.5714285714</text:p>
          </table:table-cell>
          <table:table-cell table:number-columns-repeated="3"/>
          <table:table-cell table:style-name="ce1" table:formula="of:=AVERAGE([.J102:.J122])" office:value-type="float" office:value="0.368181659815375">
            <text:p>0.36818165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542">
            <text:p>542</text:p>
          </table:table-cell>
          <table:table-cell table:formula="of:=ABS([.I124]-[.H124])/[.H124]" office:value-type="float" office:value="0.319949811794228">
            <text:p>0.3199498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691">
            <text:p>691</text:p>
          </table:table-cell>
          <table:table-cell table:formula="of:=ABS([.I125]-[.H125])/[.H125]" office:value-type="float" office:value="0.214772727272727">
            <text:p>0.2147727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607">
            <text:p>607</text:p>
          </table:table-cell>
          <table:table-cell table:formula="of:=ABS([.I126]-[.H126])/[.H126]" office:value-type="float" office:value="0.321029082774049">
            <text:p>0.32102908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61">
            <text:p>761</text:p>
          </table:table-cell>
          <table:table-cell table:formula="of:=ABS([.I127]-[.H127])/[.H127]" office:value-type="float" office:value="0.0415617128463476">
            <text:p>0.04156171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604">
            <text:p>604</text:p>
          </table:table-cell>
          <table:table-cell table:formula="of:=ABS([.I128]-[.H128])/[.H128]" office:value-type="float" office:value="0.432863849765258">
            <text:p>0.43286384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650">
            <text:p>650</text:p>
          </table:table-cell>
          <table:table-cell table:formula="of:=ABS([.I129]-[.H129])/[.H129]" office:value-type="float" office:value="0.260523321956769">
            <text:p>0.2605233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632">
            <text:p>632</text:p>
          </table:table-cell>
          <table:table-cell table:formula="of:=ABS([.I130]-[.H130])/[.H130]" office:value-type="float" office:value="0.222632226322263">
            <text:p>0.222632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723">
            <text:p>723</text:p>
          </table:table-cell>
          <table:table-cell table:formula="of:=ABS([.I131]-[.H131])/[.H131]" office:value-type="float" office:value="0.280597014925373">
            <text:p>0.28059701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53">
            <text:p>753</text:p>
          </table:table-cell>
          <table:table-cell table:formula="of:=ABS([.I132]-[.H132])/[.H132]" office:value-type="float" office:value="0.0105124835742444">
            <text:p>0.01051248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78">
            <text:p>678</text:p>
          </table:table-cell>
          <table:table-cell table:formula="of:=ABS([.I133]-[.H133])/[.H133]" office:value-type="float" office:value="0.138500635324015">
            <text:p>0.13850063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84">
            <text:p>684</text:p>
          </table:table-cell>
          <table:table-cell table:formula="of:=ABS([.I134]-[.H134])/[.H134]" office:value-type="float" office:value="0.137452711223203">
            <text:p>0.13745271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93">
            <text:p>893</text:p>
          </table:table-cell>
          <table:table-cell table:formula="of:=ABS([.I135]-[.H135])/[.H135]" office:value-type="float" office:value="0.116716122650841">
            <text:p>0.11671612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662">
            <text:p>662</text:p>
          </table:table-cell>
          <table:table-cell table:formula="of:=ABS([.I136]-[.H136])/[.H136]" office:value-type="float" office:value="0.289699570815451">
            <text:p>0.28969957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556">
            <text:p>556</text:p>
          </table:table-cell>
          <table:table-cell table:formula="of:=ABS([.I137]-[.H137])/[.H137]" office:value-type="float" office:value="0.38015607580825">
            <text:p>0.38015607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57">
            <text:p>657</text:p>
          </table:table-cell>
          <table:table-cell table:formula="of:=ABS([.I138]-[.H138])/[.H138]" office:value-type="float" office:value="0.0798319327731092">
            <text:p>0.07983193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65">
            <text:p>765</text:p>
          </table:table-cell>
          <table:table-cell table:formula="of:=ABS([.I139]-[.H139])/[.H139]" office:value-type="float" office:value="0.212152420185376">
            <text:p>0.2121524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760">
            <text:p>760</text:p>
          </table:table-cell>
          <table:table-cell table:formula="of:=ABS([.I140]-[.H140])/[.H140]" office:value-type="float" office:value="0.168490153172867">
            <text:p>0.16849015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787">
            <text:p>787</text:p>
          </table:table-cell>
          <table:table-cell table:formula="of:=ABS([.I141]-[.H141])/[.H141]" office:value-type="float" office:value="0.307827616534741">
            <text:p>0.30782761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552">
            <text:p>552</text:p>
          </table:table-cell>
          <table:table-cell table:formula="of:=ABS([.I142]-[.H142])/[.H142]" office:value-type="float" office:value="0.445226130653266">
            <text:p>0.44522613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583">
            <text:p>583</text:p>
          </table:table-cell>
          <table:table-cell table:formula="of:=ABS([.I143]-[.H143])/[.H143]" office:value-type="float" office:value="0.326789838337182">
            <text:p>0.3267898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798">
            <text:p>798</text:p>
          </table:table-cell>
          <table:table-cell table:formula="of:=ABS([.I144]-[.H144])/[.H144]" office:value-type="float" office:value="0.147435897435897">
            <text:p>0.147435897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24:.D144]; &quot;T&quot;)" office:value-type="float" office:value="0">
            <text:p>0</text:p>
          </table:table-cell>
          <table:table-cell table:style-name="ce1" table:formula="of:=[.E145]/21" office:value-type="float" office:value="0">
            <text:p>0</text:p>
          </table:table-cell>
          <table:table-cell table:number-columns-repeated="3"/>
          <table:table-cell table:style-name="ce1" table:formula="of:=AVERAGE([.J124:.J144])" office:value-type="float" office:value="0.231177206483117">
            <text:p>0.23117720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74">
            <text:p>674</text:p>
          </table:table-cell>
          <table:table-cell table:formula="of:=ABS([.I146]-[.H146])/[.H146]" office:value-type="float" office:value="0.0904183535762483">
            <text:p>0.09041835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50">
            <text:p>750</text:p>
          </table:table-cell>
          <table:table-cell table:formula="of:=ABS([.I147]-[.H147])/[.H147]" office:value-type="float" office:value="0.0842490842490843">
            <text:p>0.08424908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548">
            <text:p>548</text:p>
          </table:table-cell>
          <table:table-cell table:formula="of:=ABS([.I148]-[.H148])/[.H148]" office:value-type="float" office:value="0.31328320802005">
            <text:p>0.3132832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458">
            <text:p>458</text:p>
          </table:table-cell>
          <table:table-cell table:formula="of:=ABS([.I149]-[.H149])/[.H149]" office:value-type="float" office:value="0.333333333333333">
            <text:p>0.3333333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661">
            <text:p>661</text:p>
          </table:table-cell>
          <table:table-cell table:formula="of:=ABS([.I150]-[.H150])/[.H150]" office:value-type="float" office:value="0.349409448818898">
            <text:p>0.34940944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611">
            <text:p>611</text:p>
          </table:table-cell>
          <table:table-cell table:formula="of:=ABS([.I151]-[.H151])/[.H151]" office:value-type="float" office:value="0.174324324324324">
            <text:p>0.1743243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53">
            <text:p>653</text:p>
          </table:table-cell>
          <table:table-cell table:formula="of:=ABS([.I152]-[.H152])/[.H152]" office:value-type="float" office:value="0.0841514726507714">
            <text:p>0.08415147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06">
            <text:p>706</text:p>
          </table:table-cell>
          <table:table-cell table:formula="of:=ABS([.I153]-[.H153])/[.H153]" office:value-type="float" office:value="0.21380846325167">
            <text:p>0.21380846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660">
            <text:p>660</text:p>
          </table:table-cell>
          <table:table-cell table:formula="of:=ABS([.I154]-[.H154])/[.H154]" office:value-type="float" office:value="0.23827392120075">
            <text:p>0.23827392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824">
            <text:p>824</text:p>
          </table:table-cell>
          <table:table-cell table:formula="of:=ABS([.I155]-[.H155])/[.H155]" office:value-type="float" office:value="0.136551724137931">
            <text:p>0.13655172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583">
            <text:p>583</text:p>
          </table:table-cell>
          <table:table-cell table:formula="of:=ABS([.I156]-[.H156])/[.H156]" office:value-type="float" office:value="0.211096075778078">
            <text:p>0.21109607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670">
            <text:p>670</text:p>
          </table:table-cell>
          <table:table-cell table:formula="of:=ABS([.I157]-[.H157])/[.H157]" office:value-type="float" office:value="0.207100591715976">
            <text:p>0.20710059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638">
            <text:p>638</text:p>
          </table:table-cell>
          <table:table-cell table:formula="of:=ABS([.I158]-[.H158])/[.H158]" office:value-type="float" office:value="0.230398069963812">
            <text:p>0.230398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546">
            <text:p>546</text:p>
          </table:table-cell>
          <table:table-cell table:formula="of:=ABS([.I159]-[.H159])/[.H159]" office:value-type="float" office:value="0.209840810419682">
            <text:p>0.20984081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81">
            <text:p>581</text:p>
          </table:table-cell>
          <table:table-cell table:formula="of:=ABS([.I160]-[.H160])/[.H160]" office:value-type="float" office:value="0.0674157303370787">
            <text:p>0.06741573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81">
            <text:p>781</text:p>
          </table:table-cell>
          <table:table-cell table:formula="of:=ABS([.I161]-[.H161])/[.H161]" office:value-type="float" office:value="0.0768321513002364">
            <text:p>0.07683215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939">
            <text:p>939</text:p>
          </table:table-cell>
          <table:table-cell table:formula="of:=ABS([.I162]-[.H162])/[.H162]" office:value-type="float" office:value="0.0273522975929978">
            <text:p>0.02735229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761">
            <text:p>761</text:p>
          </table:table-cell>
          <table:table-cell table:formula="of:=ABS([.I163]-[.H163])/[.H163]" office:value-type="float" office:value="0.234406438631791">
            <text:p>0.2344064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676">
            <text:p>676</text:p>
          </table:table-cell>
          <table:table-cell table:formula="of:=ABS([.I164]-[.H164])/[.H164]" office:value-type="float" office:value="0.287671232876712">
            <text:p>0.2876712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645">
            <text:p>645</text:p>
          </table:table-cell>
          <table:table-cell table:formula="of:=ABS([.I165]-[.H165])/[.H165]" office:value-type="float" office:value="0.135388739946381">
            <text:p>0.13538873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38">
            <text:p>838</text:p>
          </table:table-cell>
          <table:table-cell table:formula="of:=ABS([.I166]-[.H166])/[.H166]" office:value-type="float" office:value="0.0841530054644809">
            <text:p>0.084153005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46:.D166]; &quot;T&quot;)" office:value-type="float" office:value="0">
            <text:p>0</text:p>
          </table:table-cell>
          <table:table-cell table:style-name="ce1" table:formula="of:=[.E167]/21" office:value-type="float" office:value="0">
            <text:p>0</text:p>
          </table:table-cell>
          <table:table-cell table:number-columns-repeated="3"/>
          <table:table-cell table:style-name="ce1" table:formula="of:=AVERAGE([.J146:.J166])" office:value-type="float" office:value="0.180450403694776">
            <text:p>0.1804504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648">
            <text:p>648</text:p>
          </table:table-cell>
          <table:table-cell table:formula="of:=ABS([.I168]-[.H168])/[.H168]" office:value-type="float" office:value="0.290836653386454">
            <text:p>0.2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982">
            <text:p>982</text:p>
          </table:table-cell>
          <table:table-cell table:formula="of:=ABS([.I169]-[.H169])/[.H169]" office:value-type="float" office:value="0.318120805369127">
            <text:p>0.31812080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789">
            <text:p>789</text:p>
          </table:table-cell>
          <table:table-cell table:formula="of:=ABS([.I170]-[.H170])/[.H170]" office:value-type="float" office:value="0.461111111111111">
            <text:p>0.461111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545">
            <text:p>545</text:p>
          </table:table-cell>
          <table:table-cell table:formula="of:=ABS([.I171]-[.H171])/[.H171]" office:value-type="float" office:value="0.300715990453461">
            <text:p>0.3007159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770">
            <text:p>770</text:p>
          </table:table-cell>
          <table:table-cell table:formula="of:=ABS([.I172]-[.H172])/[.H172]" office:value-type="float" office:value="0.137370753323486">
            <text:p>0.13737075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743">
            <text:p>743</text:p>
          </table:table-cell>
          <table:table-cell table:formula="of:=ABS([.I173]-[.H173])/[.H173]" office:value-type="float" office:value="0.0939024390243903">
            <text:p>0.09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308">
            <text:p>308</text:p>
          </table:table-cell>
          <table:table-cell table:formula="of:=ABS([.I174]-[.H174])/[.H174]" office:value-type="float" office:value="0.0191082802547771">
            <text:p>0.01910828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690">
            <text:p>690</text:p>
          </table:table-cell>
          <table:table-cell table:formula="of:=ABS([.I175]-[.H175])/[.H175]" office:value-type="float" office:value="0.177592371871275">
            <text:p>0.17759237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672">
            <text:p>672</text:p>
          </table:table-cell>
          <table:table-cell table:formula="of:=ABS([.I176]-[.H176])/[.H176]" office:value-type="float" office:value="0.150684931506849">
            <text:p>0.1506849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735">
            <text:p>735</text:p>
          </table:table-cell>
          <table:table-cell table:formula="of:=ABS([.I177]-[.H177])/[.H177]" office:value-type="float" office:value="3.375">
            <text:p>3.3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71">
            <text:p>571</text:p>
          </table:table-cell>
          <table:table-cell table:formula="of:=ABS([.I178]-[.H178])/[.H178]" office:value-type="float" office:value="0.00528169014084507">
            <text:p>0.00528169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581">
            <text:p>581</text:p>
          </table:table-cell>
          <table:table-cell table:formula="of:=ABS([.I179]-[.H179])/[.H179]" office:value-type="float" office:value="0.0139616055846422">
            <text:p>0.01396160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672">
            <text:p>672</text:p>
          </table:table-cell>
          <table:table-cell table:formula="of:=ABS([.I180]-[.H180])/[.H180]" office:value-type="float" office:value="1.18892508143322">
            <text:p>1.18892508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568">
            <text:p>568</text:p>
          </table:table-cell>
          <table:table-cell table:formula="of:=ABS([.I181]-[.H181])/[.H181]" office:value-type="float" office:value="0.371980676328502">
            <text:p>0.37198067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619">
            <text:p>619</text:p>
          </table:table-cell>
          <table:table-cell table:formula="of:=ABS([.I182]-[.H182])/[.H182]" office:value-type="float" office:value="0.229140722291407">
            <text:p>0.22914072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646">
            <text:p>646</text:p>
          </table:table-cell>
          <table:table-cell table:formula="of:=ABS([.I183]-[.H183])/[.H183]" office:value-type="float" office:value="0.491916859122402">
            <text:p>0.49191685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707">
            <text:p>707</text:p>
          </table:table-cell>
          <table:table-cell table:formula="of:=ABS([.I184]-[.H184])/[.H184]" office:value-type="float" office:value="0.00841514726507714">
            <text:p>0.00841514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826">
            <text:p>826</text:p>
          </table:table-cell>
          <table:table-cell table:formula="of:=ABS([.I185]-[.H185])/[.H185]" office:value-type="float" office:value="0.313195548489666">
            <text:p>0.31319554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719">
            <text:p>719</text:p>
          </table:table-cell>
          <table:table-cell table:formula="of:=ABS([.I186]-[.H186])/[.H186]" office:value-type="float" office:value="0.552915766738661">
            <text:p>0.5529157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795">
            <text:p>795</text:p>
          </table:table-cell>
          <table:table-cell table:formula="of:=ABS([.I187]-[.H187])/[.H187]" office:value-type="float" office:value="0.278135048231511">
            <text:p>0.27813504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618">
            <text:p>618</text:p>
          </table:table-cell>
          <table:table-cell table:formula="of:=ABS([.I188]-[.H188])/[.H188]" office:value-type="float" office:value="0.755681818181818">
            <text:p>0.75568181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68:.D188]; &quot;T&quot;)" office:value-type="float" office:value="0">
            <text:p>0</text:p>
          </table:table-cell>
          <table:table-cell table:style-name="ce1" table:formula="of:=[.E189]/21" office:value-type="float" office:value="0">
            <text:p>0</text:p>
          </table:table-cell>
          <table:table-cell table:number-columns-repeated="3"/>
          <table:table-cell table:style-name="ce1" table:formula="of:=AVERAGE([.J168:.J188])" office:value-type="float" office:value="0.453999680957557">
            <text:p>0.4539996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762">
            <text:p>762</text:p>
          </table:table-cell>
          <table:table-cell table:formula="of:=ABS([.I190]-[.H190])/[.H190]" office:value-type="float" office:value="0.343915343915344">
            <text:p>0.3439153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718">
            <text:p>718</text:p>
          </table:table-cell>
          <table:table-cell table:formula="of:=ABS([.I191]-[.H191])/[.H191]" office:value-type="float" office:value="0.194675540765391">
            <text:p>0.19467554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653">
            <text:p>653</text:p>
          </table:table-cell>
          <table:table-cell table:formula="of:=ABS([.I192]-[.H192])/[.H192]" office:value-type="float" office:value="0.191605839416058">
            <text:p>0.19160583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546">
            <text:p>546</text:p>
          </table:table-cell>
          <table:table-cell table:formula="of:=ABS([.I193]-[.H193])/[.H193]" office:value-type="float" office:value="0.275700934579439">
            <text:p>0.27570093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806">
            <text:p>806</text:p>
          </table:table-cell>
          <table:table-cell table:formula="of:=ABS([.I194]-[.H194])/[.H194]" office:value-type="float" office:value="0.0980926430517711">
            <text:p>0.098092643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90:.D194]; &quot;T&quot;)" office:value-type="float" office:value="0">
            <text:p>0</text:p>
          </table:table-cell>
          <table:table-cell table:formula="of:=[.E195]/5" office:value-type="float" office:value="0">
            <text:p>0</text:p>
          </table:table-cell>
          <table:table-cell table:number-columns-repeated="3"/>
          <table:table-cell table:style-name="ce1" table:formula="of:=AVERAGE([.J190:.J194])" office:value-type="float" office:value="0.220798060345601">
            <text:p>0.2207980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676">
            <text:p>676</text:p>
          </table:table-cell>
          <table:table-cell table:formula="of:=ABS([.I196]-[.H196])/[.H196]" office:value-type="float" office:value="0.173611111111111">
            <text:p>0.173611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562">
            <text:p>562</text:p>
          </table:table-cell>
          <table:table-cell table:formula="of:=ABS([.I197]-[.H197])/[.H197]" office:value-type="float" office:value="0.0664451827242525">
            <text:p>0.06644518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08">
            <text:p>708</text:p>
          </table:table-cell>
          <table:table-cell table:formula="of:=ABS([.I198]-[.H198])/[.H198]" office:value-type="float" office:value="0.612756264236902">
            <text:p>0.6127562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47">
            <text:p>847</text:p>
          </table:table-cell>
          <table:table-cell table:formula="of:=ABS([.I199]-[.H199])/[.H199]" office:value-type="float" office:value="0.0721518987341772">
            <text:p>0.07215189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635">
            <text:p>635</text:p>
          </table:table-cell>
          <table:table-cell table:formula="of:=ABS([.I200]-[.H200])/[.H200]" office:value-type="float" office:value="0.628205128205128">
            <text:p>0.62820512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96:.D200]; &quot;T&quot;)" office:value-type="float" office:value="0">
            <text:p>0</text:p>
          </table:table-cell>
          <table:table-cell table:style-name="ce1" table:formula="of:=[.E201]/21" office:value-type="float" office:value="0">
            <text:p>0</text:p>
          </table:table-cell>
          <table:table-cell table:number-columns-repeated="3"/>
          <table:table-cell table:style-name="ce2" table:formula="of:=AVERAGE([.J196:.J200])" office:value-type="float" office:value="0.310633917002314">
            <text:p>0.31063391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189];[.E167];[.E145];[.E123])" office:value-type="float" office:value="12">
            <text:p>12</text:p>
          </table:table-cell>
          <table:table-cell table:style-name="ce1" table:formula="of:=[.E202]/(4*21)" office:value-type="float" office:value="0.142857142857143">
            <text:p>0.1428571429</text:p>
          </table:table-cell>
          <table:table-cell table:number-columns-repeated="3"/>
          <table:table-cell table:style-name="ce3" table:formula="of:=AVERAGE([.J168:.J188];[.J146:.J166];[.J124:.J144];[.J102:.J122])" office:value-type="float" office:value="0.308452237737706">
            <text:p>0.30845223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709">
            <text:p>709</text:p>
          </table:table-cell>
          <table:table-cell table:formula="of:=ABS([.I203]-[.H203])/[.H203]" office:value-type="float" office:value="0.170760233918129">
            <text:p>0.1707602339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528">
            <text:p>528</text:p>
          </table:table-cell>
          <table:table-cell table:formula="of:=ABS([.I204]-[.H204])/[.H204]" office:value-type="float" office:value="0.419141914191419">
            <text:p>0.4191419142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591">
            <text:p>591</text:p>
          </table:table-cell>
          <table:table-cell table:formula="of:=ABS([.I205]-[.H205])/[.H205]" office:value-type="float" office:value="0.338926174496644">
            <text:p>0.33892617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527">
            <text:p>527</text:p>
          </table:table-cell>
          <table:table-cell table:formula="of:=ABS([.I206]-[.H206])/[.H206]" office:value-type="float" office:value="0.391454965357968">
            <text:p>0.3914549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566">
            <text:p>566</text:p>
          </table:table-cell>
          <table:table-cell table:formula="of:=ABS([.I207]-[.H207])/[.H207]" office:value-type="float" office:value="0.468544600938967">
            <text:p>0.46854460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553">
            <text:p>553</text:p>
          </table:table-cell>
          <table:table-cell table:formula="of:=ABS([.I208]-[.H208])/[.H208]" office:value-type="float" office:value="0.43048403707518">
            <text:p>0.43048403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426">
            <text:p>426</text:p>
          </table:table-cell>
          <table:table-cell table:formula="of:=ABS([.I209]-[.H209])/[.H209]" office:value-type="float" office:value="0.521348314606742">
            <text:p>0.52134831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453">
            <text:p>453</text:p>
          </table:table-cell>
          <table:table-cell table:formula="of:=ABS([.I210]-[.H210])/[.H210]" office:value-type="float" office:value="0.556751467710372">
            <text:p>0.55675146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697">
            <text:p>697</text:p>
          </table:table-cell>
          <table:table-cell table:formula="of:=ABS([.I211]-[.H211])/[.H211]" office:value-type="float" office:value="0.19047619047619">
            <text:p>0.1904761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524">
            <text:p>524</text:p>
          </table:table-cell>
          <table:table-cell table:formula="of:=ABS([.I212]-[.H212])/[.H212]" office:value-type="float" office:value="0.434735706580367">
            <text:p>0.43473570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739">
            <text:p>739</text:p>
          </table:table-cell>
          <table:table-cell table:formula="of:=ABS([.I213]-[.H213])/[.H213]" office:value-type="float" office:value="0.196739130434783">
            <text:p>0.19673913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732">
            <text:p>732</text:p>
          </table:table-cell>
          <table:table-cell table:formula="of:=ABS([.I214]-[.H214])/[.H214]" office:value-type="float" office:value="0.317164179104478">
            <text:p>0.31716417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696">
            <text:p>696</text:p>
          </table:table-cell>
          <table:table-cell table:formula="of:=ABS([.I215]-[.H215])/[.H215]" office:value-type="float" office:value="0.266596417281349">
            <text:p>0.26659641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628">
            <text:p>628</text:p>
          </table:table-cell>
          <table:table-cell table:formula="of:=ABS([.I216]-[.H216])/[.H216]" office:value-type="float" office:value="0.318872017353579">
            <text:p>0.31887201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64">
            <text:p>764</text:p>
          </table:table-cell>
          <table:table-cell table:formula="of:=ABS([.I217]-[.H217])/[.H217]" office:value-type="float" office:value="0.0694275274056029">
            <text:p>0.06942752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483">
            <text:p>483</text:p>
          </table:table-cell>
          <table:table-cell table:formula="of:=ABS([.I218]-[.H218])/[.H218]" office:value-type="float" office:value="0.507142857142857">
            <text:p>0.50714285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677">
            <text:p>677</text:p>
          </table:table-cell>
          <table:table-cell table:formula="of:=ABS([.I219]-[.H219])/[.H219]" office:value-type="float" office:value="0.334970530451866">
            <text:p>0.33497053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447">
            <text:p>447</text:p>
          </table:table-cell>
          <table:table-cell table:formula="of:=ABS([.I220]-[.H220])/[.H220]" office:value-type="float" office:value="0.618274978650726">
            <text:p>0.61827497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736">
            <text:p>736</text:p>
          </table:table-cell>
          <table:table-cell table:formula="of:=ABS([.I221]-[.H221])/[.H221]" office:value-type="float" office:value="0.294343240651965">
            <text:p>0.29434324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603">
            <text:p>603</text:p>
          </table:table-cell>
          <table:table-cell table:formula="of:=ABS([.I222]-[.H222])/[.H222]" office:value-type="float" office:value="0.392749244712991">
            <text:p>0.39274924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591">
            <text:p>591</text:p>
          </table:table-cell>
          <table:table-cell table:formula="of:=ABS([.I223]-[.H223])/[.H223]" office:value-type="float" office:value="0.477453580901857">
            <text:p>0.477453580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03:.D223]; &quot;T&quot;)" office:value-type="float" office:value="21">
            <text:p>21</text:p>
          </table:table-cell>
          <table:table-cell table:style-name="ce1" table:formula="of:=[.E224]/21" office:value-type="float" office:value="1">
            <text:p>1</text:p>
          </table:table-cell>
          <table:table-cell table:number-columns-repeated="3"/>
          <table:table-cell table:style-name="ce1" table:formula="of:=AVERAGE([.J203:.J223])" office:value-type="float" office:value="0.367445586164001">
            <text:p>0.36744558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45">
            <text:p>645</text:p>
          </table:table-cell>
          <table:table-cell table:formula="of:=ABS([.I225]-[.H225])/[.H225]" office:value-type="float" office:value="0.190715181932246">
            <text:p>0.1907151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37">
            <text:p>837</text:p>
          </table:table-cell>
          <table:table-cell table:formula="of:=ABS([.I226]-[.H226])/[.H226]" office:value-type="float" office:value="0.0488636363636364">
            <text:p>0.04886363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08">
            <text:p>708</text:p>
          </table:table-cell>
          <table:table-cell table:formula="of:=ABS([.I227]-[.H227])/[.H227]" office:value-type="float" office:value="0.208053691275168">
            <text:p>0.20805369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843">
            <text:p>843</text:p>
          </table:table-cell>
          <table:table-cell table:formula="of:=ABS([.I228]-[.H228])/[.H228]" office:value-type="float" office:value="0.0617128463476071">
            <text:p>0.06171284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24">
            <text:p>924</text:p>
          </table:table-cell>
          <table:table-cell table:formula="of:=ABS([.I229]-[.H229])/[.H229]" office:value-type="float" office:value="0.132394366197183">
            <text:p>0.13239436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731">
            <text:p>731</text:p>
          </table:table-cell>
          <table:table-cell table:formula="of:=ABS([.I230]-[.H230])/[.H230]" office:value-type="float" office:value="0.168373151308305">
            <text:p>0.16837315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19">
            <text:p>719</text:p>
          </table:table-cell>
          <table:table-cell table:formula="of:=ABS([.I231]-[.H231])/[.H231]" office:value-type="float" office:value="0.115621156211562">
            <text:p>0.11562115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796">
            <text:p>796</text:p>
          </table:table-cell>
          <table:table-cell table:formula="of:=ABS([.I232]-[.H232])/[.H232]" office:value-type="float" office:value="0.207960199004975">
            <text:p>0.207960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824">
            <text:p>824</text:p>
          </table:table-cell>
          <table:table-cell table:formula="of:=ABS([.I233]-[.H233])/[.H233]" office:value-type="float" office:value="0.0827858081471748">
            <text:p>0.08278580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03">
            <text:p>703</text:p>
          </table:table-cell>
          <table:table-cell table:formula="of:=ABS([.I234]-[.H234])/[.H234]" office:value-type="float" office:value="0.106734434561626">
            <text:p>0.10673443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21">
            <text:p>721</text:p>
          </table:table-cell>
          <table:table-cell table:formula="of:=ABS([.I235]-[.H235])/[.H235]" office:value-type="float" office:value="0.0907944514501892">
            <text:p>0.09079445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14">
            <text:p>914</text:p>
          </table:table-cell>
          <table:table-cell table:formula="of:=ABS([.I236]-[.H236])/[.H236]" office:value-type="float" office:value="0.095944609297725">
            <text:p>0.09594460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15">
            <text:p>815</text:p>
          </table:table-cell>
          <table:table-cell table:formula="of:=ABS([.I237]-[.H237])/[.H237]" office:value-type="float" office:value="0.125536480686695">
            <text:p>0.12553648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18">
            <text:p>818</text:p>
          </table:table-cell>
          <table:table-cell table:formula="of:=ABS([.I238]-[.H238])/[.H238]" office:value-type="float" office:value="0.0880713489409142">
            <text:p>0.08807134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38">
            <text:p>738</text:p>
          </table:table-cell>
          <table:table-cell table:formula="of:=ABS([.I239]-[.H239])/[.H239]" office:value-type="float" office:value="0.0336134453781513">
            <text:p>0.03361344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98">
            <text:p>798</text:p>
          </table:table-cell>
          <table:table-cell table:formula="of:=ABS([.I240]-[.H240])/[.H240]" office:value-type="float" office:value="0.17816683831102">
            <text:p>0.1781668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923">
            <text:p>923</text:p>
          </table:table-cell>
          <table:table-cell table:formula="of:=ABS([.I241]-[.H241])/[.H241]" office:value-type="float" office:value="0.00984682713347921">
            <text:p>0.00984682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750">
            <text:p>750</text:p>
          </table:table-cell>
          <table:table-cell table:formula="of:=ABS([.I242]-[.H242])/[.H242]" office:value-type="float" office:value="0.340369393139842">
            <text:p>0.3403693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755">
            <text:p>755</text:p>
          </table:table-cell>
          <table:table-cell table:formula="of:=ABS([.I243]-[.H243])/[.H243]" office:value-type="float" office:value="0.241206030150754">
            <text:p>0.24120603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745">
            <text:p>745</text:p>
          </table:table-cell>
          <table:table-cell table:formula="of:=ABS([.I244]-[.H244])/[.H244]" office:value-type="float" office:value="0.139722863741339">
            <text:p>0.13972286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228">
            <text:p>228</text:p>
          </table:table-cell>
          <table:table-cell table:formula="of:=ABS([.I245]-[.H245])/[.H245]" office:value-type="float" office:value="0.756410256410256">
            <text:p>0.75641025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25:.D245]; &quot;T&quot;)" office:value-type="float" office:value="2">
            <text:p>2</text:p>
          </table:table-cell>
          <table:table-cell table:style-name="ce1" table:formula="of:=[.E246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225:.J245])" office:value-type="float" office:value="0.162995095999517">
            <text:p>0.1629950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93">
            <text:p>693</text:p>
          </table:table-cell>
          <table:table-cell table:formula="of:=ABS([.I247]-[.H247])/[.H247]" office:value-type="float" office:value="0.0647773279352227">
            <text:p>0.06477732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46">
            <text:p>846</text:p>
          </table:table-cell>
          <table:table-cell table:formula="of:=ABS([.I248]-[.H248])/[.H248]" office:value-type="float" office:value="0.032967032967033">
            <text:p>0.0329670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667">
            <text:p>667</text:p>
          </table:table-cell>
          <table:table-cell table:formula="of:=ABS([.I249]-[.H249])/[.H249]" office:value-type="float" office:value="0.164160401002506">
            <text:p>0.1641604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752">
            <text:p>752</text:p>
          </table:table-cell>
          <table:table-cell table:formula="of:=ABS([.I250]-[.H250])/[.H250]" office:value-type="float" office:value="0.0946142649199418">
            <text:p>0.09461426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26">
            <text:p>926</text:p>
          </table:table-cell>
          <table:table-cell table:formula="of:=ABS([.I251]-[.H251])/[.H251]" office:value-type="float" office:value="0.0885826771653543">
            <text:p>0.0885826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722">
            <text:p>722</text:p>
          </table:table-cell>
          <table:table-cell table:formula="of:=ABS([.I252]-[.H252])/[.H252]" office:value-type="float" office:value="0.0243243243243243">
            <text:p>0.0243243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772">
            <text:p>772</text:p>
          </table:table-cell>
          <table:table-cell table:formula="of:=ABS([.I253]-[.H253])/[.H253]" office:value-type="float" office:value="0.0827489481065919">
            <text:p>0.08274894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18">
            <text:p>818</text:p>
          </table:table-cell>
          <table:table-cell table:formula="of:=ABS([.I254]-[.H254])/[.H254]" office:value-type="float" office:value="0.089086859688196">
            <text:p>0.0890868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668">
            <text:p>668</text:p>
          </table:table-cell>
          <table:table-cell table:formula="of:=ABS([.I255]-[.H255])/[.H255]" office:value-type="float" office:value="0.25328330206379">
            <text:p>0.25328330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781">
            <text:p>781</text:p>
          </table:table-cell>
          <table:table-cell table:formula="of:=ABS([.I256]-[.H256])/[.H256]" office:value-type="float" office:value="0.0772413793103448">
            <text:p>0.07724137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60">
            <text:p>760</text:p>
          </table:table-cell>
          <table:table-cell table:formula="of:=ABS([.I257]-[.H257])/[.H257]" office:value-type="float" office:value="0.0284167794316644">
            <text:p>0.02841677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885">
            <text:p>885</text:p>
          </table:table-cell>
          <table:table-cell table:formula="of:=ABS([.I258]-[.H258])/[.H258]" office:value-type="float" office:value="0.0473372781065089">
            <text:p>0.04733727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59">
            <text:p>959</text:p>
          </table:table-cell>
          <table:table-cell table:formula="of:=ABS([.I259]-[.H259])/[.H259]" office:value-type="float" office:value="0.156815440289505">
            <text:p>0.15681544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778">
            <text:p>778</text:p>
          </table:table-cell>
          <table:table-cell table:formula="of:=ABS([.I260]-[.H260])/[.H260]" office:value-type="float" office:value="0.125904486251809">
            <text:p>0.1259044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34">
            <text:p>634</text:p>
          </table:table-cell>
          <table:table-cell table:formula="of:=ABS([.I261]-[.H261])/[.H261]" office:value-type="float" office:value="0.0176565008025682">
            <text:p>0.01765650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921">
            <text:p>921</text:p>
          </table:table-cell>
          <table:table-cell table:formula="of:=ABS([.I262]-[.H262])/[.H262]" office:value-type="float" office:value="0.0886524822695036">
            <text:p>0.08865248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47">
            <text:p>847</text:p>
          </table:table-cell>
          <table:table-cell table:formula="of:=ABS([.I263]-[.H263])/[.H263]" office:value-type="float" office:value="0.0733041575492341">
            <text:p>0.07330415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888">
            <text:p>888</text:p>
          </table:table-cell>
          <table:table-cell table:formula="of:=ABS([.I264]-[.H264])/[.H264]" office:value-type="float" office:value="0.106639839034205">
            <text:p>0.1066398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99">
            <text:p>899</text:p>
          </table:table-cell>
          <table:table-cell table:formula="of:=ABS([.I265]-[.H265])/[.H265]" office:value-type="float" office:value="0.0526870389884089">
            <text:p>0.0526870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63">
            <text:p>763</text:p>
          </table:table-cell>
          <table:table-cell table:formula="of:=ABS([.I266]-[.H266])/[.H266]" office:value-type="float" office:value="0.0227882037533512">
            <text:p>0.0227882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267]-[.H267])/[.H26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47:.D267]; &quot;T&quot;)" office:value-type="float" office:value="0">
            <text:p>0</text:p>
          </table:table-cell>
          <table:table-cell table:style-name="ce1" table:formula="of:=[.E268]/21" office:value-type="float" office:value="0">
            <text:p>0</text:p>
          </table:table-cell>
          <table:table-cell table:number-columns-repeated="3"/>
          <table:table-cell table:style-name="ce1" table:formula="of:=AVERAGE([.J247:.J267])" office:value-type="float" office:value="0.0805708916171459">
            <text:p>0.08057089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54">
            <text:p>754</text:p>
          </table:table-cell>
          <table:table-cell table:formula="of:=ABS([.I269]-[.H269])/[.H269]" office:value-type="float" office:value="0.50199203187251">
            <text:p>0.50199203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965">
            <text:p>965</text:p>
          </table:table-cell>
          <table:table-cell table:formula="of:=ABS([.I270]-[.H270])/[.H270]" office:value-type="float" office:value="0.295302013422819">
            <text:p>0.2953020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826">
            <text:p>826</text:p>
          </table:table-cell>
          <table:table-cell table:formula="of:=ABS([.I271]-[.H271])/[.H271]" office:value-type="float" office:value="0.52962962962963">
            <text:p>0.52962962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695">
            <text:p>695</text:p>
          </table:table-cell>
          <table:table-cell table:formula="of:=ABS([.I272]-[.H272])/[.H272]" office:value-type="float" office:value="0.658711217183771">
            <text:p>0.65871121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77">
            <text:p>677</text:p>
          </table:table-cell>
          <table:table-cell table:formula="of:=ABS([.I273]-[.H273])/[.H27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826">
            <text:p>826</text:p>
          </table:table-cell>
          <table:table-cell table:formula="of:=ABS([.I274]-[.H274])/[.H274]" office:value-type="float" office:value="0.00731707317073171">
            <text:p>0.00731707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429">
            <text:p>429</text:p>
          </table:table-cell>
          <table:table-cell table:formula="of:=ABS([.I275]-[.H275])/[.H275]" office:value-type="float" office:value="0.36624203821656">
            <text:p>0.3662420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951">
            <text:p>951</text:p>
          </table:table-cell>
          <table:table-cell table:formula="of:=ABS([.I276]-[.H276])/[.H276]" office:value-type="float" office:value="0.133492252681764">
            <text:p>0.13349225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714">
            <text:p>714</text:p>
          </table:table-cell>
          <table:table-cell table:formula="of:=ABS([.I277]-[.H277])/[.H277]" office:value-type="float" office:value="0.222602739726027">
            <text:p>0.22260273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746">
            <text:p>746</text:p>
          </table:table-cell>
          <table:table-cell table:formula="of:=ABS([.I278]-[.H278])/[.H278]" office:value-type="float" office:value="3.44047619047619">
            <text:p>3.4404761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602">
            <text:p>602</text:p>
          </table:table-cell>
          <table:table-cell table:formula="of:=ABS([.I279]-[.H279])/[.H279]" office:value-type="float" office:value="0.0598591549295775">
            <text:p>0.05985915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824">
            <text:p>824</text:p>
          </table:table-cell>
          <table:table-cell table:formula="of:=ABS([.I280]-[.H280])/[.H280]" office:value-type="float" office:value="0.43804537521815">
            <text:p>0.43804537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773">
            <text:p>773</text:p>
          </table:table-cell>
          <table:table-cell table:formula="of:=ABS([.I281]-[.H281])/[.H281]" office:value-type="float" office:value="1.51791530944625">
            <text:p>1.51791530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06">
            <text:p>1006</text:p>
          </table:table-cell>
          <table:table-cell table:formula="of:=ABS([.I282]-[.H282])/[.H282]" office:value-type="float" office:value="1.42995169082126">
            <text:p>1.42995169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958">
            <text:p>958</text:p>
          </table:table-cell>
          <table:table-cell table:formula="of:=ABS([.I283]-[.H283])/[.H283]" office:value-type="float" office:value="0.193026151930262">
            <text:p>0.19302615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12">
            <text:p>912</text:p>
          </table:table-cell>
          <table:table-cell table:formula="of:=ABS([.I284]-[.H284])/[.H284]" office:value-type="float" office:value="1.10623556581986">
            <text:p>1.1062355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17">
            <text:p>917</text:p>
          </table:table-cell>
          <table:table-cell table:formula="of:=ABS([.I285]-[.H285])/[.H285]" office:value-type="float" office:value="0.286115007012623">
            <text:p>0.2861150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761">
            <text:p>761</text:p>
          </table:table-cell>
          <table:table-cell table:formula="of:=ABS([.I286]-[.H286])/[.H286]" office:value-type="float" office:value="0.209856915739269">
            <text:p>0.2098569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782">
            <text:p>782</text:p>
          </table:table-cell>
          <table:table-cell table:formula="of:=ABS([.I287]-[.H287])/[.H287]" office:value-type="float" office:value="0.688984881209503">
            <text:p>0.68898488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814">
            <text:p>814</text:p>
          </table:table-cell>
          <table:table-cell table:formula="of:=ABS([.I288]-[.H288])/[.H288]" office:value-type="float" office:value="0.308681672025723">
            <text:p>0.3086816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757">
            <text:p>757</text:p>
          </table:table-cell>
          <table:table-cell table:formula="of:=ABS([.I289]-[.H289])/[.H289]" office:value-type="float" office:value="1.15056818181818">
            <text:p>1.150568181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69:.D289]; &quot;T&quot;)" office:value-type="float" office:value="0">
            <text:p>0</text:p>
          </table:table-cell>
          <table:table-cell table:style-name="ce1" table:formula="of:=[.E290]/21" office:value-type="float" office:value="0">
            <text:p>0</text:p>
          </table:table-cell>
          <table:table-cell table:number-columns-repeated="3"/>
          <table:table-cell table:style-name="ce1" table:formula="of:=AVERAGE([.J269:.J289])" office:value-type="float" office:value="0.645000242492889">
            <text:p>0.64500024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810">
            <text:p>810</text:p>
          </table:table-cell>
          <table:table-cell table:formula="of:=ABS([.I291]-[.H291])/[.H291]" office:value-type="float" office:value="0.428571428571429">
            <text:p>0.42857142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890">
            <text:p>890</text:p>
          </table:table-cell>
          <table:table-cell table:formula="of:=ABS([.I292]-[.H292])/[.H292]" office:value-type="float" office:value="0.480865224625624">
            <text:p>0.48086522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820">
            <text:p>820</text:p>
          </table:table-cell>
          <table:table-cell table:formula="of:=ABS([.I293]-[.H293])/[.H293]" office:value-type="float" office:value="0.496350364963504">
            <text:p>0.4963503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759">
            <text:p>759</text:p>
          </table:table-cell>
          <table:table-cell table:formula="of:=ABS([.I294]-[.H294])/[.H294]" office:value-type="float" office:value="0.773364485981308">
            <text:p>0.7733644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52">
            <text:p>752</text:p>
          </table:table-cell>
          <table:table-cell table:formula="of:=ABS([.I295]-[.H295])/[.H295]" office:value-type="float" office:value="0.0245231607629428">
            <text:p>0.024523160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291:.D295]; &quot;T&quot;)" office:value-type="float" office:value="0">
            <text:p>0</text:p>
          </table:table-cell>
          <table:table-cell table:formula="of:=[.E296]/5" office:value-type="float" office:value="0">
            <text:p>0</text:p>
          </table:table-cell>
          <table:table-cell table:number-columns-repeated="3"/>
          <table:table-cell table:style-name="ce1" table:formula="of:=AVERAGE([.J291:.J295])" office:value-type="float" office:value="0.440734932980961">
            <text:p>0.4407349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771">
            <text:p>771</text:p>
          </table:table-cell>
          <table:table-cell table:formula="of:=ABS([.I297]-[.H297])/[.H297]" office:value-type="float" office:value="0.338541666666667">
            <text:p>0.3385416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684">
            <text:p>684</text:p>
          </table:table-cell>
          <table:table-cell table:formula="of:=ABS([.I298]-[.H298])/[.H298]" office:value-type="float" office:value="0.136212624584718">
            <text:p>0.13621262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72">
            <text:p>772</text:p>
          </table:table-cell>
          <table:table-cell table:formula="of:=ABS([.I299]-[.H299])/[.H299]" office:value-type="float" office:value="0.758542141230068">
            <text:p>0.75854214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794">
            <text:p>794</text:p>
          </table:table-cell>
          <table:table-cell table:formula="of:=ABS([.I300]-[.H300])/[.H300]" office:value-type="float" office:value="0.00506329113924051">
            <text:p>0.0050632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639">
            <text:p>639</text:p>
          </table:table-cell>
          <table:table-cell table:formula="of:=ABS([.I301]-[.H301])/[.H301]" office:value-type="float" office:value="0.638461538461538">
            <text:p>0.63846153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97:.D301]; &quot;T&quot;)" office:value-type="float" office:value="0">
            <text:p>0</text:p>
          </table:table-cell>
          <table:table-cell table:style-name="ce1" table:formula="of:=[.E302]/21" office:value-type="float" office:value="0">
            <text:p>0</text:p>
          </table:table-cell>
          <table:table-cell table:number-columns-repeated="3"/>
          <table:table-cell table:style-name="ce2" table:formula="of:=AVERAGE([.J297:.J301])" office:value-type="float" office:value="0.375364252416446">
            <text:p>0.375364252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290];[.E268];[.E246];[.E224])" office:value-type="float" office:value="23">
            <text:p>23</text:p>
          </table:table-cell>
          <table:table-cell table:style-name="ce1" table:formula="of:=[.E303]/(4*21)" office:value-type="float" office:value="0.273809523809524">
            <text:p>0.2738095238</text:p>
          </table:table-cell>
          <table:table-cell table:number-columns-repeated="3"/>
          <table:table-cell table:style-name="ce3" table:formula="of:=AVERAGE([.J269:.J289];[.J247:.J267];[.J225:.J245];[.J203:.J223])" office:value-type="float" office:value="0.314002954068388">
            <text:p>0.31400295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680">
            <text:p>680</text:p>
          </table:table-cell>
          <table:table-cell table:formula="of:=ABS([.I304]-[.H304])/[.H304]" office:value-type="float" office:value="0.204678362573099">
            <text:p>0.2046783626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473">
            <text:p>473</text:p>
          </table:table-cell>
          <table:table-cell table:formula="of:=ABS([.I305]-[.H305])/[.H305]" office:value-type="float" office:value="0.47964796479648">
            <text:p>0.4796479648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644">
            <text:p>644</text:p>
          </table:table-cell>
          <table:table-cell table:formula="of:=ABS([.I306]-[.H306])/[.H306]" office:value-type="float" office:value="0.279642058165548">
            <text:p>0.27964205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30">
            <text:p>630</text:p>
          </table:table-cell>
          <table:table-cell table:formula="of:=ABS([.I307]-[.H307])/[.H307]" office:value-type="float" office:value="0.272517321016166">
            <text:p>0.2725173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764">
            <text:p>764</text:p>
          </table:table-cell>
          <table:table-cell table:formula="of:=ABS([.I308]-[.H308])/[.H308]" office:value-type="float" office:value="0.282629107981221">
            <text:p>0.2826291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858">
            <text:p>858</text:p>
          </table:table-cell>
          <table:table-cell table:formula="of:=ABS([.I309]-[.H309])/[.H309]" office:value-type="float" office:value="0.116374871266735">
            <text:p>0.11637487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26">
            <text:p>626</text:p>
          </table:table-cell>
          <table:table-cell table:formula="of:=ABS([.I310]-[.H310])/[.H310]" office:value-type="float" office:value="0.296629213483146">
            <text:p>0.29662921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716">
            <text:p>716</text:p>
          </table:table-cell>
          <table:table-cell table:formula="of:=ABS([.I311]-[.H311])/[.H311]" office:value-type="float" office:value="0.299412915851272">
            <text:p>0.29941291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561">
            <text:p>561</text:p>
          </table:table-cell>
          <table:table-cell table:formula="of:=ABS([.I312]-[.H312])/[.H312]" office:value-type="float" office:value="0.348432055749129">
            <text:p>0.34843205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646">
            <text:p>646</text:p>
          </table:table-cell>
          <table:table-cell table:formula="of:=ABS([.I313]-[.H313])/[.H313]" office:value-type="float" office:value="0.303128371089536">
            <text:p>0.3031283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660">
            <text:p>660</text:p>
          </table:table-cell>
          <table:table-cell table:formula="of:=ABS([.I314]-[.H314])/[.H314]" office:value-type="float" office:value="0.282608695652174">
            <text:p>0.2826086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788">
            <text:p>788</text:p>
          </table:table-cell>
          <table:table-cell table:formula="of:=ABS([.I315]-[.H315])/[.H315]" office:value-type="float" office:value="0.264925373134328">
            <text:p>0.2649253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615">
            <text:p>615</text:p>
          </table:table-cell>
          <table:table-cell table:formula="of:=ABS([.I316]-[.H316])/[.H316]" office:value-type="float" office:value="0.351949420442571">
            <text:p>0.35194942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595">
            <text:p>595</text:p>
          </table:table-cell>
          <table:table-cell table:formula="of:=ABS([.I317]-[.H317])/[.H317]" office:value-type="float" office:value="0.354663774403471">
            <text:p>0.35466377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697">
            <text:p>697</text:p>
          </table:table-cell>
          <table:table-cell table:formula="of:=ABS([.I318]-[.H318])/[.H318]" office:value-type="float" office:value="0.151035322777101">
            <text:p>0.15103532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589">
            <text:p>589</text:p>
          </table:table-cell>
          <table:table-cell table:formula="of:=ABS([.I319]-[.H319])/[.H319]" office:value-type="float" office:value="0.398979591836735">
            <text:p>0.39897959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603">
            <text:p>603</text:p>
          </table:table-cell>
          <table:table-cell table:formula="of:=ABS([.I320]-[.H320])/[.H320]" office:value-type="float" office:value="0.407662082514735">
            <text:p>0.40766208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845">
            <text:p>845</text:p>
          </table:table-cell>
          <table:table-cell table:formula="of:=ABS([.I321]-[.H321])/[.H321]" office:value-type="float" office:value="0.278394534585824">
            <text:p>0.27839453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572">
            <text:p>572</text:p>
          </table:table-cell>
          <table:table-cell table:formula="of:=ABS([.I322]-[.H322])/[.H322]" office:value-type="float" office:value="0.451581975071908">
            <text:p>0.45158197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20">
            <text:p>720</text:p>
          </table:table-cell>
          <table:table-cell table:formula="of:=ABS([.I323]-[.H323])/[.H323]" office:value-type="float" office:value="0.274924471299094">
            <text:p>0.27492447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984">
            <text:p>984</text:p>
          </table:table-cell>
          <table:table-cell table:formula="of:=ABS([.I324]-[.H324])/[.H324]" office:value-type="float" office:value="0.129973474801061">
            <text:p>0.129973474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04:.D324]; &quot;T&quot;)" office:value-type="float" office:value="21">
            <text:p>21</text:p>
          </table:table-cell>
          <table:table-cell table:style-name="ce1" table:formula="of:=[.E325]/21" office:value-type="float" office:value="1">
            <text:p>1</text:p>
          </table:table-cell>
          <table:table-cell table:number-columns-repeated="3"/>
          <table:table-cell table:style-name="ce1" table:formula="of:=AVERAGE([.J304:.J324])" office:value-type="float" office:value="0.296656712309111">
            <text:p>0.29665671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38">
            <text:p>738</text:p>
          </table:table-cell>
          <table:table-cell table:formula="of:=ABS([.I326]-[.H326])/[.H326]" office:value-type="float" office:value="0.0740276035131744">
            <text:p>0.07402760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585">
            <text:p>585</text:p>
          </table:table-cell>
          <table:table-cell table:formula="of:=ABS([.I327]-[.H327])/[.H327]" office:value-type="float" office:value="0.335227272727273">
            <text:p>0.33522727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323">
            <text:p>323</text:p>
          </table:table-cell>
          <table:table-cell table:formula="of:=ABS([.I328]-[.H328])/[.H328]" office:value-type="float" office:value="0.638702460850112">
            <text:p>0.63870246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855">
            <text:p>855</text:p>
          </table:table-cell>
          <table:table-cell table:formula="of:=ABS([.I329]-[.H329])/[.H329]" office:value-type="float" office:value="0.0768261964735516">
            <text:p>0.07682619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22">
            <text:p>922</text:p>
          </table:table-cell>
          <table:table-cell table:formula="of:=ABS([.I330]-[.H330])/[.H330]" office:value-type="float" office:value="0.134272300469484">
            <text:p>0.13427230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269">
            <text:p>269</text:p>
          </table:table-cell>
          <table:table-cell table:formula="of:=ABS([.I331]-[.H331])/[.H331]" office:value-type="float" office:value="0.693970420932878">
            <text:p>0.69397042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518">
            <text:p>518</text:p>
          </table:table-cell>
          <table:table-cell table:formula="of:=ABS([.I332]-[.H332])/[.H332]" office:value-type="float" office:value="0.362853628536285">
            <text:p>0.36285362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24">
            <text:p>924</text:p>
          </table:table-cell>
          <table:table-cell table:formula="of:=ABS([.I333]-[.H333])/[.H333]" office:value-type="float" office:value="0.0805970149253731">
            <text:p>0.08059701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371">
            <text:p>371</text:p>
          </table:table-cell>
          <table:table-cell table:formula="of:=ABS([.I334]-[.H334])/[.H334]" office:value-type="float" office:value="0.512483574244415">
            <text:p>0.51248357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90">
            <text:p>790</text:p>
          </table:table-cell>
          <table:table-cell table:formula="of:=ABS([.I335]-[.H335])/[.H335]" office:value-type="float" office:value="0.00381194409148666">
            <text:p>0.00381194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32">
            <text:p>732</text:p>
          </table:table-cell>
          <table:table-cell table:formula="of:=ABS([.I336]-[.H336])/[.H336]" office:value-type="float" office:value="0.0769230769230769">
            <text:p>0.07692307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21">
            <text:p>921</text:p>
          </table:table-cell>
          <table:table-cell table:formula="of:=ABS([.I337]-[.H337])/[.H337]" office:value-type="float" office:value="0.0890207715133531">
            <text:p>0.08902077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790">
            <text:p>790</text:p>
          </table:table-cell>
          <table:table-cell table:formula="of:=ABS([.I338]-[.H338])/[.H338]" office:value-type="float" office:value="0.152360515021459">
            <text:p>0.1523605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495">
            <text:p>495</text:p>
          </table:table-cell>
          <table:table-cell table:formula="of:=ABS([.I339]-[.H339])/[.H339]" office:value-type="float" office:value="0.448160535117057">
            <text:p>0.44816053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 table:formula="of:=ABS([.I340]-[.H340])/[.H340]" office:value-type="float" office:value="0.030812324929972">
            <text:p>0.03081232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530">
            <text:p>530</text:p>
          </table:table-cell>
          <table:table-cell table:formula="of:=ABS([.I341]-[.H341])/[.H341]" office:value-type="float" office:value="0.454170957775489">
            <text:p>0.45417095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708">
            <text:p>708</text:p>
          </table:table-cell>
          <table:table-cell table:formula="of:=ABS([.I342]-[.H342])/[.H342]" office:value-type="float" office:value="0.225382932166302">
            <text:p>0.22538293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888">
            <text:p>888</text:p>
          </table:table-cell>
          <table:table-cell table:formula="of:=ABS([.I343]-[.H343])/[.H343]" office:value-type="float" office:value="0.218997361477573">
            <text:p>0.21899736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683">
            <text:p>683</text:p>
          </table:table-cell>
          <table:table-cell table:formula="of:=ABS([.I344]-[.H344])/[.H344]" office:value-type="float" office:value="0.31356783919598">
            <text:p>0.31356783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595">
            <text:p>595</text:p>
          </table:table-cell>
          <table:table-cell table:formula="of:=ABS([.I345]-[.H345])/[.H345]" office:value-type="float" office:value="0.312933025404157">
            <text:p>0.31293302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720">
            <text:p>720</text:p>
          </table:table-cell>
          <table:table-cell table:formula="of:=ABS([.I346]-[.H346])/[.H346]" office:value-type="float" office:value="0.230769230769231">
            <text:p>0.230769230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26:.D346]; &quot;T&quot;)" office:value-type="float" office:value="12">
            <text:p>12</text:p>
          </table:table-cell>
          <table:table-cell table:style-name="ce1" table:formula="of:=[.E347]/21" office:value-type="float" office:value="0.571428571428571">
            <text:p>0.5714285714</text:p>
          </table:table-cell>
          <table:table-cell table:number-columns-repeated="3"/>
          <table:table-cell table:style-name="ce1" table:formula="of:=AVERAGE([.J326:.J346])" office:value-type="float" office:value="0.260279570812271">
            <text:p>0.26027957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92">
            <text:p>692</text:p>
          </table:table-cell>
          <table:table-cell table:formula="of:=ABS([.I348]-[.H348])/[.H348]" office:value-type="float" office:value="0.0661268556005398">
            <text:p>0.0661268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940">
            <text:p>940</text:p>
          </table:table-cell>
          <table:table-cell table:formula="of:=ABS([.I349]-[.H349])/[.H349]" office:value-type="float" office:value="0.147741147741148">
            <text:p>0.14774114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20">
            <text:p>820</text:p>
          </table:table-cell>
          <table:table-cell table:formula="of:=ABS([.I350]-[.H350])/[.H350]" office:value-type="float" office:value="0.0275689223057644">
            <text:p>0.02756892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799">
            <text:p>799</text:p>
          </table:table-cell>
          <table:table-cell table:formula="of:=ABS([.I351]-[.H351])/[.H351]" office:value-type="float" office:value="0.163027656477438">
            <text:p>0.16302765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48">
            <text:p>948</text:p>
          </table:table-cell>
          <table:table-cell table:formula="of:=ABS([.I352]-[.H352])/[.H352]" office:value-type="float" office:value="0.0669291338582677">
            <text:p>0.06692913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801">
            <text:p>801</text:p>
          </table:table-cell>
          <table:table-cell table:formula="of:=ABS([.I353]-[.H353])/[.H353]" office:value-type="float" office:value="0.0824324324324324">
            <text:p>0.08243243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05">
            <text:p>905</text:p>
          </table:table-cell>
          <table:table-cell table:formula="of:=ABS([.I354]-[.H354])/[.H354]" office:value-type="float" office:value="0.269284712482468">
            <text:p>0.26928471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86">
            <text:p>886</text:p>
          </table:table-cell>
          <table:table-cell table:formula="of:=ABS([.I355]-[.H355])/[.H355]" office:value-type="float" office:value="0.0133630289532294">
            <text:p>0.0133630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786">
            <text:p>786</text:p>
          </table:table-cell>
          <table:table-cell table:formula="of:=ABS([.I356]-[.H356])/[.H356]" office:value-type="float" office:value="0.474671669793621">
            <text:p>0.47467166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831">
            <text:p>831</text:p>
          </table:table-cell>
          <table:table-cell table:formula="of:=ABS([.I357]-[.H357])/[.H357]" office:value-type="float" office:value="0.146206896551724">
            <text:p>0.14620689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64">
            <text:p>764</text:p>
          </table:table-cell>
          <table:table-cell table:formula="of:=ABS([.I358]-[.H358])/[.H358]" office:value-type="float" office:value="0.03382949932341">
            <text:p>0.03382949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996">
            <text:p>996</text:p>
          </table:table-cell>
          <table:table-cell table:formula="of:=ABS([.I359]-[.H359])/[.H359]" office:value-type="float" office:value="0.178698224852071">
            <text:p>0.17869822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865">
            <text:p>865</text:p>
          </table:table-cell>
          <table:table-cell table:formula="of:=ABS([.I360]-[.H360])/[.H360]" office:value-type="float" office:value="0.0434258142340169">
            <text:p>0.04342581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890">
            <text:p>890</text:p>
          </table:table-cell>
          <table:table-cell table:formula="of:=ABS([.I361]-[.H361])/[.H361]" office:value-type="float" office:value="0.287988422575977">
            <text:p>0.28798842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77">
            <text:p>677</text:p>
          </table:table-cell>
          <table:table-cell table:formula="of:=ABS([.I362]-[.H362])/[.H362]" office:value-type="float" office:value="0.086677367576244">
            <text:p>0.08667736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883">
            <text:p>883</text:p>
          </table:table-cell>
          <table:table-cell table:formula="of:=ABS([.I363]-[.H363])/[.H363]" office:value-type="float" office:value="0.0437352245862884">
            <text:p>0.04373522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99">
            <text:p>899</text:p>
          </table:table-cell>
          <table:table-cell table:formula="of:=ABS([.I364]-[.H364])/[.H364]" office:value-type="float" office:value="0.0164113785557987">
            <text:p>0.01641137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087">
            <text:p>1087</text:p>
          </table:table-cell>
          <table:table-cell table:formula="of:=ABS([.I365]-[.H365])/[.H365]" office:value-type="float" office:value="0.0935613682092555">
            <text:p>0.09356136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38">
            <text:p>838</text:p>
          </table:table-cell>
          <table:table-cell table:formula="of:=ABS([.I366]-[.H366])/[.H366]" office:value-type="float" office:value="0.116965226554268">
            <text:p>0.11696522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811">
            <text:p>811</text:p>
          </table:table-cell>
          <table:table-cell table:formula="of:=ABS([.I367]-[.H367])/[.H367]" office:value-type="float" office:value="0.0871313672922252">
            <text:p>0.08713136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32">
            <text:p>832</text:p>
          </table:table-cell>
          <table:table-cell table:formula="of:=ABS([.I368]-[.H368])/[.H368]" office:value-type="float" office:value="0.0907103825136612">
            <text:p>0.090710382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48:.D368]; &quot;T&quot;)" office:value-type="float" office:value="0">
            <text:p>0</text:p>
          </table:table-cell>
          <table:table-cell table:style-name="ce1" table:formula="of:=[.E369]/21" office:value-type="float" office:value="0">
            <text:p>0</text:p>
          </table:table-cell>
          <table:table-cell table:number-columns-repeated="3"/>
          <table:table-cell table:style-name="ce1" table:formula="of:=AVERAGE([.J348:.J368])" office:value-type="float" office:value="0.120785082498564">
            <text:p>0.12078508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20">
            <text:p>720</text:p>
          </table:table-cell>
          <table:table-cell table:formula="of:=ABS([.I370]-[.H370])/[.H370]" office:value-type="float" office:value="0.434262948207171">
            <text:p>0.43426294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967">
            <text:p>967</text:p>
          </table:table-cell>
          <table:table-cell table:formula="of:=ABS([.I371]-[.H371])/[.H371]" office:value-type="float" office:value="0.297986577181208">
            <text:p>0.2979865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944">
            <text:p>944</text:p>
          </table:table-cell>
          <table:table-cell table:formula="of:=ABS([.I372]-[.H372])/[.H372]" office:value-type="float" office:value="0.748148148148148">
            <text:p>0.74814814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680">
            <text:p>680</text:p>
          </table:table-cell>
          <table:table-cell table:formula="of:=ABS([.I373]-[.H373])/[.H373]" office:value-type="float" office:value="0.62291169451074">
            <text:p>0.62291169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851">
            <text:p>851</text:p>
          </table:table-cell>
          <table:table-cell table:formula="of:=ABS([.I374]-[.H374])/[.H374]" office:value-type="float" office:value="0.257016248153619">
            <text:p>0.25701624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792">
            <text:p>792</text:p>
          </table:table-cell>
          <table:table-cell table:formula="of:=ABS([.I375]-[.H375])/[.H375]" office:value-type="float" office:value="0.0341463414634146">
            <text:p>0.03414634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12">
            <text:p>512</text:p>
          </table:table-cell>
          <table:table-cell table:formula="of:=ABS([.I376]-[.H376])/[.H376]" office:value-type="float" office:value="0.630573248407643">
            <text:p>0.63057324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949">
            <text:p>949</text:p>
          </table:table-cell>
          <table:table-cell table:formula="of:=ABS([.I377]-[.H377])/[.H377]" office:value-type="float" office:value="0.131108462455304">
            <text:p>0.13110846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778">
            <text:p>778</text:p>
          </table:table-cell>
          <table:table-cell table:formula="of:=ABS([.I378]-[.H378])/[.H378]" office:value-type="float" office:value="0.332191780821918">
            <text:p>0.33219178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812">
            <text:p>812</text:p>
          </table:table-cell>
          <table:table-cell table:formula="of:=ABS([.I379]-[.H379])/[.H379]" office:value-type="float" office:value="3.83333333333333">
            <text:p>3.8333333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380]-[.H380])/[.H380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889">
            <text:p>889</text:p>
          </table:table-cell>
          <table:table-cell table:formula="of:=ABS([.I381]-[.H381])/[.H381]" office:value-type="float" office:value="0.551483420593368">
            <text:p>0.55148342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37">
            <text:p>837</text:p>
          </table:table-cell>
          <table:table-cell table:formula="of:=ABS([.I382]-[.H382])/[.H382]" office:value-type="float" office:value="1.72638436482085">
            <text:p>1.7263843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877">
            <text:p>877</text:p>
          </table:table-cell>
          <table:table-cell table:formula="of:=ABS([.I383]-[.H383])/[.H383]" office:value-type="float" office:value="1.11835748792271">
            <text:p>1.11835748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960">
            <text:p>960</text:p>
          </table:table-cell>
          <table:table-cell table:formula="of:=ABS([.I384]-[.H384])/[.H384]" office:value-type="float" office:value="0.195516811955168">
            <text:p>0.1955168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23">
            <text:p>823</text:p>
          </table:table-cell>
          <table:table-cell table:formula="of:=ABS([.I385]-[.H385])/[.H385]" office:value-type="float" office:value="0.900692840646651">
            <text:p>0.90069284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19">
            <text:p>919</text:p>
          </table:table-cell>
          <table:table-cell table:formula="of:=ABS([.I386]-[.H386])/[.H386]" office:value-type="float" office:value="0.288920056100982">
            <text:p>0.2889200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47">
            <text:p>947</text:p>
          </table:table-cell>
          <table:table-cell table:formula="of:=ABS([.I387]-[.H387])/[.H387]" office:value-type="float" office:value="0.505564387917329">
            <text:p>0.50556438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732">
            <text:p>732</text:p>
          </table:table-cell>
          <table:table-cell table:formula="of:=ABS([.I388]-[.H388])/[.H388]" office:value-type="float" office:value="0.580993520518359">
            <text:p>0.58099352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00">
            <text:p>900</text:p>
          </table:table-cell>
          <table:table-cell table:formula="of:=ABS([.I389]-[.H389])/[.H389]" office:value-type="float" office:value="0.446945337620579">
            <text:p>0.44694533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804">
            <text:p>804</text:p>
          </table:table-cell>
          <table:table-cell table:formula="of:=ABS([.I390]-[.H390])/[.H390]" office:value-type="float" office:value="1.28409090909091">
            <text:p>1.284090909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70:.D390]; &quot;T&quot;)" office:value-type="float" office:value="0">
            <text:p>0</text:p>
          </table:table-cell>
          <table:table-cell table:style-name="ce1" table:formula="of:=[.E391]/21" office:value-type="float" office:value="0">
            <text:p>0</text:p>
          </table:table-cell>
          <table:table-cell table:number-columns-repeated="3"/>
          <table:table-cell table:style-name="ce1" table:formula="of:=AVERAGE([.J370:.J390])" office:value-type="float" office:value="0.734986306043412">
            <text:p>0.734986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94">
            <text:p>994</text:p>
          </table:table-cell>
          <table:table-cell table:formula="of:=ABS([.I392]-[.H392])/[.H392]" office:value-type="float" office:value="0.753086419753086">
            <text:p>0.75308641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995">
            <text:p>995</text:p>
          </table:table-cell>
          <table:table-cell table:formula="of:=ABS([.I393]-[.H393])/[.H393]" office:value-type="float" office:value="0.655574043261231">
            <text:p>0.65557404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01">
            <text:p>1101</text:p>
          </table:table-cell>
          <table:table-cell table:formula="of:=ABS([.I394]-[.H394])/[.H394]" office:value-type="float" office:value="1.00912408759124">
            <text:p>1.00912408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94">
            <text:p>894</text:p>
          </table:table-cell>
          <table:table-cell table:formula="of:=ABS([.I395]-[.H395])/[.H395]" office:value-type="float" office:value="1.08878504672897">
            <text:p>1.08878504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95">
            <text:p>995</text:p>
          </table:table-cell>
          <table:table-cell table:formula="of:=ABS([.I396]-[.H396])/[.H396]" office:value-type="float" office:value="0.35558583106267">
            <text:p>0.35558583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392:.D396]; &quot;T&quot;)" office:value-type="float" office:value="0">
            <text:p>0</text:p>
          </table:table-cell>
          <table:table-cell table:formula="of:=[.E397]/5" office:value-type="float" office:value="0">
            <text:p>0</text:p>
          </table:table-cell>
          <table:table-cell table:number-columns-repeated="3"/>
          <table:table-cell table:style-name="ce1" table:formula="of:=AVERAGE([.J392:.J396])" office:value-type="float" office:value="0.77243108567944">
            <text:p>0.7724310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01">
            <text:p>901</text:p>
          </table:table-cell>
          <table:table-cell table:formula="of:=ABS([.I398]-[.H398])/[.H398]" office:value-type="float" office:value="0.564236111111111">
            <text:p>0.56423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59">
            <text:p>759</text:p>
          </table:table-cell>
          <table:table-cell table:formula="of:=ABS([.I399]-[.H399])/[.H399]" office:value-type="float" office:value="0.260797342192691">
            <text:p>0.26079734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15">
            <text:p>815</text:p>
          </table:table-cell>
          <table:table-cell table:formula="of:=ABS([.I400]-[.H400])/[.H400]" office:value-type="float" office:value="0.856492027334852">
            <text:p>0.8564920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44">
            <text:p>844</text:p>
          </table:table-cell>
          <table:table-cell table:formula="of:=ABS([.I401]-[.H401])/[.H401]" office:value-type="float" office:value="0.0683544303797468">
            <text:p>0.06835443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22">
            <text:p>722</text:p>
          </table:table-cell>
          <table:table-cell table:formula="of:=ABS([.I402]-[.H402])/[.H402]" office:value-type="float" office:value="0.851282051282051">
            <text:p>0.851282051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98:.D402]; &quot;T&quot;)" office:value-type="float" office:value="0">
            <text:p>0</text:p>
          </table:table-cell>
          <table:table-cell table:style-name="ce1" table:formula="of:=[.E403]/21" office:value-type="float" office:value="0">
            <text:p>0</text:p>
          </table:table-cell>
          <table:table-cell table:number-columns-repeated="3"/>
          <table:table-cell table:style-name="ce2" table:formula="of:=AVERAGE([.J398:.J402])" office:value-type="float" office:value="0.52023239246009">
            <text:p>0.520232392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391];[.E369];[.E347];[.E325])" office:value-type="float" office:value="33">
            <text:p>33</text:p>
          </table:table-cell>
          <table:table-cell table:style-name="ce1" table:formula="of:=[.E404]/(4*21)" office:value-type="float" office:value="0.392857142857143">
            <text:p>0.3928571429</text:p>
          </table:table-cell>
          <table:table-cell table:number-columns-repeated="3"/>
          <table:table-cell table:style-name="ce3" table:formula="of:=AVERAGE([.J370:.J390];[.J348:.J368];[.J326:.J346];[.J304:.J324])" office:value-type="float" office:value="0.353176917915839">
            <text:p>0.35317691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579">
            <text:p>579</text:p>
          </table:table-cell>
          <table:table-cell table:formula="of:=ABS([.I405]-[.H405])/[.H405]" office:value-type="float" office:value="0.32280701754386">
            <text:p>0.3228070175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742">
            <text:p>742</text:p>
          </table:table-cell>
          <table:table-cell table:formula="of:=ABS([.I406]-[.H406])/[.H406]" office:value-type="float" office:value="0.183718371837184">
            <text:p>0.1837183718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696">
            <text:p>696</text:p>
          </table:table-cell>
          <table:table-cell table:formula="of:=ABS([.I407]-[.H407])/[.H407]" office:value-type="float" office:value="0.221476510067114">
            <text:p>0.2214765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37">
            <text:p>637</text:p>
          </table:table-cell>
          <table:table-cell table:formula="of:=ABS([.I408]-[.H408])/[.H408]" office:value-type="float" office:value="0.264434180138568">
            <text:p>0.26443418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856">
            <text:p>856</text:p>
          </table:table-cell>
          <table:table-cell table:formula="of:=ABS([.I409]-[.H409])/[.H409]" office:value-type="float" office:value="0.196244131455399">
            <text:p>0.1962441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792">
            <text:p>792</text:p>
          </table:table-cell>
          <table:table-cell table:formula="of:=ABS([.I410]-[.H410])/[.H410]" office:value-type="float" office:value="0.184346035015448">
            <text:p>0.1843460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33">
            <text:p>633</text:p>
          </table:table-cell>
          <table:table-cell table:formula="of:=ABS([.I411]-[.H411])/[.H411]" office:value-type="float" office:value="0.28876404494382">
            <text:p>0.28876404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793">
            <text:p>793</text:p>
          </table:table-cell>
          <table:table-cell table:formula="of:=ABS([.I412]-[.H412])/[.H412]" office:value-type="float" office:value="0.224070450097847">
            <text:p>0.22407045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628">
            <text:p>628</text:p>
          </table:table-cell>
          <table:table-cell table:formula="of:=ABS([.I413]-[.H413])/[.H413]" office:value-type="float" office:value="0.27061556329849">
            <text:p>0.27061556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789">
            <text:p>789</text:p>
          </table:table-cell>
          <table:table-cell table:formula="of:=ABS([.I414]-[.H414])/[.H414]" office:value-type="float" office:value="0.148867313915858">
            <text:p>0.14886731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666">
            <text:p>666</text:p>
          </table:table-cell>
          <table:table-cell table:formula="of:=ABS([.I415]-[.H415])/[.H415]" office:value-type="float" office:value="0.276086956521739">
            <text:p>0.27608695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791">
            <text:p>791</text:p>
          </table:table-cell>
          <table:table-cell table:formula="of:=ABS([.I416]-[.H416])/[.H416]" office:value-type="float" office:value="0.262126865671642">
            <text:p>0.26212686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829">
            <text:p>829</text:p>
          </table:table-cell>
          <table:table-cell table:formula="of:=ABS([.I417]-[.H417])/[.H417]" office:value-type="float" office:value="0.126448893572181">
            <text:p>0.12644889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00">
            <text:p>800</text:p>
          </table:table-cell>
          <table:table-cell table:formula="of:=ABS([.I418]-[.H418])/[.H418]" office:value-type="float" office:value="0.132321041214751">
            <text:p>0.13232104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599">
            <text:p>599</text:p>
          </table:table-cell>
          <table:table-cell table:formula="of:=ABS([.I419]-[.H419])/[.H419]" office:value-type="float" office:value="0.270401948842875">
            <text:p>0.27040194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753">
            <text:p>753</text:p>
          </table:table-cell>
          <table:table-cell table:formula="of:=ABS([.I420]-[.H420])/[.H420]" office:value-type="float" office:value="0.231632653061224">
            <text:p>0.23163265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738">
            <text:p>738</text:p>
          </table:table-cell>
          <table:table-cell table:formula="of:=ABS([.I421]-[.H421])/[.H421]" office:value-type="float" office:value="0.275049115913556">
            <text:p>0.27504911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870">
            <text:p>870</text:p>
          </table:table-cell>
          <table:table-cell table:formula="of:=ABS([.I422]-[.H422])/[.H422]" office:value-type="float" office:value="0.257045260461144">
            <text:p>0.25704526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45">
            <text:p>945</text:p>
          </table:table-cell>
          <table:table-cell table:formula="of:=ABS([.I423]-[.H423])/[.H423]" office:value-type="float" office:value="0.0939597315436242">
            <text:p>0.0939597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21">
            <text:p>721</text:p>
          </table:table-cell>
          <table:table-cell table:formula="of:=ABS([.I424]-[.H424])/[.H424]" office:value-type="float" office:value="0.273917421953676">
            <text:p>0.2739174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027">
            <text:p>1027</text:p>
          </table:table-cell>
          <table:table-cell table:formula="of:=ABS([.I425]-[.H425])/[.H425]" office:value-type="float" office:value="0.0919540229885057">
            <text:p>0.09195402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05:.D425]; &quot;T&quot;)" office:value-type="float" office:value="21">
            <text:p>21</text:p>
          </table:table-cell>
          <table:table-cell table:style-name="ce1" table:formula="of:=[.E426]/21" office:value-type="float" office:value="1">
            <text:p>1</text:p>
          </table:table-cell>
          <table:table-cell table:number-columns-repeated="3"/>
          <table:table-cell table:style-name="ce1" table:formula="of:=AVERAGE([.J405:.J425])" office:value-type="float" office:value="0.218870834764691">
            <text:p>0.21887083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89">
            <text:p>689</text:p>
          </table:table-cell>
          <table:table-cell table:formula="of:=ABS([.I427]-[.H427])/[.H427]" office:value-type="float" office:value="0.135508155583438">
            <text:p>0.1355081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654">
            <text:p>654</text:p>
          </table:table-cell>
          <table:table-cell table:formula="of:=ABS([.I428]-[.H428])/[.H428]" office:value-type="float" office:value="0.256818181818182">
            <text:p>0.2568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487">
            <text:p>487</text:p>
          </table:table-cell>
          <table:table-cell table:formula="of:=ABS([.I429]-[.H429])/[.H429]" office:value-type="float" office:value="0.455257270693512">
            <text:p>0.45525727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61">
            <text:p>761</text:p>
          </table:table-cell>
          <table:table-cell table:formula="of:=ABS([.I430]-[.H430])/[.H430]" office:value-type="float" office:value="0.0415617128463476">
            <text:p>0.04156171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20">
            <text:p>920</text:p>
          </table:table-cell>
          <table:table-cell table:formula="of:=ABS([.I431]-[.H431])/[.H431]" office:value-type="float" office:value="0.136150234741784">
            <text:p>0.1361502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88">
            <text:p>888</text:p>
          </table:table-cell>
          <table:table-cell table:formula="of:=ABS([.I432]-[.H432])/[.H432]" office:value-type="float" office:value="0.0102389078498294">
            <text:p>0.01023890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919">
            <text:p>919</text:p>
          </table:table-cell>
          <table:table-cell table:formula="of:=ABS([.I433]-[.H433])/[.H433]" office:value-type="float" office:value="0.130381303813038">
            <text:p>0.1303813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66">
            <text:p>966</text:p>
          </table:table-cell>
          <table:table-cell table:formula="of:=ABS([.I434]-[.H434])/[.H434]" office:value-type="float" office:value="0.0388059701492537">
            <text:p>0.03880597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389">
            <text:p>389</text:p>
          </table:table-cell>
          <table:table-cell table:formula="of:=ABS([.I435]-[.H435])/[.H435]" office:value-type="float" office:value="0.488830486202365">
            <text:p>0.48883048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97">
            <text:p>797</text:p>
          </table:table-cell>
          <table:table-cell table:formula="of:=ABS([.I436]-[.H436])/[.H436]" office:value-type="float" office:value="0.0127064803049555">
            <text:p>0.01270648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56">
            <text:p>656</text:p>
          </table:table-cell>
          <table:table-cell table:formula="of:=ABS([.I437]-[.H437])/[.H437]" office:value-type="float" office:value="0.172761664564943">
            <text:p>0.17276166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569">
            <text:p>569</text:p>
          </table:table-cell>
          <table:table-cell table:formula="of:=ABS([.I438]-[.H438])/[.H438]" office:value-type="float" office:value="0.437190900098912">
            <text:p>0.43719090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1041">
            <text:p>1041</text:p>
          </table:table-cell>
          <table:table-cell table:formula="of:=ABS([.I439]-[.H439])/[.H439]" office:value-type="float" office:value="0.116952789699571">
            <text:p>0.1169527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58">
            <text:p>858</text:p>
          </table:table-cell>
          <table:table-cell table:formula="of:=ABS([.I440]-[.H440])/[.H440]" office:value-type="float" office:value="0.0434782608695652">
            <text:p>0.04347826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81">
            <text:p>781</text:p>
          </table:table-cell>
          <table:table-cell table:formula="of:=ABS([.I441]-[.H441])/[.H441]" office:value-type="float" office:value="0.0938375350140056">
            <text:p>0.093837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564">
            <text:p>564</text:p>
          </table:table-cell>
          <table:table-cell table:formula="of:=ABS([.I442]-[.H442])/[.H442]" office:value-type="float" office:value="0.419155509783728">
            <text:p>0.41915550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933">
            <text:p>933</text:p>
          </table:table-cell>
          <table:table-cell table:formula="of:=ABS([.I443]-[.H443])/[.H443]" office:value-type="float" office:value="0.0207877461706783">
            <text:p>0.02078774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967">
            <text:p>967</text:p>
          </table:table-cell>
          <table:table-cell table:formula="of:=ABS([.I444]-[.H444])/[.H444]" office:value-type="float" office:value="0.149516270888303">
            <text:p>0.1495162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693">
            <text:p>693</text:p>
          </table:table-cell>
          <table:table-cell table:formula="of:=ABS([.I445]-[.H445])/[.H445]" office:value-type="float" office:value="0.303517587939699">
            <text:p>0.30351758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46">
            <text:p>846</text:p>
          </table:table-cell>
          <table:table-cell table:formula="of:=ABS([.I446]-[.H446])/[.H446]" office:value-type="float" office:value="0.023094688221709">
            <text:p>0.02309468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666">
            <text:p>666</text:p>
          </table:table-cell>
          <table:table-cell table:formula="of:=ABS([.I447]-[.H447])/[.H447]" office:value-type="float" office:value="0.288461538461538">
            <text:p>0.28846153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27:.D447]; &quot;T&quot;)" office:value-type="float" office:value="9">
            <text:p>9</text:p>
          </table:table-cell>
          <table:table-cell table:style-name="ce1" table:formula="of:=[.E448]/21" office:value-type="float" office:value="0.428571428571429">
            <text:p>0.4285714286</text:p>
          </table:table-cell>
          <table:table-cell table:number-columns-repeated="3"/>
          <table:table-cell table:style-name="ce1" table:formula="of:=AVERAGE([.J427:.J447])" office:value-type="float" office:value="0.179762533129303">
            <text:p>0.17976253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56">
            <text:p>656</text:p>
          </table:table-cell>
          <table:table-cell table:formula="of:=ABS([.I449]-[.H449])/[.H449]" office:value-type="float" office:value="0.114709851551957">
            <text:p>0.11470985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530">
            <text:p>530</text:p>
          </table:table-cell>
          <table:table-cell table:formula="of:=ABS([.I450]-[.H450])/[.H450]" office:value-type="float" office:value="0.352869352869353">
            <text:p>0.35286935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36">
            <text:p>836</text:p>
          </table:table-cell>
          <table:table-cell table:formula="of:=ABS([.I451]-[.H451])/[.H451]" office:value-type="float" office:value="0.0476190476190476">
            <text:p>0.0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749">
            <text:p>749</text:p>
          </table:table-cell>
          <table:table-cell table:formula="of:=ABS([.I452]-[.H452])/[.H452]" office:value-type="float" office:value="0.0902474526928675">
            <text:p>0.09024745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45">
            <text:p>845</text:p>
          </table:table-cell>
          <table:table-cell table:formula="of:=ABS([.I453]-[.H453])/[.H453]" office:value-type="float" office:value="0.168307086614173">
            <text:p>0.16830708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899">
            <text:p>899</text:p>
          </table:table-cell>
          <table:table-cell table:formula="of:=ABS([.I454]-[.H454])/[.H454]" office:value-type="float" office:value="0.214864864864865">
            <text:p>0.21486486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815">
            <text:p>815</text:p>
          </table:table-cell>
          <table:table-cell table:formula="of:=ABS([.I455]-[.H455])/[.H455]" office:value-type="float" office:value="0.143057503506311">
            <text:p>0.14305750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969">
            <text:p>969</text:p>
          </table:table-cell>
          <table:table-cell table:formula="of:=ABS([.I456]-[.H456])/[.H456]" office:value-type="float" office:value="0.0790645879732739">
            <text:p>0.0790645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17">
            <text:p>917</text:p>
          </table:table-cell>
          <table:table-cell table:formula="of:=ABS([.I457]-[.H457])/[.H457]" office:value-type="float" office:value="0.720450281425891">
            <text:p>0.72045028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76">
            <text:p>976</text:p>
          </table:table-cell>
          <table:table-cell table:formula="of:=ABS([.I458]-[.H458])/[.H458]" office:value-type="float" office:value="0.346206896551724">
            <text:p>0.34620689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888">
            <text:p>888</text:p>
          </table:table-cell>
          <table:table-cell table:formula="of:=ABS([.I459]-[.H459])/[.H459]" office:value-type="float" office:value="0.201623815967524">
            <text:p>0.201623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008">
            <text:p>1008</text:p>
          </table:table-cell>
          <table:table-cell table:formula="of:=ABS([.I460]-[.H460])/[.H460]" office:value-type="float" office:value="0.192899408284024">
            <text:p>0.19289940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27">
            <text:p>927</text:p>
          </table:table-cell>
          <table:table-cell table:formula="of:=ABS([.I461]-[.H461])/[.H461]" office:value-type="float" office:value="0.118214716525935">
            <text:p>0.11821471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960">
            <text:p>960</text:p>
          </table:table-cell>
          <table:table-cell table:formula="of:=ABS([.I462]-[.H462])/[.H462]" office:value-type="float" office:value="0.389290882778582">
            <text:p>0.38929088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741">
            <text:p>741</text:p>
          </table:table-cell>
          <table:table-cell table:formula="of:=ABS([.I463]-[.H463])/[.H463]" office:value-type="float" office:value="0.189406099518459">
            <text:p>0.1894060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956">
            <text:p>956</text:p>
          </table:table-cell>
          <table:table-cell table:formula="of:=ABS([.I464]-[.H464])/[.H464]" office:value-type="float" office:value="0.130023640661939">
            <text:p>0.13002364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983">
            <text:p>983</text:p>
          </table:table-cell>
          <table:table-cell table:formula="of:=ABS([.I465]-[.H465])/[.H465]" office:value-type="float" office:value="0.075492341356674">
            <text:p>0.07549234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067">
            <text:p>1067</text:p>
          </table:table-cell>
          <table:table-cell table:formula="of:=ABS([.I466]-[.H466])/[.H466]" office:value-type="float" office:value="0.0734406438631791">
            <text:p>0.0734406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99">
            <text:p>899</text:p>
          </table:table-cell>
          <table:table-cell table:formula="of:=ABS([.I467]-[.H467])/[.H467]" office:value-type="float" office:value="0.0526870389884089">
            <text:p>0.0526870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68">
            <text:p>768</text:p>
          </table:table-cell>
          <table:table-cell table:formula="of:=ABS([.I468]-[.H468])/[.H468]" office:value-type="float" office:value="0.0294906166219839">
            <text:p>0.02949061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973">
            <text:p>973</text:p>
          </table:table-cell>
          <table:table-cell table:formula="of:=ABS([.I469]-[.H469])/[.H469]" office:value-type="float" office:value="0.0633879781420765">
            <text:p>0.06338797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49:.D469]; &quot;T&quot;)" office:value-type="float" office:value="2">
            <text:p>2</text:p>
          </table:table-cell>
          <table:table-cell table:style-name="ce1" table:formula="of:=[.E470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449:.J469])" office:value-type="float" office:value="0.180635909922774">
            <text:p>0.18063590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94">
            <text:p>794</text:p>
          </table:table-cell>
          <table:table-cell table:formula="of:=ABS([.I471]-[.H471])/[.H471]" office:value-type="float" office:value="0.581673306772908">
            <text:p>0.58167330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81">
            <text:p>1181</text:p>
          </table:table-cell>
          <table:table-cell table:formula="of:=ABS([.I472]-[.H472])/[.H472]" office:value-type="float" office:value="0.585234899328859">
            <text:p>0.58523489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18">
            <text:p>1018</text:p>
          </table:table-cell>
          <table:table-cell table:formula="of:=ABS([.I473]-[.H473])/[.H473]" office:value-type="float" office:value="0.885185185185185">
            <text:p>0.8851851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71">
            <text:p>771</text:p>
          </table:table-cell>
          <table:table-cell table:formula="of:=ABS([.I474]-[.H474])/[.H474]" office:value-type="float" office:value="0.840095465393795">
            <text:p>0.8400954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893">
            <text:p>893</text:p>
          </table:table-cell>
          <table:table-cell table:formula="of:=ABS([.I475]-[.H475])/[.H475]" office:value-type="float" office:value="0.319054652880354">
            <text:p>0.31905465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890">
            <text:p>890</text:p>
          </table:table-cell>
          <table:table-cell table:formula="of:=ABS([.I476]-[.H476])/[.H476]" office:value-type="float" office:value="0.0853658536585366">
            <text:p>0.0853658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66">
            <text:p>566</text:p>
          </table:table-cell>
          <table:table-cell table:formula="of:=ABS([.I477]-[.H477])/[.H477]" office:value-type="float" office:value="0.802547770700637">
            <text:p>0.80254777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928">
            <text:p>928</text:p>
          </table:table-cell>
          <table:table-cell table:formula="of:=ABS([.I478]-[.H478])/[.H478]" office:value-type="float" office:value="0.106078665077473">
            <text:p>0.10607866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3">
            <text:p>903</text:p>
          </table:table-cell>
          <table:table-cell table:formula="of:=ABS([.I479]-[.H479])/[.H479]" office:value-type="float" office:value="0.546232876712329">
            <text:p>0.54623287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893">
            <text:p>893</text:p>
          </table:table-cell>
          <table:table-cell table:formula="of:=ABS([.I480]-[.H480])/[.H480]" office:value-type="float" office:value="4.31547619047619">
            <text:p>4.3154761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26">
            <text:p>726</text:p>
          </table:table-cell>
          <table:table-cell table:formula="of:=ABS([.I481]-[.H481])/[.H481]" office:value-type="float" office:value="0.278169014084507">
            <text:p>0.27816901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20">
            <text:p>920</text:p>
          </table:table-cell>
          <table:table-cell table:formula="of:=ABS([.I482]-[.H482])/[.H482]" office:value-type="float" office:value="0.605584642233857">
            <text:p>0.60558464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52">
            <text:p>852</text:p>
          </table:table-cell>
          <table:table-cell table:formula="of:=ABS([.I483]-[.H483])/[.H483]" office:value-type="float" office:value="1.77524429967427">
            <text:p>1.77524429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871">
            <text:p>871</text:p>
          </table:table-cell>
          <table:table-cell table:formula="of:=ABS([.I484]-[.H484])/[.H484]" office:value-type="float" office:value="1.10386473429952">
            <text:p>1.10386473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884">
            <text:p>884</text:p>
          </table:table-cell>
          <table:table-cell table:formula="of:=ABS([.I485]-[.H485])/[.H485]" office:value-type="float" office:value="0.100871731008717">
            <text:p>0.100871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19">
            <text:p>819</text:p>
          </table:table-cell>
          <table:table-cell table:formula="of:=ABS([.I486]-[.H486])/[.H486]" office:value-type="float" office:value="0.891454965357968">
            <text:p>0.8914549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824">
            <text:p>824</text:p>
          </table:table-cell>
          <table:table-cell table:formula="of:=ABS([.I487]-[.H487])/[.H487]" office:value-type="float" office:value="0.155680224403927">
            <text:p>0.15568022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35">
            <text:p>1035</text:p>
          </table:table-cell>
          <table:table-cell table:formula="of:=ABS([.I488]-[.H488])/[.H488]" office:value-type="float" office:value="0.645468998410175">
            <text:p>0.64546899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767">
            <text:p>767</text:p>
          </table:table-cell>
          <table:table-cell table:formula="of:=ABS([.I489]-[.H489])/[.H489]" office:value-type="float" office:value="0.65658747300216">
            <text:p>0.6565874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829">
            <text:p>829</text:p>
          </table:table-cell>
          <table:table-cell table:formula="of:=ABS([.I490]-[.H490])/[.H490]" office:value-type="float" office:value="0.332797427652733">
            <text:p>0.3327974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814">
            <text:p>814</text:p>
          </table:table-cell>
          <table:table-cell table:formula="of:=ABS([.I491]-[.H491])/[.H491]" office:value-type="float" office:value="1.3125">
            <text:p>1.312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71:.D491]; &quot;T&quot;)" office:value-type="float" office:value="0">
            <text:p>0</text:p>
          </table:table-cell>
          <table:table-cell table:style-name="ce1" table:formula="of:=[.E492]/21" office:value-type="float" office:value="0">
            <text:p>0</text:p>
          </table:table-cell>
          <table:table-cell table:number-columns-repeated="3"/>
          <table:table-cell table:style-name="ce1" table:formula="of:=AVERAGE([.J471:.J491])" office:value-type="float" office:value="0.8059603988721">
            <text:p>0.80596039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796">
            <text:p>796</text:p>
          </table:table-cell>
          <table:table-cell table:formula="of:=ABS([.I493]-[.H493])/[.H493]" office:value-type="float" office:value="0.403880070546737">
            <text:p>0.40388007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38">
            <text:p>1038</text:p>
          </table:table-cell>
          <table:table-cell table:formula="of:=ABS([.I494]-[.H494])/[.H494]" office:value-type="float" office:value="0.72712146422629">
            <text:p>0.7271214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855">
            <text:p>855</text:p>
          </table:table-cell>
          <table:table-cell table:formula="of:=ABS([.I495]-[.H495])/[.H495]" office:value-type="float" office:value="0.56021897810219">
            <text:p>0.56021897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56">
            <text:p>856</text:p>
          </table:table-cell>
          <table:table-cell table:formula="of:=ABS([.I496]-[.H496])/[.H496]"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881">
            <text:p>881</text:p>
          </table:table-cell>
          <table:table-cell table:formula="of:=ABS([.I497]-[.H497])/[.H497]" office:value-type="float" office:value="0.200272479564033">
            <text:p>0.200272479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93:.D497]; &quot;T&quot;)" office:value-type="float" office:value="0">
            <text:p>0</text:p>
          </table:table-cell>
          <table:table-cell table:formula="of:=[.E498]/5" office:value-type="float" office:value="0">
            <text:p>0</text:p>
          </table:table-cell>
          <table:table-cell table:number-columns-repeated="3"/>
          <table:table-cell table:style-name="ce1" table:formula="of:=AVERAGE([.J493:.J497])" office:value-type="float" office:value="0.57829859848785">
            <text:p>0.5782985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740">
            <text:p>740</text:p>
          </table:table-cell>
          <table:table-cell table:formula="of:=ABS([.I499]-[.H499])/[.H499]" office:value-type="float" office:value="0.284722222222222">
            <text:p>0.28472222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688">
            <text:p>688</text:p>
          </table:table-cell>
          <table:table-cell table:formula="of:=ABS([.I500]-[.H500])/[.H500]" office:value-type="float" office:value="0.142857142857143">
            <text:p>0.14285714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689">
            <text:p>689</text:p>
          </table:table-cell>
          <table:table-cell table:formula="of:=ABS([.I501]-[.H501])/[.H501]" office:value-type="float" office:value="0.569476082004556">
            <text:p>0.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783">
            <text:p>783</text:p>
          </table:table-cell>
          <table:table-cell table:formula="of:=ABS([.I502]-[.H502])/[.H502]" office:value-type="float" office:value="0.00886075949367089">
            <text:p>0.00886075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55">
            <text:p>755</text:p>
          </table:table-cell>
          <table:table-cell table:formula="of:=ABS([.I503]-[.H503])/[.H503]" office:value-type="float" office:value="0.935897435897436">
            <text:p>0.935897435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99:.D503]; &quot;T&quot;)" office:value-type="float" office:value="0">
            <text:p>0</text:p>
          </table:table-cell>
          <table:table-cell table:style-name="ce1" table:formula="of:=[.E504]/21" office:value-type="float" office:value="0">
            <text:p>0</text:p>
          </table:table-cell>
          <table:table-cell table:number-columns-repeated="3"/>
          <table:table-cell table:style-name="ce2" table:formula="of:=AVERAGE([.J499:.J503])" office:value-type="float" office:value="0.388362728495006">
            <text:p>0.38836272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492];[.E470];[.E448];[.E426])" office:value-type="float" office:value="32">
            <text:p>32</text:p>
          </table:table-cell>
          <table:table-cell table:style-name="ce1" table:formula="of:=[.E505]/(4*21)" office:value-type="float" office:value="0.380952380952381">
            <text:p>0.380952381</text:p>
          </table:table-cell>
          <table:table-cell table:number-columns-repeated="3"/>
          <table:table-cell table:style-name="ce3" table:formula="of:=AVERAGE([.J471:.J491];[.J449:.J469];[.J427:.J447];[.J405:.J425])" office:value-type="float" office:value="0.346307419172217">
            <text:p>0.34630741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647">
            <text:p>647</text:p>
          </table:table-cell>
          <table:table-cell table:formula="of:=ABS([.I506]-[.H506])/[.H506]" office:value-type="float" office:value="0.24327485380117">
            <text:p>0.2432748538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713">
            <text:p>713</text:p>
          </table:table-cell>
          <table:table-cell table:formula="of:=ABS([.I507]-[.H507])/[.H507]" office:value-type="float" office:value="0.215621562156216">
            <text:p>0.2156215622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42">
            <text:p>742</text:p>
          </table:table-cell>
          <table:table-cell table:formula="of:=ABS([.I508]-[.H508])/[.H508]" office:value-type="float" office:value="0.170022371364653">
            <text:p>0.17002237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51">
            <text:p>751</text:p>
          </table:table-cell>
          <table:table-cell table:formula="of:=ABS([.I509]-[.H509])/[.H509]" office:value-type="float" office:value="0.132794457274827">
            <text:p>0.13279445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915">
            <text:p>915</text:p>
          </table:table-cell>
          <table:table-cell table:formula="of:=ABS([.I510]-[.H510])/[.H510]" office:value-type="float" office:value="0.140845070422535">
            <text:p>0.14084507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818">
            <text:p>818</text:p>
          </table:table-cell>
          <table:table-cell table:formula="of:=ABS([.I511]-[.H511])/[.H511]" office:value-type="float" office:value="0.157569515962925">
            <text:p>0.1575695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794">
            <text:p>794</text:p>
          </table:table-cell>
          <table:table-cell table:formula="of:=ABS([.I512]-[.H512])/[.H512]" office:value-type="float" office:value="0.107865168539326">
            <text:p>0.10786516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873">
            <text:p>873</text:p>
          </table:table-cell>
          <table:table-cell table:formula="of:=ABS([.I513]-[.H513])/[.H513]" office:value-type="float" office:value="0.145792563600783">
            <text:p>0.14579256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611">
            <text:p>611</text:p>
          </table:table-cell>
          <table:table-cell table:formula="of:=ABS([.I514]-[.H514])/[.H514]" office:value-type="float" office:value="0.290360046457607">
            <text:p>0.29036004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792">
            <text:p>792</text:p>
          </table:table-cell>
          <table:table-cell table:formula="of:=ABS([.I515]-[.H515])/[.H515]" office:value-type="float" office:value="0.145631067961165">
            <text:p>0.1456310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707">
            <text:p>707</text:p>
          </table:table-cell>
          <table:table-cell table:formula="of:=ABS([.I516]-[.H516])/[.H516]" office:value-type="float" office:value="0.231521739130435">
            <text:p>0.2315217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02">
            <text:p>902</text:p>
          </table:table-cell>
          <table:table-cell table:formula="of:=ABS([.I517]-[.H517])/[.H517]" office:value-type="float" office:value="0.158582089552239">
            <text:p>0.15858208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764">
            <text:p>764</text:p>
          </table:table-cell>
          <table:table-cell table:formula="of:=ABS([.I518]-[.H518])/[.H518]" office:value-type="float" office:value="0.194942044257113">
            <text:p>0.19494204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660">
            <text:p>660</text:p>
          </table:table-cell>
          <table:table-cell table:formula="of:=ABS([.I519]-[.H519])/[.H519]" office:value-type="float" office:value="0.284164859002169">
            <text:p>0.2841648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22">
            <text:p>722</text:p>
          </table:table-cell>
          <table:table-cell table:formula="of:=ABS([.I520]-[.H520])/[.H520]" office:value-type="float" office:value="0.120584652862363">
            <text:p>0.12058465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79">
            <text:p>879</text:p>
          </table:table-cell>
          <table:table-cell table:formula="of:=ABS([.I521]-[.H521])/[.H521]" office:value-type="float" office:value="0.103061224489796">
            <text:p>0.1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802">
            <text:p>802</text:p>
          </table:table-cell>
          <table:table-cell table:formula="of:=ABS([.I522]-[.H522])/[.H522]" office:value-type="float" office:value="0.212180746561886">
            <text:p>0.2121807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803">
            <text:p>803</text:p>
          </table:table-cell>
          <table:table-cell table:formula="of:=ABS([.I523]-[.H523])/[.H523]" office:value-type="float" office:value="0.314261315115286">
            <text:p>0.31426131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37">
            <text:p>937</text:p>
          </table:table-cell>
          <table:table-cell table:formula="of:=ABS([.I524]-[.H524])/[.H524]" office:value-type="float" office:value="0.101629913710451">
            <text:p>0.10162991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35">
            <text:p>735</text:p>
          </table:table-cell>
          <table:table-cell table:formula="of:=ABS([.I525]-[.H525])/[.H525]" office:value-type="float" office:value="0.259818731117825">
            <text:p>0.25981873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930">
            <text:p>930</text:p>
          </table:table-cell>
          <table:table-cell table:formula="of:=ABS([.I526]-[.H526])/[.H526]" office:value-type="float" office:value="0.177718832891247">
            <text:p>0.17771883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06:.D526]; &quot;T&quot;)" office:value-type="float" office:value="21">
            <text:p>21</text:p>
          </table:table-cell>
          <table:table-cell table:style-name="ce1" table:formula="of:=[.E527]/21" office:value-type="float" office:value="1">
            <text:p>1</text:p>
          </table:table-cell>
          <table:table-cell table:number-columns-repeated="3"/>
          <table:table-cell table:style-name="ce1" table:formula="of:=AVERAGE([.J506:.J526])" office:value-type="float" office:value="0.186106801249144">
            <text:p>0.18610680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568">
            <text:p>568</text:p>
          </table:table-cell>
          <table:table-cell table:formula="of:=ABS([.I528]-[.H528])/[.H528]" office:value-type="float" office:value="0.28732747804266">
            <text:p>0.2873274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610">
            <text:p>610</text:p>
          </table:table-cell>
          <table:table-cell table:formula="of:=ABS([.I529]-[.H529])/[.H529]" office:value-type="float" office:value="0.306818181818182">
            <text:p>0.3068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586">
            <text:p>586</text:p>
          </table:table-cell>
          <table:table-cell table:formula="of:=ABS([.I530]-[.H530])/[.H530]" office:value-type="float" office:value="0.344519015659955">
            <text:p>0.3445190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17">
            <text:p>617</text:p>
          </table:table-cell>
          <table:table-cell table:formula="of:=ABS([.I531]-[.H531])/[.H531]" office:value-type="float" office:value="0.222921914357683">
            <text:p>0.22292191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95">
            <text:p>995</text:p>
          </table:table-cell>
          <table:table-cell table:formula="of:=ABS([.I532]-[.H532])/[.H532]" office:value-type="float" office:value="0.0657276995305164">
            <text:p>0.0657276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27">
            <text:p>827</text:p>
          </table:table-cell>
          <table:table-cell table:formula="of:=ABS([.I533]-[.H533])/[.H533]" office:value-type="float" office:value="0.0591581342434585">
            <text:p>0.0591581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930">
            <text:p>930</text:p>
          </table:table-cell>
          <table:table-cell table:formula="of:=ABS([.I534]-[.H534])/[.H534]" office:value-type="float" office:value="0.143911439114391">
            <text:p>0.1439114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585">
            <text:p>585</text:p>
          </table:table-cell>
          <table:table-cell table:formula="of:=ABS([.I535]-[.H535])/[.H535]" office:value-type="float" office:value="0.417910447761194">
            <text:p>0.41791044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496">
            <text:p>496</text:p>
          </table:table-cell>
          <table:table-cell table:formula="of:=ABS([.I536]-[.H536])/[.H536]" office:value-type="float" office:value="0.348226018396846">
            <text:p>0.34822601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13">
            <text:p>713</text:p>
          </table:table-cell>
          <table:table-cell table:formula="of:=ABS([.I537]-[.H537])/[.H537]" office:value-type="float" office:value="0.0940279542566709">
            <text:p>0.0940279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963">
            <text:p>963</text:p>
          </table:table-cell>
          <table:table-cell table:formula="of:=ABS([.I538]-[.H538])/[.H538]" office:value-type="float" office:value="0.21437578814628">
            <text:p>0.2143757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23">
            <text:p>823</text:p>
          </table:table-cell>
          <table:table-cell table:formula="of:=ABS([.I539]-[.H539])/[.H539]" office:value-type="float" office:value="0.18595450049456">
            <text:p>0.18595450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19">
            <text:p>819</text:p>
          </table:table-cell>
          <table:table-cell table:formula="of:=ABS([.I540]-[.H540])/[.H540]" office:value-type="float" office:value="0.121244635193133">
            <text:p>0.12124463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655">
            <text:p>655</text:p>
          </table:table-cell>
          <table:table-cell table:formula="of:=ABS([.I541]-[.H541])/[.H541]" office:value-type="float" office:value="0.269788182831661">
            <text:p>0.26978818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27">
            <text:p>727</text:p>
          </table:table-cell>
          <table:table-cell table:formula="of:=ABS([.I542]-[.H542])/[.H542]" office:value-type="float" office:value="0.0182072829131653">
            <text:p>0.01820728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541">
            <text:p>541</text:p>
          </table:table-cell>
          <table:table-cell table:formula="of:=ABS([.I543]-[.H543])/[.H543]" office:value-type="float" office:value="0.442842430484037">
            <text:p>0.44284243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723">
            <text:p>723</text:p>
          </table:table-cell>
          <table:table-cell table:formula="of:=ABS([.I544]-[.H544])/[.H544]" office:value-type="float" office:value="0.208971553610503">
            <text:p>0.20897155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118">
            <text:p>1118</text:p>
          </table:table-cell>
          <table:table-cell table:formula="of:=ABS([.I545]-[.H545])/[.H545]" office:value-type="float" office:value="0.0167106420404573">
            <text:p>0.016710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30">
            <text:p>930</text:p>
          </table:table-cell>
          <table:table-cell table:formula="of:=ABS([.I546]-[.H546])/[.H546]" office:value-type="float" office:value="0.0653266331658292">
            <text:p>0.06532663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474">
            <text:p>474</text:p>
          </table:table-cell>
          <table:table-cell table:formula="of:=ABS([.I547]-[.H547])/[.H547]" office:value-type="float" office:value="0.452655889145497">
            <text:p>0.45265588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744">
            <text:p>744</text:p>
          </table:table-cell>
          <table:table-cell table:formula="of:=ABS([.I548]-[.H548])/[.H548]" office:value-type="float" office:value="0.205128205128205">
            <text:p>0.205128205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28:.D548]; &quot;T&quot;)" office:value-type="float" office:value="14">
            <text:p>14</text:p>
          </table:table-cell>
          <table:table-cell table:style-name="ce1" table:formula="of:=[.E549]/21" office:value-type="float" office:value="0.666666666666667">
            <text:p>0.6666666667</text:p>
          </table:table-cell>
          <table:table-cell table:number-columns-repeated="3"/>
          <table:table-cell table:style-name="ce1" table:formula="of:=AVERAGE([.J528:.J548])" office:value-type="float" office:value="0.21389304887309">
            <text:p>0.21389304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08">
            <text:p>808</text:p>
          </table:table-cell>
          <table:table-cell table:formula="of:=ABS([.I550]-[.H550])/[.H550]" office:value-type="float" office:value="0.0904183535762483">
            <text:p>0.09041835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47">
            <text:p>847</text:p>
          </table:table-cell>
          <table:table-cell table:formula="of:=ABS([.I551]-[.H551])/[.H551]" office:value-type="float" office:value="0.0341880341880342">
            <text:p>0.0341880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650">
            <text:p>650</text:p>
          </table:table-cell>
          <table:table-cell table:formula="of:=ABS([.I552]-[.H552])/[.H552]" office:value-type="float" office:value="0.18546365914787">
            <text:p>0.18546365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989">
            <text:p>989</text:p>
          </table:table-cell>
          <table:table-cell table:formula="of:=ABS([.I553]-[.H553])/[.H553]" office:value-type="float" office:value="0.439592430858806">
            <text:p>0.43959243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23">
            <text:p>823</text:p>
          </table:table-cell>
          <table:table-cell table:formula="of:=ABS([.I554]-[.H554])/[.H554]" office:value-type="float" office:value="0.18996062992126">
            <text:p>0.18996062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01">
            <text:p>901</text:p>
          </table:table-cell>
          <table:table-cell table:formula="of:=ABS([.I555]-[.H555])/[.H555]" office:value-type="float" office:value="0.217567567567568">
            <text:p>0.21756756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864">
            <text:p>864</text:p>
          </table:table-cell>
          <table:table-cell table:formula="of:=ABS([.I556]-[.H556])/[.H556]" office:value-type="float" office:value="0.211781206171108">
            <text:p>0.21178120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60">
            <text:p>1060</text:p>
          </table:table-cell>
          <table:table-cell table:formula="of:=ABS([.I557]-[.H557])/[.H557]" office:value-type="float" office:value="0.180400890868597">
            <text:p>0.18040089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24">
            <text:p>924</text:p>
          </table:table-cell>
          <table:table-cell table:formula="of:=ABS([.I558]-[.H558])/[.H558]" office:value-type="float" office:value="0.733583489681051">
            <text:p>0.7335834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857">
            <text:p>857</text:p>
          </table:table-cell>
          <table:table-cell table:formula="of:=ABS([.I559]-[.H559])/[.H559]" office:value-type="float" office:value="0.182068965517241">
            <text:p>0.18206896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862">
            <text:p>862</text:p>
          </table:table-cell>
          <table:table-cell table:formula="of:=ABS([.I560]-[.H560])/[.H560]" office:value-type="float" office:value="0.166441136671177">
            <text:p>0.16644113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041">
            <text:p>1041</text:p>
          </table:table-cell>
          <table:table-cell table:formula="of:=ABS([.I561]-[.H561])/[.H561]" office:value-type="float" office:value="0.231952662721893">
            <text:p>0.23195266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16">
            <text:p>1016</text:p>
          </table:table-cell>
          <table:table-cell table:formula="of:=ABS([.I562]-[.H562])/[.H562]" office:value-type="float" office:value="0.225572979493365">
            <text:p>0.22557297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817">
            <text:p>817</text:p>
          </table:table-cell>
          <table:table-cell table:formula="of:=ABS([.I563]-[.H563])/[.H563]" office:value-type="float" office:value="0.182344428364689">
            <text:p>0.18234442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402">
            <text:p>402</text:p>
          </table:table-cell>
          <table:table-cell table:formula="of:=ABS([.I564]-[.H564])/[.H564]" office:value-type="float" office:value="0.354735152487961">
            <text:p>0.35473515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070">
            <text:p>1070</text:p>
          </table:table-cell>
          <table:table-cell table:formula="of:=ABS([.I565]-[.H565])/[.H565]" office:value-type="float" office:value="0.264775413711584">
            <text:p>0.26477541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004">
            <text:p>1004</text:p>
          </table:table-cell>
          <table:table-cell table:formula="of:=ABS([.I566]-[.H566])/[.H566]" office:value-type="float" office:value="0.0984682713347921">
            <text:p>0.09846827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087">
            <text:p>1087</text:p>
          </table:table-cell>
          <table:table-cell table:formula="of:=ABS([.I567]-[.H567])/[.H567]" office:value-type="float" office:value="0.0935613682092555">
            <text:p>0.09356136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32">
            <text:p>932</text:p>
          </table:table-cell>
          <table:table-cell table:formula="of:=ABS([.I568]-[.H568])/[.H568]" office:value-type="float" office:value="0.017913593256059">
            <text:p>0.01791359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25">
            <text:p>925</text:p>
          </table:table-cell>
          <table:table-cell table:formula="of:=ABS([.I569]-[.H569])/[.H569]" office:value-type="float" office:value="0.239946380697051">
            <text:p>0.23994638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1067">
            <text:p>1067</text:p>
          </table:table-cell>
          <table:table-cell table:formula="of:=ABS([.I570]-[.H570])/[.H570]" office:value-type="float" office:value="0.166120218579235">
            <text:p>0.166120218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50:.D570]; &quot;T&quot;)" office:value-type="float" office:value="3">
            <text:p>3</text:p>
          </table:table-cell>
          <table:table-cell table:style-name="ce1" table:formula="of:=[.E571]/21" office:value-type="float" office:value="0.142857142857143">
            <text:p>0.1428571429</text:p>
          </table:table-cell>
          <table:table-cell table:number-columns-repeated="3"/>
          <table:table-cell table:style-name="ce1" table:formula="of:=AVERAGE([.J550:.J570])" office:value-type="float" office:value="0.21461223014404">
            <text:p>0.21461223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22">
            <text:p>822</text:p>
          </table:table-cell>
          <table:table-cell table:formula="of:=ABS([.I572]-[.H572])/[.H572]" office:value-type="float" office:value="0.637450199203187">
            <text:p>0.63745019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079">
            <text:p>1079</text:p>
          </table:table-cell>
          <table:table-cell table:formula="of:=ABS([.I573]-[.H573])/[.H573]" office:value-type="float" office:value="0.448322147651007">
            <text:p>0.44832214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993">
            <text:p>993</text:p>
          </table:table-cell>
          <table:table-cell table:formula="of:=ABS([.I574]-[.H574])/[.H574]" office:value-type="float" office:value="0.838888888888889">
            <text:p>0.83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69">
            <text:p>769</text:p>
          </table:table-cell>
          <table:table-cell table:formula="of:=ABS([.I575]-[.H575])/[.H575]" office:value-type="float" office:value="0.835322195704057">
            <text:p>0.8353221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860">
            <text:p>860</text:p>
          </table:table-cell>
          <table:table-cell table:formula="of:=ABS([.I576]-[.H576])/[.H576]" office:value-type="float" office:value="0.270310192023634">
            <text:p>0.2703101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65">
            <text:p>965</text:p>
          </table:table-cell>
          <table:table-cell table:formula="of:=ABS([.I577]-[.H577])/[.H577]" office:value-type="float" office:value="0.176829268292683">
            <text:p>0.17682926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47">
            <text:p>547</text:p>
          </table:table-cell>
          <table:table-cell table:formula="of:=ABS([.I578]-[.H578])/[.H578]" office:value-type="float" office:value="0.74203821656051">
            <text:p>0.74203821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28">
            <text:p>1028</text:p>
          </table:table-cell>
          <table:table-cell table:formula="of:=ABS([.I579]-[.H579])/[.H579]" office:value-type="float" office:value="0.225268176400477">
            <text:p>0.22526817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86">
            <text:p>886</text:p>
          </table:table-cell>
          <table:table-cell table:formula="of:=ABS([.I580]-[.H580])/[.H580]" office:value-type="float" office:value="0.517123287671233">
            <text:p>0.51712328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879">
            <text:p>879</text:p>
          </table:table-cell>
          <table:table-cell table:formula="of:=ABS([.I581]-[.H581])/[.H581]" office:value-type="float" office:value="4.23214285714286">
            <text:p>4.23214285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49">
            <text:p>749</text:p>
          </table:table-cell>
          <table:table-cell table:formula="of:=ABS([.I582]-[.H582])/[.H582]" office:value-type="float" office:value="0.318661971830986">
            <text:p>0.31866197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11">
            <text:p>1011</text:p>
          </table:table-cell>
          <table:table-cell table:formula="of:=ABS([.I583]-[.H583])/[.H583]" office:value-type="float" office:value="0.764397905759162">
            <text:p>0.76439790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05">
            <text:p>805</text:p>
          </table:table-cell>
          <table:table-cell table:formula="of:=ABS([.I584]-[.H584])/[.H584]" office:value-type="float" office:value="1.62214983713355">
            <text:p>1.62214983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885">
            <text:p>885</text:p>
          </table:table-cell>
          <table:table-cell table:formula="of:=ABS([.I585]-[.H585])/[.H585]" office:value-type="float" office:value="1.13768115942029">
            <text:p>1.13768115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963">
            <text:p>963</text:p>
          </table:table-cell>
          <table:table-cell table:formula="of:=ABS([.I586]-[.H586])/[.H586]" office:value-type="float" office:value="0.199252801992528">
            <text:p>0.1992528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98">
            <text:p>898</text:p>
          </table:table-cell>
          <table:table-cell table:formula="of:=ABS([.I587]-[.H587])/[.H587]" office:value-type="float" office:value="1.07390300230947">
            <text:p>1.07390300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05">
            <text:p>905</text:p>
          </table:table-cell>
          <table:table-cell table:formula="of:=ABS([.I588]-[.H588])/[.H588]" office:value-type="float" office:value="0.269284712482468">
            <text:p>0.26928471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72">
            <text:p>1072</text:p>
          </table:table-cell>
          <table:table-cell table:formula="of:=ABS([.I589]-[.H589])/[.H589]" office:value-type="float" office:value="0.70429252782194">
            <text:p>0.70429252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865">
            <text:p>865</text:p>
          </table:table-cell>
          <table:table-cell table:formula="of:=ABS([.I590]-[.H590])/[.H590]" office:value-type="float" office:value="0.868250539956803">
            <text:p>0.868250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55">
            <text:p>955</text:p>
          </table:table-cell>
          <table:table-cell table:formula="of:=ABS([.I591]-[.H591])/[.H591]" office:value-type="float" office:value="0.535369774919614">
            <text:p>0.53536977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895">
            <text:p>895</text:p>
          </table:table-cell>
          <table:table-cell table:formula="of:=ABS([.I592]-[.H592])/[.H592]" office:value-type="float" office:value="1.54261363636364">
            <text:p>1.54261363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72:.D592]; &quot;T&quot;)" office:value-type="float" office:value="0">
            <text:p>0</text:p>
          </table:table-cell>
          <table:table-cell table:style-name="ce1" table:formula="of:=[.E593]/21" office:value-type="float" office:value="0">
            <text:p>0</text:p>
          </table:table-cell>
          <table:table-cell table:number-columns-repeated="3"/>
          <table:table-cell table:style-name="ce1" table:formula="of:=AVERAGE([.J572:.J592])" office:value-type="float" office:value="0.855216823787094">
            <text:p>0.85521682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55">
            <text:p>955</text:p>
          </table:table-cell>
          <table:table-cell table:formula="of:=ABS([.I594]-[.H594])/[.H594]" office:value-type="float" office:value="0.684303350970018">
            <text:p>0.6843033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88">
            <text:p>1088</text:p>
          </table:table-cell>
          <table:table-cell table:formula="of:=ABS([.I595]-[.H595])/[.H595]" office:value-type="float" office:value="0.810316139767055">
            <text:p>0.81031613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18">
            <text:p>1018</text:p>
          </table:table-cell>
          <table:table-cell table:formula="of:=ABS([.I596]-[.H596])/[.H596]" office:value-type="float" office:value="0.857664233576642">
            <text:p>0.8576642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04">
            <text:p>904</text:p>
          </table:table-cell>
          <table:table-cell table:formula="of:=ABS([.I597]-[.H597])/[.H597]" office:value-type="float" office:value="1.11214953271028">
            <text:p>1.11214953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22">
            <text:p>1022</text:p>
          </table:table-cell>
          <table:table-cell table:formula="of:=ABS([.I598]-[.H598])/[.H598]" office:value-type="float" office:value="0.392370572207084">
            <text:p>0.392370572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594:.D598]; &quot;T&quot;)" office:value-type="float" office:value="0">
            <text:p>0</text:p>
          </table:table-cell>
          <table:table-cell table:formula="of:=[.E599]/5" office:value-type="float" office:value="0">
            <text:p>0</text:p>
          </table:table-cell>
          <table:table-cell table:number-columns-repeated="3"/>
          <table:table-cell table:style-name="ce1" table:formula="of:=AVERAGE([.J594:.J598])" office:value-type="float" office:value="0.771360765846216">
            <text:p>0.7713607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00">
            <text:p>900</text:p>
          </table:table-cell>
          <table:table-cell table:formula="of:=ABS([.I600]-[.H600])/[.H600]" office:value-type="float" office:value="0.5625">
            <text:p>0.56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85">
            <text:p>785</text:p>
          </table:table-cell>
          <table:table-cell table:formula="of:=ABS([.I601]-[.H601])/[.H601]" office:value-type="float" office:value="0.303986710963455">
            <text:p>0.303986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99">
            <text:p>799</text:p>
          </table:table-cell>
          <table:table-cell table:formula="of:=ABS([.I602]-[.H602])/[.H602]" office:value-type="float" office:value="0.82004555808656">
            <text:p>0.82004555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11">
            <text:p>811</text:p>
          </table:table-cell>
          <table:table-cell table:formula="of:=ABS([.I603]-[.H603])/[.H603]" office:value-type="float" office:value="0.0265822784810127">
            <text:p>0.0265822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03">
            <text:p>803</text:p>
          </table:table-cell>
          <table:table-cell table:formula="of:=ABS([.I604]-[.H604])/[.H604]" office:value-type="float" office:value="1.05897435897436">
            <text:p>1.05897435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0:.D604]; &quot;T&quot;)" office:value-type="float" office:value="0">
            <text:p>0</text:p>
          </table:table-cell>
          <table:table-cell table:style-name="ce1" table:formula="of:=[.E605]/21" office:value-type="float" office:value="0">
            <text:p>0</text:p>
          </table:table-cell>
          <table:table-cell table:number-columns-repeated="3"/>
          <table:table-cell table:style-name="ce2" table:formula="of:=AVERAGE([.J600:.J604])" office:value-type="float" office:value="0.554417781301077">
            <text:p>0.554417781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593];[.E571];[.E549];[.E527])" office:value-type="float" office:value="38">
            <text:p>38</text:p>
          </table:table-cell>
          <table:table-cell table:style-name="ce1" table:formula="of:=[.E606]/(4*21)" office:value-type="float" office:value="0.452380952380952">
            <text:p>0.4523809524</text:p>
          </table:table-cell>
          <table:table-cell table:number-columns-repeated="3"/>
          <table:table-cell table:style-name="ce3" table:formula="of:=AVERAGE([.J572:.J592];[.J550:.J570];[.J528:.J548];[.J506:.J526])" office:value-type="float" office:value="0.367457226013342">
            <text:p>0.3674572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710">
            <text:p>710</text:p>
          </table:table-cell>
          <table:table-cell table:formula="of:=ABS([.I607]-[.H607])/[.H607]" office:value-type="float" office:value="0.169590643274854">
            <text:p>0.1695906433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11">
            <text:p>811</text:p>
          </table:table-cell>
          <table:table-cell table:formula="of:=ABS([.I608]-[.H608])/[.H608]" office:value-type="float" office:value="0.107810781078108">
            <text:p>0.1078107811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79">
            <text:p>779</text:p>
          </table:table-cell>
          <table:table-cell table:formula="of:=ABS([.I609]-[.H609])/[.H609]" office:value-type="float" office:value="0.128635346756152">
            <text:p>0.12863534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46">
            <text:p>646</text:p>
          </table:table-cell>
          <table:table-cell table:formula="of:=ABS([.I610]-[.H610])/[.H610]" office:value-type="float" office:value="0.254041570438799">
            <text:p>0.25404157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958">
            <text:p>958</text:p>
          </table:table-cell>
          <table:table-cell table:formula="of:=ABS([.I611]-[.H611])/[.H611]" office:value-type="float" office:value="0.100469483568075">
            <text:p>0.10046948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806">
            <text:p>806</text:p>
          </table:table-cell>
          <table:table-cell table:formula="of:=ABS([.I612]-[.H612])/[.H612]" office:value-type="float" office:value="0.169927909371782">
            <text:p>0.16992790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756">
            <text:p>756</text:p>
          </table:table-cell>
          <table:table-cell table:formula="of:=ABS([.I613]-[.H613])/[.H613]" office:value-type="float" office:value="0.150561797752809">
            <text:p>0.15056179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873">
            <text:p>873</text:p>
          </table:table-cell>
          <table:table-cell table:formula="of:=ABS([.I614]-[.H614])/[.H614]" office:value-type="float" office:value="0.145792563600783">
            <text:p>0.14579256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689">
            <text:p>689</text:p>
          </table:table-cell>
          <table:table-cell table:formula="of:=ABS([.I615]-[.H615])/[.H615]" office:value-type="float" office:value="0.199767711962834">
            <text:p>0.1997677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05">
            <text:p>805</text:p>
          </table:table-cell>
          <table:table-cell table:formula="of:=ABS([.I616]-[.H616])/[.H616]" office:value-type="float" office:value="0.131607335490831">
            <text:p>0.13160733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788">
            <text:p>788</text:p>
          </table:table-cell>
          <table:table-cell table:formula="of:=ABS([.I617]-[.H617])/[.H617]" office:value-type="float" office:value="0.143478260869565">
            <text:p>0.14347826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66">
            <text:p>966</text:p>
          </table:table-cell>
          <table:table-cell table:formula="of:=ABS([.I618]-[.H618])/[.H618]" office:value-type="float" office:value="0.0988805970149254">
            <text:p>0.098880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828">
            <text:p>828</text:p>
          </table:table-cell>
          <table:table-cell table:formula="of:=ABS([.I619]-[.H619])/[.H619]" office:value-type="float" office:value="0.127502634351949">
            <text:p>0.12750263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777">
            <text:p>777</text:p>
          </table:table-cell>
          <table:table-cell table:formula="of:=ABS([.I620]-[.H620])/[.H620]" office:value-type="float" office:value="0.157266811279826">
            <text:p>0.1572668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21">
            <text:p>721</text:p>
          </table:table-cell>
          <table:table-cell table:formula="of:=ABS([.I621]-[.H621])/[.H621]" office:value-type="float" office:value="0.121802679658952">
            <text:p>0.12180267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98">
            <text:p>898</text:p>
          </table:table-cell>
          <table:table-cell table:formula="of:=ABS([.I622]-[.H622])/[.H622]" office:value-type="float" office:value="0.0836734693877551">
            <text:p>0.08367346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779">
            <text:p>779</text:p>
          </table:table-cell>
          <table:table-cell table:formula="of:=ABS([.I623]-[.H623])/[.H623]" office:value-type="float" office:value="0.234774066797642">
            <text:p>0.23477406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002">
            <text:p>1002</text:p>
          </table:table-cell>
          <table:table-cell table:formula="of:=ABS([.I624]-[.H624])/[.H624]" office:value-type="float" office:value="0.144321093082835">
            <text:p>0.1443210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885">
            <text:p>885</text:p>
          </table:table-cell>
          <table:table-cell table:formula="of:=ABS([.I625]-[.H625])/[.H625]" office:value-type="float" office:value="0.151486097794823">
            <text:p>0.15148609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15">
            <text:p>915</text:p>
          </table:table-cell>
          <table:table-cell table:formula="of:=ABS([.I626]-[.H626])/[.H626]" office:value-type="float" office:value="0.0785498489425982">
            <text:p>0.07854984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905">
            <text:p>905</text:p>
          </table:table-cell>
          <table:table-cell table:formula="of:=ABS([.I627]-[.H627])/[.H627]" office:value-type="float" office:value="0.199823165340407">
            <text:p>0.199823165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7:.D627]; &quot;T&quot;)" office:value-type="float" office:value="21">
            <text:p>21</text:p>
          </table:table-cell>
          <table:table-cell table:style-name="ce1" table:formula="of:=[.E628]/21" office:value-type="float" office:value="1">
            <text:p>1</text:p>
          </table:table-cell>
          <table:table-cell table:number-columns-repeated="3"/>
          <table:table-cell table:style-name="ce1" table:formula="of:=AVERAGE([.J607:.J627])" office:value-type="float" office:value="0.147607803229348">
            <text:p>0.14760780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15">
            <text:p>715</text:p>
          </table:table-cell>
          <table:table-cell table:formula="of:=ABS([.I629]-[.H629])/[.H629]" office:value-type="float" office:value="0.10288582183187">
            <text:p>0.10288582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669">
            <text:p>669</text:p>
          </table:table-cell>
          <table:table-cell table:formula="of:=ABS([.I630]-[.H630])/[.H630]" office:value-type="float" office:value="0.239772727272727">
            <text:p>0.2397727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66">
            <text:p>766</text:p>
          </table:table-cell>
          <table:table-cell table:formula="of:=ABS([.I631]-[.H631])/[.H631]" office:value-type="float" office:value="0.143176733780761">
            <text:p>0.1431767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905">
            <text:p>905</text:p>
          </table:table-cell>
          <table:table-cell table:formula="of:=ABS([.I632]-[.H632])/[.H632]" office:value-type="float" office:value="0.139798488664987">
            <text:p>0.13979848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773">
            <text:p>773</text:p>
          </table:table-cell>
          <table:table-cell table:formula="of:=ABS([.I633]-[.H633])/[.H633]" office:value-type="float" office:value="0.274178403755869">
            <text:p>0.2741784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524">
            <text:p>524</text:p>
          </table:table-cell>
          <table:table-cell table:formula="of:=ABS([.I634]-[.H634])/[.H634]" office:value-type="float" office:value="0.40386803185438">
            <text:p>0.40386803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56">
            <text:p>756</text:p>
          </table:table-cell>
          <table:table-cell table:formula="of:=ABS([.I635]-[.H635])/[.H635]" office:value-type="float" office:value="0.0701107011070111">
            <text:p>0.07011070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845">
            <text:p>845</text:p>
          </table:table-cell>
          <table:table-cell table:formula="of:=ABS([.I636]-[.H636])/[.H636]" office:value-type="float" office:value="0.159203980099502">
            <text:p>0.15920398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403">
            <text:p>403</text:p>
          </table:table-cell>
          <table:table-cell table:formula="of:=ABS([.I637]-[.H637])/[.H637]" office:value-type="float" office:value="0.470433639947438">
            <text:p>0.47043363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90">
            <text:p>690</text:p>
          </table:table-cell>
          <table:table-cell table:formula="of:=ABS([.I638]-[.H638])/[.H638]" office:value-type="float" office:value="0.123252858958069">
            <text:p>0.1232528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538">
            <text:p>538</text:p>
          </table:table-cell>
          <table:table-cell table:formula="of:=ABS([.I639]-[.H639])/[.H639]" office:value-type="float" office:value="0.32156368221942">
            <text:p>0.32156368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682">
            <text:p>682</text:p>
          </table:table-cell>
          <table:table-cell table:formula="of:=ABS([.I640]-[.H640])/[.H640]" office:value-type="float" office:value="0.32542037586548">
            <text:p>0.32542037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1036">
            <text:p>1036</text:p>
          </table:table-cell>
          <table:table-cell table:formula="of:=ABS([.I641]-[.H641])/[.H641]" office:value-type="float" office:value="0.111587982832618">
            <text:p>0.11158798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98">
            <text:p>798</text:p>
          </table:table-cell>
          <table:table-cell table:formula="of:=ABS([.I642]-[.H642])/[.H642]" office:value-type="float" office:value="0.110367892976589">
            <text:p>0.1103678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468">
            <text:p>468</text:p>
          </table:table-cell>
          <table:table-cell table:formula="of:=ABS([.I643]-[.H643])/[.H643]" office:value-type="float" office:value="0.34453781512605">
            <text:p>0.34453781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976">
            <text:p>976</text:p>
          </table:table-cell>
          <table:table-cell table:formula="of:=ABS([.I644]-[.H644])/[.H644]" office:value-type="float" office:value="0.00514933058702369">
            <text:p>0.0051493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740">
            <text:p>740</text:p>
          </table:table-cell>
          <table:table-cell table:formula="of:=ABS([.I645]-[.H645])/[.H645]" office:value-type="float" office:value="0.190371991247265">
            <text:p>0.19037199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810">
            <text:p>810</text:p>
          </table:table-cell>
          <table:table-cell table:formula="of:=ABS([.I646]-[.H646])/[.H646]" office:value-type="float" office:value="0.287598944591029">
            <text:p>0.2875989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21">
            <text:p>821</text:p>
          </table:table-cell>
          <table:table-cell table:formula="of:=ABS([.I647]-[.H647])/[.H647]" office:value-type="float" office:value="0.174874371859296">
            <text:p>0.17487437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607">
            <text:p>607</text:p>
          </table:table-cell>
          <table:table-cell table:formula="of:=ABS([.I648]-[.H648])/[.H648]" office:value-type="float" office:value="0.299076212471132">
            <text:p>0.29907621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745">
            <text:p>745</text:p>
          </table:table-cell>
          <table:table-cell table:formula="of:=ABS([.I649]-[.H649])/[.H649]" office:value-type="float" office:value="0.204059829059829">
            <text:p>0.204059829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29:.D649]; &quot;T&quot;)" office:value-type="float" office:value="18">
            <text:p>18</text:p>
          </table:table-cell>
          <table:table-cell table:style-name="ce1" table:formula="of:=[.E650]/21" office:value-type="float" office:value="0.857142857142857">
            <text:p>0.8571428571</text:p>
          </table:table-cell>
          <table:table-cell table:number-columns-repeated="3"/>
          <table:table-cell table:style-name="ce1" table:formula="of:=AVERAGE([.J629:.J649])" office:value-type="float" office:value="0.214347134100397">
            <text:p>0.21434713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30">
            <text:p>830</text:p>
          </table:table-cell>
          <table:table-cell table:formula="of:=ABS([.I651]-[.H651])/[.H651]" office:value-type="float" office:value="0.120107962213225">
            <text:p>0.1201079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418">
            <text:p>418</text:p>
          </table:table-cell>
          <table:table-cell table:formula="of:=ABS([.I652]-[.H652])/[.H652]" office:value-type="float" office:value="0.48962148962149">
            <text:p>0.48962148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481">
            <text:p>481</text:p>
          </table:table-cell>
          <table:table-cell table:formula="of:=ABS([.I653]-[.H653])/[.H653]" office:value-type="float" office:value="0.397243107769424">
            <text:p>0.39724310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39">
            <text:p>539</text:p>
          </table:table-cell>
          <table:table-cell table:formula="of:=ABS([.I654]-[.H654])/[.H654]" office:value-type="float" office:value="0.215429403202329">
            <text:p>0.21542940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675">
            <text:p>675</text:p>
          </table:table-cell>
          <table:table-cell table:formula="of:=ABS([.I655]-[.H655])/[.H655]" office:value-type="float" office:value="0.335629921259842">
            <text:p>0.33562992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17">
            <text:p>917</text:p>
          </table:table-cell>
          <table:table-cell table:formula="of:=ABS([.I656]-[.H656])/[.H656]" office:value-type="float" office:value="0.239189189189189">
            <text:p>0.23918918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657]-[.H657])/[.H657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20">
            <text:p>1020</text:p>
          </table:table-cell>
          <table:table-cell table:formula="of:=ABS([.I658]-[.H658])/[.H658]" office:value-type="float" office:value="0.135857461024499">
            <text:p>0.1358574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319">
            <text:p>319</text:p>
          </table:table-cell>
          <table:table-cell table:formula="of:=ABS([.I659]-[.H659])/[.H659]" office:value-type="float" office:value="0.401500938086304">
            <text:p>0.4015009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35">
            <text:p>635</text:p>
          </table:table-cell>
          <table:table-cell table:formula="of:=ABS([.I660]-[.H660])/[.H660]" office:value-type="float" office:value="0.124137931034483">
            <text:p>0.12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52">
            <text:p>652</text:p>
          </table:table-cell>
          <table:table-cell table:formula="of:=ABS([.I661]-[.H661])/[.H661]" office:value-type="float" office:value="0.117726657645467">
            <text:p>0.11772665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096">
            <text:p>1096</text:p>
          </table:table-cell>
          <table:table-cell table:formula="of:=ABS([.I662]-[.H662])/[.H662]" office:value-type="float" office:value="0.297041420118343">
            <text:p>0.29704142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52">
            <text:p>952</text:p>
          </table:table-cell>
          <table:table-cell table:formula="of:=ABS([.I663]-[.H663])/[.H663]" office:value-type="float" office:value="0.148371531966224">
            <text:p>0.1483715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1017">
            <text:p>1017</text:p>
          </table:table-cell>
          <table:table-cell table:formula="of:=ABS([.I664]-[.H664])/[.H664]" office:value-type="float" office:value="0.47178002894356">
            <text:p>0.47178002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797">
            <text:p>797</text:p>
          </table:table-cell>
          <table:table-cell table:formula="of:=ABS([.I665]-[.H665])/[.H665]" office:value-type="float" office:value="0.279293739967897">
            <text:p>0.279293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047">
            <text:p>1047</text:p>
          </table:table-cell>
          <table:table-cell table:formula="of:=ABS([.I666]-[.H666])/[.H666]" office:value-type="float" office:value="0.237588652482269">
            <text:p>0.23758865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04">
            <text:p>1104</text:p>
          </table:table-cell>
          <table:table-cell table:formula="of:=ABS([.I667]-[.H667])/[.H667]" office:value-type="float" office:value="0.207877461706783">
            <text:p>0.20787746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122">
            <text:p>1122</text:p>
          </table:table-cell>
          <table:table-cell table:formula="of:=ABS([.I668]-[.H668])/[.H668]" office:value-type="float" office:value="0.128772635814889">
            <text:p>0.12877263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65">
            <text:p>965</text:p>
          </table:table-cell>
          <table:table-cell table:formula="of:=ABS([.I669]-[.H669])/[.H669]" office:value-type="float" office:value="0.0168598524762908">
            <text:p>0.01685985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16">
            <text:p>916</text:p>
          </table:table-cell>
          <table:table-cell table:formula="of:=ABS([.I670]-[.H670])/[.H670]" office:value-type="float" office:value="0.227882037533512">
            <text:p>0.22788203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1177">
            <text:p>1177</text:p>
          </table:table-cell>
          <table:table-cell table:formula="of:=ABS([.I671]-[.H671])/[.H671]" office:value-type="float" office:value="0.286338797814208">
            <text:p>0.28633879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51:.D671]; &quot;T&quot;)" office:value-type="float" office:value="7">
            <text:p>7</text:p>
          </table:table-cell>
          <table:table-cell table:style-name="ce1" table:formula="of:=[.E672]/21" office:value-type="float" office:value="0.333333333333333">
            <text:p>0.3333333333</text:p>
          </table:table-cell>
          <table:table-cell table:number-columns-repeated="3"/>
          <table:table-cell table:style-name="ce1" table:formula="of:=AVERAGE([.J651:.J671])" office:value-type="float" office:value="0.251198317422525">
            <text:p>0.25119831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36">
            <text:p>836</text:p>
          </table:table-cell>
          <table:table-cell table:formula="of:=ABS([.I673]-[.H673])/[.H673]" office:value-type="float" office:value="0.665338645418327">
            <text:p>0.66533864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93">
            <text:p>1193</text:p>
          </table:table-cell>
          <table:table-cell table:formula="of:=ABS([.I674]-[.H674])/[.H674]" office:value-type="float" office:value="0.601342281879195">
            <text:p>0.6013422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996">
            <text:p>996</text:p>
          </table:table-cell>
          <table:table-cell table:formula="of:=ABS([.I675]-[.H675])/[.H675]" office:value-type="float" office:value="0.844444444444444">
            <text:p>0.84444444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64">
            <text:p>764</text:p>
          </table:table-cell>
          <table:table-cell table:formula="of:=ABS([.I676]-[.H676])/[.H676]" office:value-type="float" office:value="0.823389021479714">
            <text:p>0.82338902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886">
            <text:p>886</text:p>
          </table:table-cell>
          <table:table-cell table:formula="of:=ABS([.I677]-[.H677])/[.H677]" office:value-type="float" office:value="0.308714918759232">
            <text:p>0.30871491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6">
            <text:p>1046</text:p>
          </table:table-cell>
          <table:table-cell table:formula="of:=ABS([.I678]-[.H678])/[.H678]" office:value-type="float" office:value="0.275609756097561">
            <text:p>0.2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3">
            <text:p>573</text:p>
          </table:table-cell>
          <table:table-cell table:formula="of:=ABS([.I679]-[.H679])/[.H679]" office:value-type="float" office:value="0.82484076433121">
            <text:p>0.8248407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70">
            <text:p>1070</text:p>
          </table:table-cell>
          <table:table-cell table:formula="of:=ABS([.I680]-[.H680])/[.H680]" office:value-type="float" office:value="0.275327771156138">
            <text:p>0.27532777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1">
            <text:p>901</text:p>
          </table:table-cell>
          <table:table-cell table:formula="of:=ABS([.I681]-[.H681])/[.H681]" office:value-type="float" office:value="0.542808219178082">
            <text:p>0.54280821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682]-[.H682])/[.H682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61">
            <text:p>761</text:p>
          </table:table-cell>
          <table:table-cell table:formula="of:=ABS([.I683]-[.H683])/[.H683]" office:value-type="float" office:value="0.339788732394366">
            <text:p>0.33978873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896">
            <text:p>896</text:p>
          </table:table-cell>
          <table:table-cell table:formula="of:=ABS([.I684]-[.H684])/[.H684]" office:value-type="float" office:value="0.56369982547993">
            <text:p>0.56369982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39">
            <text:p>939</text:p>
          </table:table-cell>
          <table:table-cell table:formula="of:=ABS([.I685]-[.H685])/[.H685]" office:value-type="float" office:value="2.0586319218241">
            <text:p>2.05863192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951">
            <text:p>951</text:p>
          </table:table-cell>
          <table:table-cell table:formula="of:=ABS([.I686]-[.H686])/[.H686]" office:value-type="float" office:value="1.29710144927536">
            <text:p>1.29710144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65">
            <text:p>1065</text:p>
          </table:table-cell>
          <table:table-cell table:formula="of:=ABS([.I687]-[.H687])/[.H687]" office:value-type="float" office:value="0.326276463262765">
            <text:p>0.32627646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26">
            <text:p>926</text:p>
          </table:table-cell>
          <table:table-cell table:formula="of:=ABS([.I688]-[.H688])/[.H688]" office:value-type="float" office:value="1.13856812933025">
            <text:p>1.13856812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29">
            <text:p>929</text:p>
          </table:table-cell>
          <table:table-cell table:formula="of:=ABS([.I689]-[.H689])/[.H689]" office:value-type="float" office:value="0.302945301542777">
            <text:p>0.3029453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59">
            <text:p>959</text:p>
          </table:table-cell>
          <table:table-cell table:formula="of:=ABS([.I690]-[.H690])/[.H690]" office:value-type="float" office:value="0.524642289348172">
            <text:p>0.52464228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9">
            <text:p>939</text:p>
          </table:table-cell>
          <table:table-cell table:formula="of:=ABS([.I691]-[.H691])/[.H691]" office:value-type="float" office:value="1.0280777537797">
            <text:p>1.0280777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39">
            <text:p>939</text:p>
          </table:table-cell>
          <table:table-cell table:formula="of:=ABS([.I692]-[.H692])/[.H692]" office:value-type="float" office:value="0.509646302250804">
            <text:p>0.50964630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03">
            <text:p>903</text:p>
          </table:table-cell>
          <table:table-cell table:formula="of:=ABS([.I693]-[.H693])/[.H693]" office:value-type="float" office:value="1.56534090909091">
            <text:p>1.565340909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3:.D693]; &quot;T&quot;)" office:value-type="float" office:value="0">
            <text:p>0</text:p>
          </table:table-cell>
          <table:table-cell table:style-name="ce1" table:formula="of:=[.E694]/21" office:value-type="float" office:value="0">
            <text:p>0</text:p>
          </table:table-cell>
          <table:table-cell table:number-columns-repeated="3"/>
          <table:table-cell table:style-name="ce1" table:formula="of:=AVERAGE([.J673:.J693])" office:value-type="float" office:value="0.932023203870258">
            <text:p>0.93202320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94">
            <text:p>994</text:p>
          </table:table-cell>
          <table:table-cell table:formula="of:=ABS([.I695]-[.H695])/[.H695]" office:value-type="float" office:value="0.753086419753086">
            <text:p>0.75308641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78">
            <text:p>1078</text:p>
          </table:table-cell>
          <table:table-cell table:formula="of:=ABS([.I696]-[.H696])/[.H696]" office:value-type="float" office:value="0.793677204658902">
            <text:p>0.79367720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05">
            <text:p>1105</text:p>
          </table:table-cell>
          <table:table-cell table:formula="of:=ABS([.I697]-[.H697])/[.H697]" office:value-type="float" office:value="1.01642335766423">
            <text:p>1.01642335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6">
            <text:p>946</text:p>
          </table:table-cell>
          <table:table-cell table:formula="of:=ABS([.I698]-[.H698])/[.H698]" office:value-type="float" office:value="1.21028037383178">
            <text:p>1.2102803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14">
            <text:p>1014</text:p>
          </table:table-cell>
          <table:table-cell table:formula="of:=ABS([.I699]-[.H699])/[.H699]" office:value-type="float" office:value="0.381471389645777">
            <text:p>0.381471389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695:.D699]; &quot;T&quot;)" office:value-type="float" office:value="0">
            <text:p>0</text:p>
          </table:table-cell>
          <table:table-cell table:formula="of:=[.E700]/5" office:value-type="float" office:value="0">
            <text:p>0</text:p>
          </table:table-cell>
          <table:table-cell table:number-columns-repeated="3"/>
          <table:table-cell table:style-name="ce1" table:formula="of:=AVERAGE([.J695:.J699])" office:value-type="float" office:value="0.830987749110755">
            <text:p>0.83098774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30">
            <text:p>930</text:p>
          </table:table-cell>
          <table:table-cell table:formula="of:=ABS([.I701]-[.H701])/[.H701]" office:value-type="float" office:value="0.614583333333333">
            <text:p>0.6145833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89">
            <text:p>789</text:p>
          </table:table-cell>
          <table:table-cell table:formula="of:=ABS([.I702]-[.H702])/[.H702]" office:value-type="float" office:value="0.31063122923588">
            <text:p>0.31063122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30">
            <text:p>830</text:p>
          </table:table-cell>
          <table:table-cell table:formula="of:=ABS([.I703]-[.H703])/[.H703]" office:value-type="float" office:value="0.890660592255125">
            <text:p>0.89066059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92">
            <text:p>892</text:p>
          </table:table-cell>
          <table:table-cell table:formula="of:=ABS([.I704]-[.H704])/[.H704]" office:value-type="float" office:value="0.129113924050633">
            <text:p>0.12911392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705]-[.H705])/[.H705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1:.D705]; &quot;T&quot;)" office:value-type="float" office:value="0">
            <text:p>0</text:p>
          </table:table-cell>
          <table:table-cell table:style-name="ce1" table:formula="of:=[.E706]/21" office:value-type="float" office:value="0">
            <text:p>0</text:p>
          </table:table-cell>
          <table:table-cell table:number-columns-repeated="3"/>
          <table:table-cell table:style-name="ce2" table:formula="of:=AVERAGE([.J701:.J705])" office:value-type="float" office:value="0.623869610646789">
            <text:p>0.623869610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694];[.E672];[.E650];[.E628])" office:value-type="float" office:value="46">
            <text:p>46</text:p>
          </table:table-cell>
          <table:table-cell table:style-name="ce1" table:formula="of:=[.E707]/(4*21)" office:value-type="float" office:value="0.547619047619048">
            <text:p>0.5476190476</text:p>
          </table:table-cell>
          <table:table-cell table:number-columns-repeated="3"/>
          <table:table-cell table:style-name="ce3" table:formula="of:=AVERAGE([.J673:.J693];[.J651:.J671];[.J629:.J649];[.J607:.J627])" office:value-type="float" office:value="0.386294114655632">
            <text:p>0.38629411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30">
            <text:p>830</text:p>
          </table:table-cell>
          <table:table-cell table:formula="of:=ABS([.I708]-[.H708])/[.H708]" office:value-type="float" office:value="0.0292397660818713">
            <text:p>0.0292397661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783">
            <text:p>783</text:p>
          </table:table-cell>
          <table:table-cell table:formula="of:=ABS([.I709]-[.H709])/[.H709]" office:value-type="float" office:value="0.138613861386139">
            <text:p>0.1386138614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77">
            <text:p>877</text:p>
          </table:table-cell>
          <table:table-cell table:formula="of:=ABS([.I710]-[.H710])/[.H710]" office:value-type="float" office:value="0.0190156599552573">
            <text:p>0.01901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711]-[.H711])/[.H7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978">
            <text:p>978</text:p>
          </table:table-cell>
          <table:table-cell table:formula="of:=ABS([.I712]-[.H712])/[.H712]" office:value-type="float" office:value="0.0816901408450704">
            <text:p>0.08169014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713]-[.H713])/[.H7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38">
            <text:p>838</text:p>
          </table:table-cell>
          <table:table-cell table:formula="of:=ABS([.I714]-[.H714])/[.H714]" office:value-type="float" office:value="0.0584269662921348">
            <text:p>0.05842696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48">
            <text:p>948</text:p>
          </table:table-cell>
          <table:table-cell table:formula="of:=ABS([.I715]-[.H715])/[.H715]" office:value-type="float" office:value="0.0724070450097847">
            <text:p>0.072407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24">
            <text:p>824</text:p>
          </table:table-cell>
          <table:table-cell table:formula="of:=ABS([.I716]-[.H716])/[.H716]" office:value-type="float" office:value="0.0429732868757259">
            <text:p>0.04297328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73">
            <text:p>873</text:p>
          </table:table-cell>
          <table:table-cell table:formula="of:=ABS([.I717]-[.H717])/[.H717]" office:value-type="float" office:value="0.058252427184466">
            <text:p>0.05825242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73">
            <text:p>873</text:p>
          </table:table-cell>
          <table:table-cell table:formula="of:=ABS([.I718]-[.H718])/[.H718]" office:value-type="float" office:value="0.0510869565217391">
            <text:p>0.05108695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27">
            <text:p>1027</text:p>
          </table:table-cell>
          <table:table-cell table:formula="of:=ABS([.I719]-[.H719])/[.H719]" office:value-type="float" office:value="0.0419776119402985">
            <text:p>0.04197761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42">
            <text:p>942</text:p>
          </table:table-cell>
          <table:table-cell table:formula="of:=ABS([.I720]-[.H720])/[.H720]" office:value-type="float" office:value="0.00737618545837724">
            <text:p>0.00737618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9">
            <text:p>919</text:p>
          </table:table-cell>
          <table:table-cell table:formula="of:=ABS([.I721]-[.H721])/[.H721]" office:value-type="float" office:value="0.00325379609544469">
            <text:p>0.00325379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2">
            <text:p>802</text:p>
          </table:table-cell>
          <table:table-cell table:formula="of:=ABS([.I722]-[.H722])/[.H722]" office:value-type="float" office:value="0.023142509135201">
            <text:p>0.02314250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723]-[.H723])/[.H7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52">
            <text:p>952</text:p>
          </table:table-cell>
          <table:table-cell table:formula="of:=ABS([.I724]-[.H724])/[.H724]" office:value-type="float" office:value="0.0648330058939096">
            <text:p>0.06483300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12">
            <text:p>1112</text:p>
          </table:table-cell>
          <table:table-cell table:formula="of:=ABS([.I725]-[.H725])/[.H725]" office:value-type="float" office:value="0.0503842869342442">
            <text:p>0.05038428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68">
            <text:p>968</text:p>
          </table:table-cell>
          <table:table-cell table:formula="of:=ABS([.I726]-[.H726])/[.H726]" office:value-type="float" office:value="0.0719079578139981">
            <text:p>0.07190795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876">
            <text:p>876</text:p>
          </table:table-cell>
          <table:table-cell table:formula="of:=ABS([.I727]-[.H727])/[.H727]" office:value-type="float" office:value="0.117824773413897">
            <text:p>0.11782477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728]-[.H728])/[.H728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8:.D728]; &quot;T&quot;)" office:value-type="float" office:value="21">
            <text:p>21</text:p>
          </table:table-cell>
          <table:table-cell table:style-name="ce1" table:formula="of:=[.E729]/21" office:value-type="float" office:value="1">
            <text:p>1</text:p>
          </table:table-cell>
          <table:table-cell table:number-columns-repeated="3"/>
          <table:table-cell table:style-name="ce1" table:formula="of:=AVERAGE([.J708:.J728])" office:value-type="float" office:value="0.0444002969922647">
            <text:p>0.0444002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67">
            <text:p>767</text:p>
          </table:table-cell>
          <table:table-cell table:formula="of:=ABS([.I730]-[.H730])/[.H730]" office:value-type="float" office:value="0.0376411543287327">
            <text:p>0.037641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24">
            <text:p>724</text:p>
          </table:table-cell>
          <table:table-cell table:formula="of:=ABS([.I731]-[.H731])/[.H731]" office:value-type="float" office:value="0.177272727272727">
            <text:p>0.1772727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12">
            <text:p>812</text:p>
          </table:table-cell>
          <table:table-cell table:formula="of:=ABS([.I732]-[.H732])/[.H732]" office:value-type="float" office:value="0.0917225950782998">
            <text:p>0.09172259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733]-[.H733])/[.H733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92">
            <text:p>992</text:p>
          </table:table-cell>
          <table:table-cell table:formula="of:=ABS([.I734]-[.H734])/[.H734]" office:value-type="float" office:value="0.0685446009389671">
            <text:p>0.06854460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17">
            <text:p>817</text:p>
          </table:table-cell>
          <table:table-cell table:formula="of:=ABS([.I735]-[.H735])/[.H735]" office:value-type="float" office:value="0.0705346985210466">
            <text:p>0.0705346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52">
            <text:p>752</text:p>
          </table:table-cell>
          <table:table-cell table:formula="of:=ABS([.I736]-[.H736])/[.H736]" office:value-type="float" office:value="0.0750307503075031">
            <text:p>0.07503075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18">
            <text:p>918</text:p>
          </table:table-cell>
          <table:table-cell table:formula="of:=ABS([.I737]-[.H737])/[.H737]" office:value-type="float" office:value="0.0865671641791045">
            <text:p>0.0865671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738]-[.H738])/[.H7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57">
            <text:p>657</text:p>
          </table:table-cell>
          <table:table-cell table:formula="of:=ABS([.I739]-[.H739])/[.H739]" office:value-type="float" office:value="0.165184243964422">
            <text:p>0.1651842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6">
            <text:p>786</text:p>
          </table:table-cell>
          <table:table-cell table:formula="of:=ABS([.I740]-[.H740])/[.H740]" office:value-type="float" office:value="0.00882723833543506">
            <text:p>0.0088272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19">
            <text:p>919</text:p>
          </table:table-cell>
          <table:table-cell table:formula="of:=ABS([.I741]-[.H741])/[.H741]" office:value-type="float" office:value="0.0909990108803165">
            <text:p>0.09099901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30">
            <text:p>930</text:p>
          </table:table-cell>
          <table:table-cell table:formula="of:=ABS([.I742]-[.H742])/[.H742]" office:value-type="float" office:value="0.00214592274678112">
            <text:p>0.00214592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79">
            <text:p>779</text:p>
          </table:table-cell>
          <table:table-cell table:formula="of:=ABS([.I743]-[.H743])/[.H743]" office:value-type="float" office:value="0.131549609810479">
            <text:p>0.13154960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468">
            <text:p>468</text:p>
          </table:table-cell>
          <table:table-cell table:formula="of:=ABS([.I744]-[.H744])/[.H744]" office:value-type="float" office:value="0.34453781512605">
            <text:p>0.34453781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745]-[.H745])/[.H7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57">
            <text:p>857</text:p>
          </table:table-cell>
          <table:table-cell table:formula="of:=ABS([.I746]-[.H746])/[.H746]" office:value-type="float" office:value="0.062363238512035">
            <text:p>0.06236323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978">
            <text:p>978</text:p>
          </table:table-cell>
          <table:table-cell table:formula="of:=ABS([.I747]-[.H747])/[.H747]" office:value-type="float" office:value="0.139841688654354">
            <text:p>0.13984168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72">
            <text:p>872</text:p>
          </table:table-cell>
          <table:table-cell table:formula="of:=ABS([.I748]-[.H748])/[.H748]" office:value-type="float" office:value="0.123618090452261">
            <text:p>0.1236180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749]-[.H749])/[.H749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750]-[.H750])/[.H750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30:.D750]; &quot;T&quot;)" office:value-type="float" office:value="21">
            <text:p>21</text:p>
          </table:table-cell>
          <table:table-cell table:style-name="ce1" table:formula="of:=[.E751]/21" office:value-type="float" office:value="1">
            <text:p>1</text:p>
          </table:table-cell>
          <table:table-cell table:number-columns-repeated="3"/>
          <table:table-cell table:style-name="ce1" table:formula="of:=AVERAGE([.J730:.J750])" office:value-type="float" office:value="0.0813769865801226">
            <text:p>0.08137698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60">
            <text:p>860</text:p>
          </table:table-cell>
          <table:table-cell table:formula="of:=ABS([.I752]-[.H752])/[.H752]" office:value-type="float" office:value="0.16059379217274">
            <text:p>0.16059379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58">
            <text:p>758</text:p>
          </table:table-cell>
          <table:table-cell table:formula="of:=ABS([.I753]-[.H753])/[.H753]" office:value-type="float" office:value="0.0744810744810745">
            <text:p>0.07448107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46">
            <text:p>746</text:p>
          </table:table-cell>
          <table:table-cell table:formula="of:=ABS([.I754]-[.H754])/[.H754]" office:value-type="float" office:value="0.0651629072681704">
            <text:p>0.06516290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64">
            <text:p>564</text:p>
          </table:table-cell>
          <table:table-cell table:formula="of:=ABS([.I755]-[.H755])/[.H755]" office:value-type="float" office:value="0.179039301310044">
            <text:p>0.17903930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756]-[.H756])/[.H7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524">
            <text:p>524</text:p>
          </table:table-cell>
          <table:table-cell table:formula="of:=ABS([.I757]-[.H757])/[.H757]" office:value-type="float" office:value="0.291891891891892">
            <text:p>0.29189189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47">
            <text:p>647</text:p>
          </table:table-cell>
          <table:table-cell table:formula="of:=ABS([.I758]-[.H758])/[.H758]" office:value-type="float" office:value="0.0925666199158485">
            <text:p>0.0925666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29">
            <text:p>829</text:p>
          </table:table-cell>
          <table:table-cell table:formula="of:=ABS([.I759]-[.H759])/[.H759]" office:value-type="float" office:value="0.076837416481069">
            <text:p>0.07683741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23">
            <text:p>523</text:p>
          </table:table-cell>
          <table:table-cell table:formula="of:=ABS([.I760]-[.H760])/[.H760]" office:value-type="float" office:value="0.0187617260787993">
            <text:p>0.01876172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3">
            <text:p>683</text:p>
          </table:table-cell>
          <table:table-cell table:formula="of:=ABS([.I761]-[.H761])/[.H761]" office:value-type="float" office:value="0.0579310344827586">
            <text:p>0.05793103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68">
            <text:p>968</text:p>
          </table:table-cell>
          <table:table-cell table:formula="of:=ABS([.I762]-[.H762])/[.H762]" office:value-type="float" office:value="0.309878213802436">
            <text:p>0.30987821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78">
            <text:p>1178</text:p>
          </table:table-cell>
          <table:table-cell table:formula="of:=ABS([.I763]-[.H763])/[.H763]" office:value-type="float" office:value="0.394082840236686">
            <text:p>0.3940828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90">
            <text:p>990</text:p>
          </table:table-cell>
          <table:table-cell table:formula="of:=ABS([.I764]-[.H764])/[.H764]" office:value-type="float" office:value="0.194209891435464">
            <text:p>0.19420989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453">
            <text:p>453</text:p>
          </table:table-cell>
          <table:table-cell table:formula="of:=ABS([.I765]-[.H765])/[.H765]" office:value-type="float" office:value="0.344428364688857">
            <text:p>0.34442836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24">
            <text:p>524</text:p>
          </table:table-cell>
          <table:table-cell table:formula="of:=ABS([.I766]-[.H766])/[.H766]" office:value-type="float" office:value="0.158908507223114">
            <text:p>0.15890850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767]-[.H767])/[.H7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736">
            <text:p>736</text:p>
          </table:table-cell>
          <table:table-cell table:formula="of:=ABS([.I768]-[.H768])/[.H768]" office:value-type="float" office:value="0.194748358862144">
            <text:p>0.19474835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769]-[.H769])/[.H76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09">
            <text:p>909</text:p>
          </table:table-cell>
          <table:table-cell table:formula="of:=ABS([.I770]-[.H770])/[.H770]" office:value-type="float" office:value="0.0421496311907271">
            <text:p>0.04214963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586">
            <text:p>586</text:p>
          </table:table-cell>
          <table:table-cell table:formula="of:=ABS([.I771]-[.H771])/[.H771]" office:value-type="float" office:value="0.214477211796247">
            <text:p>0.214477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12">
            <text:p>812</text:p>
          </table:table-cell>
          <table:table-cell table:formula="of:=ABS([.I772]-[.H772])/[.H772]" office:value-type="float" office:value="0.112568306010929">
            <text:p>0.11256830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52:.D772]; &quot;T&quot;)" office:value-type="float" office:value="17">
            <text:p>17</text:p>
          </table:table-cell>
          <table:table-cell table:style-name="ce1" table:formula="of:=[.E773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752:.J772])" office:value-type="float" office:value="0.142034147110905">
            <text:p>0.14203414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56">
            <text:p>856</text:p>
          </table:table-cell>
          <table:table-cell table:formula="of:=ABS([.I774]-[.H774])/[.H774]" office:value-type="float" office:value="0.705179282868526">
            <text:p>0.70517928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775]-[.H775])/[.H775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53">
            <text:p>1153</text:p>
          </table:table-cell>
          <table:table-cell table:formula="of:=ABS([.I776]-[.H776])/[.H776]" office:value-type="float" office:value="1.13518518518519">
            <text:p>1.1351851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77]-[.H777])/[.H777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29">
            <text:p>929</text:p>
          </table:table-cell>
          <table:table-cell table:formula="of:=ABS([.I778]-[.H778])/[.H778]" office:value-type="float" office:value="0.372230428360414">
            <text:p>0.37223042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779]-[.H779])/[.H77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80]-[.H780])/[.H780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781]-[.H781])/[.H781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82]-[.H782])/[.H782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783]-[.H783])/[.H783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493">
            <text:p>493</text:p>
          </table:table-cell>
          <table:table-cell table:formula="of:=ABS([.I784]-[.H784])/[.H784]" office:value-type="float" office:value="0.132042253521127">
            <text:p>0.1320422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5]-[.H785])/[.H785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84">
            <text:p>884</text:p>
          </table:table-cell>
          <table:table-cell table:formula="of:=ABS([.I786]-[.H786])/[.H786]" office:value-type="float" office:value="1.87947882736156">
            <text:p>1.87947882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787]-[.H787])/[.H787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20">
            <text:p>1120</text:p>
          </table:table-cell>
          <table:table-cell table:formula="of:=ABS([.I788]-[.H788])/[.H788]" office:value-type="float" office:value="0.394769613947696">
            <text:p>0.39476961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43">
            <text:p>943</text:p>
          </table:table-cell>
          <table:table-cell table:formula="of:=ABS([.I789]-[.H789])/[.H789]" office:value-type="float" office:value="1.17782909930716">
            <text:p>1.17782909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45">
            <text:p>945</text:p>
          </table:table-cell>
          <table:table-cell table:formula="of:=ABS([.I790]-[.H790])/[.H790]" office:value-type="float" office:value="0.325385694249649">
            <text:p>0.32538569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98">
            <text:p>1098</text:p>
          </table:table-cell>
          <table:table-cell table:formula="of:=ABS([.I791]-[.H791])/[.H791]" office:value-type="float" office:value="0.745627980922099">
            <text:p>0.7456279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331">
            <text:p>331</text:p>
          </table:table-cell>
          <table:table-cell table:formula="of:=ABS([.I792]-[.H792])/[.H792]" office:value-type="float" office:value="0.285097192224622">
            <text:p>0.28509719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793]-[.H793])/[.H793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794]-[.H794])/[.H794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74:.D794]; &quot;T&quot;)" office:value-type="float" office:value="3">
            <text:p>3</text:p>
          </table:table-cell>
          <table:table-cell table:style-name="ce1" table:formula="of:=[.E795]/21" office:value-type="float" office:value="0.142857142857143">
            <text:p>0.1428571429</text:p>
          </table:table-cell>
          <table:table-cell table:number-columns-repeated="3"/>
          <table:table-cell table:style-name="ce1" table:formula="of:=AVERAGE([.J774:.J794])" office:value-type="float" office:value="0.946683475938913">
            <text:p>0.94668347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796]-[.H796])/[.H796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797]-[.H797])/[.H797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10">
            <text:p>1110</text:p>
          </table:table-cell>
          <table:table-cell table:formula="of:=ABS([.I798]-[.H798])/[.H798]" office:value-type="float" office:value="1.02554744525547">
            <text:p>1.02554744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38">
            <text:p>938</text:p>
          </table:table-cell>
          <table:table-cell table:formula="of:=ABS([.I799]-[.H799])/[.H799]" office:value-type="float" office:value="1.19158878504673">
            <text:p>1.191588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61">
            <text:p>1061</text:p>
          </table:table-cell>
          <table:table-cell table:formula="of:=ABS([.I800]-[.H800])/[.H800]" office:value-type="float" office:value="0.44550408719346">
            <text:p>0.445504087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796:.D800]; &quot;T&quot;)" office:value-type="float" office:value="0">
            <text:p>0</text:p>
          </table:table-cell>
          <table:table-cell table:formula="of:=[.E801]/5" office:value-type="float" office:value="0">
            <text:p>0</text:p>
          </table:table-cell>
          <table:table-cell table:number-columns-repeated="3"/>
          <table:table-cell table:style-name="ce1" table:formula="of:=AVERAGE([.J796:.J800])" office:value-type="float" office:value="0.886678553423333">
            <text:p>0.8866785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802]-[.H802])/[.H802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13">
            <text:p>813</text:p>
          </table:table-cell>
          <table:table-cell table:formula="of:=ABS([.I803]-[.H803])/[.H803]" office:value-type="float" office:value="0.350498338870432">
            <text:p>0.35049833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59">
            <text:p>859</text:p>
          </table:table-cell>
          <table:table-cell table:formula="of:=ABS([.I804]-[.H804])/[.H804]" office:value-type="float" office:value="0.956719817767654">
            <text:p>0.95671981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07">
            <text:p>907</text:p>
          </table:table-cell>
          <table:table-cell table:formula="of:=ABS([.I805]-[.H805])/[.H805]" office:value-type="float" office:value="0.148101265822785">
            <text:p>0.1481012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806]-[.H806])/[.H806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02:.D806]; &quot;T&quot;)" office:value-type="float" office:value="0">
            <text:p>0</text:p>
          </table:table-cell>
          <table:table-cell table:style-name="ce1" table:formula="of:=[.E807]/21" office:value-type="float" office:value="0">
            <text:p>0</text:p>
          </table:table-cell>
          <table:table-cell table:number-columns-repeated="3"/>
          <table:table-cell table:style-name="ce2" table:formula="of:=AVERAGE([.J802:.J806])" office:value-type="float" office:value="0.657532901586191">
            <text:p>0.657532901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795];[.E773];[.E751];[.E729])" office:value-type="float" office:value="62">
            <text:p>62</text:p>
          </table:table-cell>
          <table:table-cell table:style-name="ce1" table:formula="of:=[.E808]/(4*21)" office:value-type="float" office:value="0.738095238095238">
            <text:p>0.7380952381</text:p>
          </table:table-cell>
          <table:table-cell table:number-columns-repeated="3"/>
          <table:table-cell table:style-name="ce3" table:formula="of:=AVERAGE([.J774:.J794];[.J752:.J772];[.J730:.J750];[.J708:.J728])" office:value-type="float" office:value="0.303623726655551">
            <text:p>0.3036237267</text:p>
          </table:table-cell>
          <table:table-cell table:number-columns-repeated="15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04716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20:34:35</dc:date>
    <meta:document-statistic meta:table-count="1" meta:cell-count="7928" meta:object-count="0"/>
    <meta:generator>LibreOffice/4.0.3.3$Linux_x86 LibreOffice_project/400m0$Build-3</meta:generator>
  </office:meta>
</office:document-meta>
</file>